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35mm"/>
    </style:style>
    <style:style style:name="co2" style:family="table-column">
      <style:table-column-properties fo:break-before="auto" style:column-width="23.3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8.4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17.09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6.86mm"/>
    </style:style>
    <style:style style:name="co9" style:family="table-column">
      <style:table-column-properties fo:break-before="auto" style:column-width="19.17mm"/>
    </style:style>
    <style:style style:name="co10" style:family="table-column">
      <style:table-column-properties fo:break-before="auto" style:column-width="20.53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20mm"/>
    </style:style>
    <style:style style:name="co15" style:family="table-column">
      <style:table-column-properties fo:break-before="auto" style:column-width="53.55mm"/>
    </style:style>
    <style:style style:name="co16" style:family="table-column">
      <style:table-column-properties fo:break-before="auto" style:column-width="30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true"/>
    </style:style>
    <style:style style:name="ro3" style:family="table-row">
      <style:table-row-properties style:row-height="14.01mm" fo:break-before="auto" style:use-optimal-row-height="fals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5.12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27mm" fo:break-before="auto" style:use-optimal-row-height="true"/>
    </style:style>
    <style:style style:name="ro9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cell-protect="protected" style:print-content="true"/>
      <style:text-properties fo:language="de" fo:country="DE" fo:font-weight="bold"/>
    </style:style>
    <style:style style:name="ce2" style:family="table-cell" style:parent-style-name="Default" style:data-style-name="N10100">
      <style:table-cell-properties style:cell-protect="protected" style:print-content="true"/>
      <style:text-properties fo:language="de" fo:country="DE" fo:font-weight="normal" style:font-weight-asian="normal" style:font-weight-complex="normal"/>
    </style:style>
    <style:style style:name="ce3" style:family="table-cell" style:parent-style-name="Default">
      <style:table-cell-properties style:cell-protect="protected" style:print-content="true"/>
      <style:text-properties fo:language="de" fo:country="DE"/>
    </style:style>
    <style:style style:name="ce4" style:family="table-cell" style:parent-style-name="Default" style:data-style-name="N10100">
      <style:table-cell-properties style:cell-protect="protected" style:print-content="true" style:text-align-source="fix" style:repeat-content="false" fo:wrap-option="wrap"/>
      <style:paragraph-properties fo:text-align="center" fo:margin-left="0mm"/>
      <style:text-properties fo:language="de" fo:country="DE" fo:font-weight="bold" fo:hyphenate="true"/>
    </style:style>
    <style:style style:name="ce5" style:family="table-cell" style:parent-style-name="Default" style:data-style-name="N10107">
      <style:table-cell-properties style:cell-protect="protected" style:print-content="true"/>
      <style:text-properties fo:language="de" fo:country="DE"/>
    </style:style>
    <style:style style:name="ce6" style:family="table-cell" style:parent-style-name="Default" style:data-style-name="N10100">
      <style:table-cell-properties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7" style:family="table-cell" style:parent-style-name="Default" style:data-style-name="N10100">
      <style:table-cell-properties style:cell-protect="protected" style:print-content="true"/>
      <style:text-properties fo:language="de" fo:country="DE" fo:font-weight="bold" style:font-weight-asian="bold" style:font-weight-complex="bold"/>
    </style:style>
    <style:style style:name="ce8" style:family="table-cell" style:parent-style-name="Default" style:data-style-name="N10100">
      <style:table-cell-properties fo:background-color="#ffff99"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9" style:family="table-cell" style:parent-style-name="Default" style:data-style-name="N10100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language="de" fo:country="DE"/>
    </style:style>
    <style:style style:name="ce10" style:family="table-cell" style:parent-style-name="Default" style:data-style-name="N37">
      <style:table-cell-properties style:cell-protect="protected" style:print-content="true"/>
      <style:text-properties fo:language="de" fo:country="DE"/>
    </style:style>
    <style:style style:name="ce11" style:family="table-cell" style:parent-style-name="Default" style:data-style-name="N10100">
      <style:table-cell-properties style:cell-protect="protected" style:print-content="true" fo:wrap-option="wrap"/>
      <style:text-properties fo:language="de" fo:country="DE" fo:font-weight="bold" style:font-weight-asian="bold" style:font-weight-complex="bold" fo:hyphenate="true"/>
    </style:style>
    <style:style style:name="ce12" style:family="table-cell" style:parent-style-name="Default">
      <style:table-cell-properties style:cell-protect="none" style:print-content="true"/>
      <style:text-properties fo:language="de" fo:country="DE"/>
    </style:style>
    <style:style style:name="ce13" style:family="table-cell" style:parent-style-name="Default" style:data-style-name="N112">
      <style:table-cell-properties style:cell-protect="none" style:print-content="true"/>
      <style:text-properties fo:language="de" fo:country="DE"/>
    </style:style>
    <style:style style:name="ce14" style:family="table-cell" style:parent-style-name="Default" style:data-style-name="N2">
      <style:table-cell-properties style:cell-protect="none" style:print-content="true"/>
      <style:text-properties fo:language="de" fo:country="DE"/>
    </style:style>
    <style:style style:name="ce15" style:family="table-cell" style:parent-style-name="Default" style:data-style-name="N117">
      <style:table-cell-properties style:cell-protect="none" style:print-content="true"/>
      <style:text-properties fo:language="de" fo:country="DE"/>
    </style:style>
    <style:style style:name="ce16" style:family="table-cell" style:parent-style-name="Default" style:data-style-name="N121">
      <style:table-cell-properties style:cell-protect="none" style:print-content="true"/>
      <style:text-properties fo:language="de" fo:country="DE"/>
    </style:style>
    <style:style style:name="ce17" style:family="table-cell" style:parent-style-name="Default" style:data-style-name="N0">
      <style:table-cell-properties style:cell-protect="protected" style:print-content="true"/>
      <style:text-properties fo:language="de" fo:country="DE"/>
    </style:style>
    <style:style style:name="ce18" style:family="table-cell" style:parent-style-name="Default" style:data-style-name="N10110">
      <style:table-cell-properties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/>
    </style:style>
    <style:style style:name="ce19" style:family="table-cell" style:parent-style-name="Default" style:data-style-name="N10110">
      <style:table-cell-properties fo:background-color="#ffff99"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/>
    </style:style>
    <style:style style:name="ce20" style:family="table-cell" style:parent-style-name="Default" style:data-style-name="N10110">
      <style:table-cell-properties fo:background-color="#ffff99"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 style:font-name-asian="Arial1" style:font-name-complex="Arial1"/>
    </style:style>
    <style:style style:name="ce21" style:family="table-cell" style:parent-style-name="Default" style:data-style-name="N10110">
      <style:table-cell-properties style:cell-protect="protected" style:print-content="true" style:text-align-source="fix" style:repeat-content="false" fo:background-color="transparent"/>
      <style:paragraph-properties fo:text-align="start" fo:margin-left="3.53mm"/>
      <style:text-properties style:font-name="Courier" fo:language="de" fo:country="DE"/>
    </style:style>
    <style:style style:name="ce22" style:family="table-cell" style:parent-style-name="Default" style:data-style-name="N10110">
      <style:table-cell-properties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 style:font-name-asian="Arial1" style:font-name-complex="Arial1"/>
    </style:style>
    <style:style style:name="ce23" style:family="table-cell" style:parent-style-name="Default" style:data-style-name="N10100">
      <style:table-cell-properties style:cell-protect="protected" style:print-content="true"/>
      <style:text-properties fo:language="de" fo:country="DE"/>
    </style:style>
    <style:style style:name="ce24" style:family="table-cell" style:parent-style-name="Default">
      <style:table-cell-properties style:cell-protect="protected" style:print-content="true"/>
      <style:text-properties fo:language="de" fo:country="DE" fo:font-style="italic" style:font-style-asian="italic" style:font-style-complex="italic"/>
    </style:style>
    <style:style style:name="ce25" style:family="table-cell" style:parent-style-name="Default" style:data-style-name="N10100">
      <style:table-cell-properties style:cell-protect="protected" style:print-content="true" style:text-align-source="fix" style:repeat-content="false" fo:wrap-option="wrap" style:direction="ltr"/>
      <style:paragraph-properties fo:text-align="center" fo:margin-left="0mm"/>
      <style:text-properties fo:language="de" fo:country="DE" fo:font-weight="bold" fo:hyphenate="true"/>
    </style:style>
    <style:style style:name="ce26" style:family="table-cell" style:parent-style-name="Default">
      <style:table-cell-properties style:cell-protect="protected" style:print-content="true"/>
      <style:text-properties fo:color="#1a1a1a" style:font-name="Liberation Mono" fo:language="de" fo:country="DE" style:font-name-asian="Arial" style:language-asian="zxx" style:country-asian="none" style:font-name-complex="Arial" style:language-complex="zxx" style:country-complex="none"/>
    </style:style>
    <style:style style:name="ce27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28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fo:color="#dc2300" fo:language="de" fo:country="DE" fo:font-weight="bold" style:font-weight-asian="bold" style:font-weight-complex="bold"/>
    </style:style>
    <style:style style:name="ce29" style:family="table-cell" style:parent-style-name="Default" style:data-style-name="N10110">
      <style:table-cell-properties style:cell-protect="protected" style:print-content="true"/>
      <style:text-properties fo:language="de" fo:country="DE"/>
    </style:style>
    <style:style style:name="ce30" style:family="table-cell" style:parent-style-name="Default" style:data-style-name="N2">
      <style:table-cell-properties style:cell-protect="protected" style:print-content="true"/>
      <style:text-properties fo:language="de" fo:country="DE"/>
    </style:style>
    <style:style style:name="ce31" style:family="table-cell" style:parent-style-name="Default" style:data-style-name="N112">
      <style:table-cell-properties style:cell-protect="protected" style:print-content="true"/>
      <style:text-properties fo:language="de" fo:country="DE"/>
    </style:style>
    <style:style style:name="ce32" style:family="table-cell" style:parent-style-name="Default" style:data-style-name="N112">
      <style:table-cell-properties style:cell-protect="protected" style:print-content="true"/>
      <style:text-properties style:font-name="Arial" fo:language="de" fo:country="DE" style:font-name-asian="Arial1" style:font-name-complex="Arial1"/>
    </style:style>
    <style:style style:name="ce33" style:family="table-cell" style:parent-style-name="Default" style:data-style-name="N112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  <style:map style:condition="cell-content()&gt;0" style:apply-style-name="Overtime" style:base-cell-address="Übersicht.K26"/>
      <style:map style:condition="cell-content()&lt;0" style:apply-style-name="Alter" style:base-cell-address="Übersicht.K26"/>
    </style:style>
    <style:style style:name="ce34" style:family="table-cell" style:parent-style-name="Default">
      <style:table-cell-properties style:cell-protect="protected" style:print-content="true" fo:wrap-option="wrap"/>
      <style:text-properties fo:language="de" fo:country="DE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font-size="12pt" fo:language="de" fo:country="DE" fo:font-weight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language="de" fo:country="DE"/>
    </style:style>
    <style:style style:name="ce37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anuar.A4"/>
      <style:map style:condition="is-true-formula(NOT(ISNA(MATCH([.$I4];[$Übersicht.$E$47:.$Z$47];0))))" style:apply-style-name="Free" style:base-cell-address="Januar.A4"/>
      <style:map style:condition="is-true-formula([.$I4]=[$Übersicht.$B$47])" style:apply-style-name="Overtime" style:base-cell-address="Januar.A4"/>
    </style:style>
    <style:style style:name="ce103" style:family="table-cell" style:parent-style-name="Default">
      <style:table-cell-properties style:cell-protect="protected" style:print-content="true" fo:background-color="transparent"/>
      <style:text-properties fo:language="de" fo:country="DE"/>
    </style:style>
    <style:style style:name="ce39" style:family="table-cell" style:parent-style-name="Default" style:data-style-name="N10100">
      <style:table-cell-properties style:cell-protect="protected" style:print-content="true" fo:background-color="transparent"/>
      <style:text-properties fo:language="de" fo:country="DE"/>
    </style:style>
    <style:style style:name="ce40" style:family="table-cell" style:parent-style-name="Default" style:data-style-name="N10100">
      <style:table-cell-properties style:cell-protect="protected" style:print-content="true" fo:background-color="transparent"/>
      <style:text-properties fo:color="#dc2300" fo:language="de" fo:country="DE" fo:font-weight="bold"/>
    </style:style>
    <style:style style:name="ce41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anuar.A4"/>
      <style:map style:condition="is-true-formula(NOT(ISNA(MATCH([.$I4];[$Übersicht.$E$47:.$Z$47];0))))" style:apply-style-name="Free" style:base-cell-address="Januar.A4"/>
      <style:map style:condition="is-true-formula([.$I4]=[$Übersicht.$B$47])" style:apply-style-name="Overtime" style:base-cell-address="Januar.A4"/>
    </style:style>
    <style:style style:name="ce42" style:family="table-cell" style:parent-style-name="Default">
      <style:table-cell-properties style:cell-protect="protected" style:print-content="true" fo:background-color="transparent"/>
      <style:text-properties fo:color="#dc2300" fo:language="de" fo:country="DE" fo:font-weight="bold"/>
    </style:style>
    <style:style style:name="ce43" style:family="table-cell" style:parent-style-name="Default">
      <style:table-cell-properties style:cell-protect="protected" style:print-content="true"/>
      <style:text-properties style:font-name="Liberation Mono" fo:language="de" fo:country="DE"/>
    </style:style>
    <style:style style:name="ce44" style:family="table-cell" style:parent-style-name="Default">
      <style:table-cell-properties style:cell-protect="protected" style:print-content="true"/>
      <style:text-properties fo:color="#1a1a1a" style:font-name="Liberation Mono" fo:font-size="10pt" fo:language="de" fo:country="DE" style:font-name-asian="Arial" style:font-size-asian="10pt" style:language-asian="zxx" style:country-asian="none" style:font-name-complex="Arial" style:font-size-complex="10pt" style:language-complex="zxx" style:country-complex="none"/>
    </style:style>
    <style:style style:name="ce45" style:family="table-cell" style:parent-style-name="Default" style:data-style-name="N0">
      <style:table-cell-properties style:cell-protect="protected" style:print-content="true"/>
      <style:text-properties style:font-name="Liberation Mono" fo:language="de" fo:country="DE"/>
    </style:style>
    <style:style style:name="ce46" style:family="table-cell" style:parent-style-name="Default" style:data-style-name="N121">
      <style:table-cell-properties style:cell-protect="protected" style:print-content="true"/>
      <style:text-properties fo:language="de" fo:country="DE" fo:font-weight="bold" style:font-weight-asian="bold" style:font-weight-complex="bold"/>
    </style:style>
    <style:style style:name="ce47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language="de" fo:country="DE"/>
    </style:style>
    <style:style style:name="ce48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Januar.A4"/>
      <style:map style:condition="is-true-formula(NOT(ISNA(MATCH([.$I4];[$Übersicht.$E$47:.$Z$47];0))))" style:apply-style-name="Free" style:base-cell-address="Januar.A4"/>
      <style:map style:condition="is-true-formula([.$I4]=[$Übersicht.$B$47])" style:apply-style-name="Overtime" style:base-cell-address="Januar.A4"/>
    </style:style>
    <style:style style:name="ce4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anuar.A4"/>
      <style:map style:condition="is-true-formula(NOT(ISNA(MATCH([.$I4];[$Übersicht.$E$47:.$Z$47];0))))" style:apply-style-name="Free" style:base-cell-address="Januar.A4"/>
      <style:map style:condition="is-true-formula([.$I4]=[$Übersicht.$B$47])" style:apply-style-name="Overtime" style:base-cell-address="Januar.A4"/>
    </style:style>
    <style:style style:name="ce50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anuar.A4"/>
      <style:map style:condition="is-true-formula(NOT(ISNA(MATCH([.$I4];[$Übersicht.$E$47:.$Z$47];0))))" style:apply-style-name="Free" style:base-cell-address="Januar.A4"/>
      <style:map style:condition="is-true-formula([.$I4]=[$Übersicht.$B$47])" style:apply-style-name="Overtime" style:base-cell-address="Januar.A4"/>
    </style:style>
    <style:style style:name="ce51" style:family="table-cell" style:parent-style-name="Default" style:data-style-name="N40">
      <style:table-cell-properties style:cell-protect="protected" style:print-content="true" fo:background-color="transparent"/>
      <style:text-properties fo:language="de" fo:country="DE"/>
    </style:style>
    <style:style style:name="ce52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</style:style>
    <style:style style:name="ce53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</style:style>
    <style:style style:name="ce54" style:family="table-cell" style:parent-style-name="Default">
      <style:table-cell-properties style:cell-protect="protected" style:print-content="true" fo:background-color="transparent"/>
      <style:text-properties style:font-name="Liberation Mono" fo:language="de" fo:country="DE"/>
    </style:style>
    <style:style style:name="ce55" style:family="table-cell" style:parent-style-name="Default" style:data-style-name="N112">
      <style:table-cell-properties style:cell-protect="protected" style:print-content="true" fo:background-color="transparent"/>
      <style:text-properties fo:color="#dc2300" style:font-name="Liberation Mono" fo:language="de" fo:country="DE" fo:font-weight="bold"/>
    </style:style>
    <style:style style:name="ce56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Januar.A4"/>
      <style:map style:condition="is-true-formula(NOT(ISNA(MATCH([.$I4];[$Übersicht.$E$47:.$Z$47];0))))" style:apply-style-name="Free" style:base-cell-address="Januar.A4"/>
      <style:map style:condition="is-true-formula([.$I4]=[$Übersicht.$B$47])" style:apply-style-name="Overtime" style:base-cell-address="Januar.A4"/>
    </style:style>
    <style:style style:name="ce124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I4]=[$Übersicht.$D$47]))" style:apply-style-name="Weekend" style:base-cell-address="Januar.A4"/>
      <style:map style:condition="is-true-formula(NOT(ISNA(MATCH([.$I4];[$Übersicht.$E$47:.$Z$47];0))))" style:apply-style-name="Free" style:base-cell-address="Januar.A4"/>
      <style:map style:condition="is-true-formula([.$I4]=[$Übersicht.$B$47])" style:apply-style-name="Overtime" style:base-cell-address="Januar.A4"/>
    </style:style>
    <style:style style:name="ce57" style:family="table-cell" style:parent-style-name="Default" style:data-style-name="N10107">
      <style:table-cell-properties style:cell-protect="protected" style:print-content="true" fo:background-color="transparent"/>
      <style:text-properties fo:language="de" fo:country="DE" fo:font-weight="bold" style:font-weight-asian="bold" style:font-weight-complex="bold"/>
    </style:style>
    <style:style style:name="ce58" style:family="table-cell" style:parent-style-name="Default" style:data-style-name="N10100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language="de" fo:country="DE" fo:hyphenate="true"/>
    </style:style>
    <style:style style:name="ce59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Januar.A4"/>
      <style:map style:condition="is-true-formula(NOT(ISNA(MATCH([.$I4];[$Übersicht.$E$47:.$Z$47];0))))" style:apply-style-name="Free" style:base-cell-address="Januar.A4"/>
      <style:map style:condition="is-true-formula([.$I4]=[$Übersicht.$B$47])" style:apply-style-name="Overtime" style:base-cell-address="Januar.A4"/>
    </style:style>
    <style:style style:name="ce128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Februar.A4"/>
      <style:map style:condition="is-true-formula(NOT(ISNA(MATCH([.$I4];[$Übersicht.$E$47:.$Z$47];0))))" style:apply-style-name="Free" style:base-cell-address="Februar.A4"/>
      <style:map style:condition="is-true-formula([.$I4]=[$Übersicht.$B$47])" style:apply-style-name="Overtime" style:base-cell-address="Februar.A4"/>
    </style:style>
    <style:style style:name="ce129" style:family="table-cell" style:parent-style-name="Default">
      <style:map style:condition="is-true-formula(OR([.$B4]=1; [.$B4]=7; [.$I4]=[$Übersicht.$D$47]))" style:apply-style-name="Weekend" style:base-cell-address="Februar.A4"/>
      <style:map style:condition="is-true-formula(NOT(ISNA(MATCH([.$I4];[$Übersicht.$E$47:.$Z$47];0))))" style:apply-style-name="Free" style:base-cell-address="Februar.A4"/>
      <style:map style:condition="is-true-formula([.$I4]=[$Übersicht.$B$47])" style:apply-style-name="Overtime" style:base-cell-address="Februar.A4"/>
    </style:style>
    <style:style style:name="ce131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Februar.A4"/>
      <style:map style:condition="is-true-formula(NOT(ISNA(MATCH([.$I4];[$Übersicht.$E$47:.$Z$47];0))))" style:apply-style-name="Free" style:base-cell-address="Februar.A4"/>
      <style:map style:condition="is-true-formula([.$I4]=[$Übersicht.$B$47])" style:apply-style-name="Overtime" style:base-cell-address="Februar.A4"/>
    </style:style>
    <style:style style:name="ce62" style:family="table-cell" style:parent-style-name="Default" style:data-style-name="N121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</style:style>
    <style:style style:name="ce13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Februar.A4"/>
      <style:map style:condition="is-true-formula(NOT(ISNA(MATCH([.$I4];[$Übersicht.$E$47:.$Z$47];0))))" style:apply-style-name="Free" style:base-cell-address="Februar.A4"/>
      <style:map style:condition="is-true-formula([.$I4]=[$Übersicht.$B$47])" style:apply-style-name="Overtime" style:base-cell-address="Februar.A4"/>
    </style:style>
    <style:style style:name="ce134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Februar.A4"/>
      <style:map style:condition="is-true-formula(NOT(ISNA(MATCH([.$I4];[$Übersicht.$E$47:.$Z$47];0))))" style:apply-style-name="Free" style:base-cell-address="Februar.A4"/>
      <style:map style:condition="is-true-formula([.$I4]=[$Übersicht.$B$47])" style:apply-style-name="Overtime" style:base-cell-address="Februar.A4"/>
    </style:style>
    <style:style style:name="ce135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Februar.A4"/>
      <style:map style:condition="is-true-formula(NOT(ISNA(MATCH([.$I4];[$Übersicht.$E$47:.$Z$47];0))))" style:apply-style-name="Free" style:base-cell-address="Februar.A4"/>
      <style:map style:condition="is-true-formula([.$I4]=[$Übersicht.$B$47])" style:apply-style-name="Overtime" style:base-cell-address="Februar.A4"/>
    </style:style>
    <style:style style:name="ce136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Februar.A4"/>
      <style:map style:condition="is-true-formula(NOT(ISNA(MATCH([.$I4];[$Übersicht.$E$47:.$Z$47];0))))" style:apply-style-name="Free" style:base-cell-address="Februar.A4"/>
      <style:map style:condition="is-true-formula([.$I4]=[$Übersicht.$B$47])" style:apply-style-name="Overtime" style:base-cell-address="Februar.A4"/>
    </style:style>
    <style:style style:name="ce67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Februar.A4"/>
      <style:map style:condition="is-true-formula(NOT(ISNA(MATCH([.$I4];[$Übersicht.$E$47:.$Z$47];0))))" style:apply-style-name="Free" style:base-cell-address="Februar.A4"/>
      <style:map style:condition="is-true-formula([.$I4]=[$Übersicht.$B$47])" style:apply-style-name="Overtime" style:base-cell-address="Februar.A4"/>
    </style:style>
    <style:style style:name="ce138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März.A4"/>
      <style:map style:condition="is-true-formula(NOT(ISNA(MATCH([.$I4];[$Übersicht.$E$47:.$Z$47];0))))" style:apply-style-name="Free" style:base-cell-address="März.A4"/>
      <style:map style:condition="is-true-formula([.$I4]=$übersicht$b$47)" style:apply-style-name="Overtime" style:base-cell-address="März.A4"/>
    </style:style>
    <style:style style:name="ce139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März.A4"/>
      <style:map style:condition="is-true-formula(NOT(ISNA(MATCH([.$I4];[$Übersicht.$E$47:.$Z$47];0))))" style:apply-style-name="Free" style:base-cell-address="März.A4"/>
      <style:map style:condition="is-true-formula([.$I4]=$übersicht$b$47)" style:apply-style-name="Overtime" style:base-cell-address="März.A4"/>
    </style:style>
    <style:style style:name="ce70" style:family="table-cell" style:parent-style-name="Default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</style:style>
    <style:style style:name="ce141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März.A4"/>
      <style:map style:condition="is-true-formula(NOT(ISNA(MATCH([.$I4];[$Übersicht.$E$47:.$Z$47];0))))" style:apply-style-name="Free" style:base-cell-address="März.A4"/>
      <style:map style:condition="is-true-formula([.$I4]=$übersicht$b$47)" style:apply-style-name="Overtime" style:base-cell-address="März.A4"/>
    </style:style>
    <style:style style:name="ce142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März.A4"/>
      <style:map style:condition="is-true-formula(NOT(ISNA(MATCH([.$I4];[$Übersicht.$E$47:.$Z$47];0))))" style:apply-style-name="Free" style:base-cell-address="März.A4"/>
      <style:map style:condition="is-true-formula([.$I4]=$übersicht$b$47)" style:apply-style-name="Overtime" style:base-cell-address="März.A4"/>
    </style:style>
    <style:style style:name="ce143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März.A4"/>
      <style:map style:condition="is-true-formula(NOT(ISNA(MATCH([.$I4];[$Übersicht.$E$47:.$Z$47];0))))" style:apply-style-name="Free" style:base-cell-address="März.A4"/>
      <style:map style:condition="is-true-formula([.$I4]=$übersicht$b$47)" style:apply-style-name="Overtime" style:base-cell-address="März.A4"/>
    </style:style>
    <style:style style:name="ce144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März.A4"/>
      <style:map style:condition="is-true-formula(NOT(ISNA(MATCH([.$I4];[$Übersicht.$E$47:.$Z$47];0))))" style:apply-style-name="Free" style:base-cell-address="März.A4"/>
      <style:map style:condition="is-true-formula([.$I4]=$übersicht$b$47)" style:apply-style-name="Overtime" style:base-cell-address="März.A4"/>
    </style:style>
    <style:style style:name="ce145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I4]=[$Übersicht.$D$47]))" style:apply-style-name="Weekend" style:base-cell-address="März.A4"/>
      <style:map style:condition="is-true-formula(NOT(ISNA(MATCH([.$I4];[$Übersicht.$E$47:.$Z$47];0))))" style:apply-style-name="Free" style:base-cell-address="März.A4"/>
      <style:map style:condition="is-true-formula([.$I4]=$übersicht$b$47)" style:apply-style-name="Overtime" style:base-cell-address="März.A4"/>
    </style:style>
    <style:style style:name="ce75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März.A4"/>
      <style:map style:condition="is-true-formula(NOT(ISNA(MATCH([.$I4];[$Übersicht.$E$47:.$Z$47];0))))" style:apply-style-name="Free" style:base-cell-address="März.A4"/>
      <style:map style:condition="is-true-formula([.$I4]=$übersicht$b$47)" style:apply-style-name="Overtime" style:base-cell-address="März.A4"/>
    </style:style>
    <style:style style:name="ce147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April.A4"/>
      <style:map style:condition="is-true-formula(NOT(ISNA(MATCH([.$I4];[$Übersicht.$E$47:.$Z$47];0))))" style:apply-style-name="Free" style:base-cell-address="April.A4"/>
      <style:map style:condition="is-true-formula([.$I4]=[$Übersicht.$B$47])" style:apply-style-name="Overtime" style:base-cell-address="April.A4"/>
    </style:style>
    <style:style style:name="ce148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April.A4"/>
      <style:map style:condition="is-true-formula(NOT(ISNA(MATCH([.$I4];[$Übersicht.$E$47:.$Z$47];0))))" style:apply-style-name="Free" style:base-cell-address="April.A4"/>
      <style:map style:condition="is-true-formula([.$I4]=[$Übersicht.$B$47])" style:apply-style-name="Overtime" style:base-cell-address="April.A4"/>
    </style:style>
    <style:style style:name="ce14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April.A4"/>
      <style:map style:condition="is-true-formula(NOT(ISNA(MATCH([.$I4];[$Übersicht.$E$47:.$Z$47];0))))" style:apply-style-name="Free" style:base-cell-address="April.A4"/>
      <style:map style:condition="is-true-formula([.$I4]=[$Übersicht.$B$47])" style:apply-style-name="Overtime" style:base-cell-address="April.A4"/>
    </style:style>
    <style:style style:name="ce150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April.A4"/>
      <style:map style:condition="is-true-formula(NOT(ISNA(MATCH([.$I4];[$Übersicht.$E$47:.$Z$47];0))))" style:apply-style-name="Free" style:base-cell-address="April.A4"/>
      <style:map style:condition="is-true-formula([.$I4]=[$Übersicht.$B$47])" style:apply-style-name="Overtime" style:base-cell-address="April.A4"/>
    </style:style>
    <style:style style:name="ce151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April.A4"/>
      <style:map style:condition="is-true-formula(NOT(ISNA(MATCH([.$I4];[$Übersicht.$E$47:.$Z$47];0))))" style:apply-style-name="Free" style:base-cell-address="April.A4"/>
      <style:map style:condition="is-true-formula([.$I4]=[$Übersicht.$B$47])" style:apply-style-name="Overtime" style:base-cell-address="April.A4"/>
    </style:style>
    <style:style style:name="ce152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I4]=[$Übersicht.$D$47]))" style:apply-style-name="Weekend" style:base-cell-address="April.A4"/>
      <style:map style:condition="is-true-formula(NOT(ISNA(MATCH([.$I4];[$Übersicht.$E$47:.$Z$47];0))))" style:apply-style-name="Free" style:base-cell-address="April.A4"/>
      <style:map style:condition="is-true-formula([.$I4]=[$Übersicht.$B$47])" style:apply-style-name="Overtime" style:base-cell-address="April.A4"/>
    </style:style>
    <style:style style:name="ce153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April.A4"/>
      <style:map style:condition="is-true-formula(NOT(ISNA(MATCH([.$I4];[$Übersicht.$E$47:.$Z$47];0))))" style:apply-style-name="Free" style:base-cell-address="April.A4"/>
      <style:map style:condition="is-true-formula([.$I4]=[$Übersicht.$B$47])" style:apply-style-name="Overtime" style:base-cell-address="April.A4"/>
    </style:style>
    <style:style style:name="ce82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April.A4"/>
      <style:map style:condition="is-true-formula(NOT(ISNA(MATCH([.$I4];[$Übersicht.$E$47:.$Z$47];0))))" style:apply-style-name="Free" style:base-cell-address="April.A4"/>
      <style:map style:condition="is-true-formula([.$I4]=[$Übersicht.$B$47])" style:apply-style-name="Overtime" style:base-cell-address="April.A4"/>
    </style:style>
    <style:style style:name="ce155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Mai.A4"/>
      <style:map style:condition="is-true-formula(NOT(ISNA(MATCH([.$I4];[$Übersicht.$E$47:.$Z$47];0))))" style:apply-style-name="Free" style:base-cell-address="Mai.A4"/>
      <style:map style:condition="is-true-formula([.$I4]=[$Übersicht.$B$47])" style:apply-style-name="Overtime" style:base-cell-address="Mai.A4"/>
    </style:style>
    <style:style style:name="ce156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Mai.A4"/>
      <style:map style:condition="is-true-formula(NOT(ISNA(MATCH([.$I4];[$Übersicht.$E$47:.$Z$47];0))))" style:apply-style-name="Free" style:base-cell-address="Mai.A4"/>
      <style:map style:condition="is-true-formula([.$I4]=[$Übersicht.$B$47])" style:apply-style-name="Overtime" style:base-cell-address="Mai.A4"/>
    </style:style>
    <style:style style:name="ce157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Mai.A4"/>
      <style:map style:condition="is-true-formula(NOT(ISNA(MATCH([.$I4];[$Übersicht.$E$47:.$Z$47];0))))" style:apply-style-name="Free" style:base-cell-address="Mai.A4"/>
      <style:map style:condition="is-true-formula([.$I4]=[$Übersicht.$B$47])" style:apply-style-name="Overtime" style:base-cell-address="Mai.A4"/>
    </style:style>
    <style:style style:name="ce158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Mai.A4"/>
      <style:map style:condition="is-true-formula(NOT(ISNA(MATCH([.$I4];[$Übersicht.$E$47:.$Z$47];0))))" style:apply-style-name="Free" style:base-cell-address="Mai.A4"/>
      <style:map style:condition="is-true-formula([.$I4]=[$Übersicht.$B$47])" style:apply-style-name="Overtime" style:base-cell-address="Mai.A4"/>
    </style:style>
    <style:style style:name="ce159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Mai.A4"/>
      <style:map style:condition="is-true-formula(NOT(ISNA(MATCH([.$I4];[$Übersicht.$E$47:.$Z$47];0))))" style:apply-style-name="Free" style:base-cell-address="Mai.A4"/>
      <style:map style:condition="is-true-formula([.$I4]=[$Übersicht.$B$47])" style:apply-style-name="Overtime" style:base-cell-address="Mai.A4"/>
    </style:style>
    <style:style style:name="ce160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I4]=[$Übersicht.$D$47]))" style:apply-style-name="Weekend" style:base-cell-address="Mai.A4"/>
      <style:map style:condition="is-true-formula(NOT(ISNA(MATCH([.$I4];[$Übersicht.$E$47:.$Z$47];0))))" style:apply-style-name="Free" style:base-cell-address="Mai.A4"/>
      <style:map style:condition="is-true-formula([.$I4]=[$Übersicht.$B$47])" style:apply-style-name="Overtime" style:base-cell-address="Mai.A4"/>
    </style:style>
    <style:style style:name="ce161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Mai.A4"/>
      <style:map style:condition="is-true-formula(NOT(ISNA(MATCH([.$I4];[$Übersicht.$E$47:.$Z$47];0))))" style:apply-style-name="Free" style:base-cell-address="Mai.A4"/>
      <style:map style:condition="is-true-formula([.$I4]=[$Übersicht.$B$47])" style:apply-style-name="Overtime" style:base-cell-address="Mai.A4"/>
    </style:style>
    <style:style style:name="ce90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Mai.A4"/>
      <style:map style:condition="is-true-formula(NOT(ISNA(MATCH([.$I4];[$Übersicht.$E$47:.$Z$47];0))))" style:apply-style-name="Free" style:base-cell-address="Mai.A4"/>
      <style:map style:condition="is-true-formula([.$I4]=[$Übersicht.$B$47])" style:apply-style-name="Overtime" style:base-cell-address="Mai.A4"/>
    </style:style>
    <style:style style:name="ce163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uni.A4"/>
      <style:map style:condition="is-true-formula(NOT(ISNA(MATCH([.$I4];[$Übersicht.$E$47:.$Z$47];0))))" style:apply-style-name="Free" style:base-cell-address="Juni.A4"/>
      <style:map style:condition="is-true-formula([.$I4]=[$Übersicht.$B$47])" style:apply-style-name="Overtime" style:base-cell-address="Juni.A4"/>
    </style:style>
    <style:style style:name="ce164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uni.A4"/>
      <style:map style:condition="is-true-formula(NOT(ISNA(MATCH([.$I4];[$Übersicht.$E$47:.$Z$47];0))))" style:apply-style-name="Free" style:base-cell-address="Juni.A4"/>
      <style:map style:condition="is-true-formula([.$I4]=[$Übersicht.$B$47])" style:apply-style-name="Overtime" style:base-cell-address="Juni.A4"/>
    </style:style>
    <style:style style:name="ce165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Juni.A4"/>
      <style:map style:condition="is-true-formula(NOT(ISNA(MATCH([.$I4];[$Übersicht.$E$47:.$Z$47];0))))" style:apply-style-name="Free" style:base-cell-address="Juni.A4"/>
      <style:map style:condition="is-true-formula([.$I4]=[$Übersicht.$B$47])" style:apply-style-name="Overtime" style:base-cell-address="Juni.A4"/>
    </style:style>
    <style:style style:name="ce166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uni.A4"/>
      <style:map style:condition="is-true-formula(NOT(ISNA(MATCH([.$I4];[$Übersicht.$E$47:.$Z$47];0))))" style:apply-style-name="Free" style:base-cell-address="Juni.A4"/>
      <style:map style:condition="is-true-formula([.$I4]=[$Übersicht.$B$47])" style:apply-style-name="Overtime" style:base-cell-address="Juni.A4"/>
    </style:style>
    <style:style style:name="ce167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uni.A4"/>
      <style:map style:condition="is-true-formula(NOT(ISNA(MATCH([.$I4];[$Übersicht.$E$47:.$Z$47];0))))" style:apply-style-name="Free" style:base-cell-address="Juni.A4"/>
      <style:map style:condition="is-true-formula([.$I4]=[$Übersicht.$B$47])" style:apply-style-name="Overtime" style:base-cell-address="Juni.A4"/>
    </style:style>
    <style:style style:name="ce168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Juni.A4"/>
      <style:map style:condition="is-true-formula(NOT(ISNA(MATCH([.$I4];[$Übersicht.$E$47:.$Z$47];0))))" style:apply-style-name="Free" style:base-cell-address="Juni.A4"/>
      <style:map style:condition="is-true-formula([.$I4]=[$Übersicht.$B$47])" style:apply-style-name="Overtime" style:base-cell-address="Juni.A4"/>
    </style:style>
    <style:style style:name="ce97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Juni.A4"/>
      <style:map style:condition="is-true-formula(NOT(ISNA(MATCH([.$I4];[$Übersicht.$E$47:.$Z$47];0))))" style:apply-style-name="Free" style:base-cell-address="Juni.A4"/>
      <style:map style:condition="is-true-formula([.$I4]=[$Übersicht.$B$47])" style:apply-style-name="Overtime" style:base-cell-address="Juni.A4"/>
    </style:style>
    <style:style style:name="ce170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uli.A4"/>
      <style:map style:condition="is-true-formula(NOT(ISNA(MATCH([.$I4];[$Übersicht.$E$47:.$Z$47];0))))" style:apply-style-name="Free" style:base-cell-address="Juli.A4"/>
      <style:map style:condition="is-true-formula([.$I4]=[$Übersicht.$B$47])" style:apply-style-name="Overtime" style:base-cell-address="Juli.A4"/>
    </style:style>
    <style:style style:name="ce171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uli.A4"/>
      <style:map style:condition="is-true-formula(NOT(ISNA(MATCH([.$I4];[$Übersicht.$E$47:.$Z$47];0))))" style:apply-style-name="Free" style:base-cell-address="Juli.A4"/>
      <style:map style:condition="is-true-formula([.$I4]=[$Übersicht.$B$47])" style:apply-style-name="Overtime" style:base-cell-address="Juli.A4"/>
    </style:style>
    <style:style style:name="ce172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Juli.A4"/>
      <style:map style:condition="is-true-formula(NOT(ISNA(MATCH([.$I4];[$Übersicht.$E$47:.$Z$47];0))))" style:apply-style-name="Free" style:base-cell-address="Juli.A4"/>
      <style:map style:condition="is-true-formula([.$I4]=[$Übersicht.$B$47])" style:apply-style-name="Overtime" style:base-cell-address="Juli.A4"/>
    </style:style>
    <style:style style:name="ce17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uli.A4"/>
      <style:map style:condition="is-true-formula(NOT(ISNA(MATCH([.$I4];[$Übersicht.$E$47:.$Z$47];0))))" style:apply-style-name="Free" style:base-cell-address="Juli.A4"/>
      <style:map style:condition="is-true-formula([.$I4]=[$Übersicht.$B$47])" style:apply-style-name="Overtime" style:base-cell-address="Juli.A4"/>
    </style:style>
    <style:style style:name="ce174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Juli.A4"/>
      <style:map style:condition="is-true-formula(NOT(ISNA(MATCH([.$I4];[$Übersicht.$E$47:.$Z$47];0))))" style:apply-style-name="Free" style:base-cell-address="Juli.A4"/>
      <style:map style:condition="is-true-formula([.$I4]=[$Übersicht.$B$47])" style:apply-style-name="Overtime" style:base-cell-address="Juli.A4"/>
    </style:style>
    <style:style style:name="ce175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Juli.A4"/>
      <style:map style:condition="is-true-formula(NOT(ISNA(MATCH([.$I4];[$Übersicht.$E$47:.$Z$47];0))))" style:apply-style-name="Free" style:base-cell-address="Juli.A4"/>
      <style:map style:condition="is-true-formula([.$I4]=[$Übersicht.$B$47])" style:apply-style-name="Overtime" style:base-cell-address="Juli.A4"/>
    </style:style>
    <style:style style:name="ce104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Juli.A4"/>
      <style:map style:condition="is-true-formula(NOT(ISNA(MATCH([.$I4];[$Übersicht.$E$47:.$Z$47];0))))" style:apply-style-name="Free" style:base-cell-address="Juli.A4"/>
      <style:map style:condition="is-true-formula([.$I4]=[$Übersicht.$B$47])" style:apply-style-name="Overtime" style:base-cell-address="Juli.A4"/>
    </style:style>
    <style:style style:name="ce177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August.A4"/>
      <style:map style:condition="is-true-formula(NOT(ISNA(MATCH([.$I4];[$Übersicht.$E$47:.$Z$47];0))))" style:apply-style-name="Free" style:base-cell-address="August.A4"/>
      <style:map style:condition="is-true-formula([.$I4]=[$Übersicht.$B$47])" style:apply-style-name="Overtime" style:base-cell-address="August.A4"/>
    </style:style>
    <style:style style:name="ce178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August.A4"/>
      <style:map style:condition="is-true-formula(NOT(ISNA(MATCH([.$I4];[$Übersicht.$E$47:.$Z$47];0))))" style:apply-style-name="Free" style:base-cell-address="August.A4"/>
      <style:map style:condition="is-true-formula([.$I4]=[$Übersicht.$B$47])" style:apply-style-name="Overtime" style:base-cell-address="August.A4"/>
    </style:style>
    <style:style style:name="ce17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August.A4"/>
      <style:map style:condition="is-true-formula(NOT(ISNA(MATCH([.$I4];[$Übersicht.$E$47:.$Z$47];0))))" style:apply-style-name="Free" style:base-cell-address="August.A4"/>
      <style:map style:condition="is-true-formula([.$I4]=[$Übersicht.$B$47])" style:apply-style-name="Overtime" style:base-cell-address="August.A4"/>
    </style:style>
    <style:style style:name="ce180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August.A4"/>
      <style:map style:condition="is-true-formula(NOT(ISNA(MATCH([.$I4];[$Übersicht.$E$47:.$Z$47];0))))" style:apply-style-name="Free" style:base-cell-address="August.A4"/>
      <style:map style:condition="is-true-formula([.$I4]=[$Übersicht.$B$47])" style:apply-style-name="Overtime" style:base-cell-address="August.A4"/>
    </style:style>
    <style:style style:name="ce181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August.A4"/>
      <style:map style:condition="is-true-formula(NOT(ISNA(MATCH([.$I4];[$Übersicht.$E$47:.$Z$47];0))))" style:apply-style-name="Free" style:base-cell-address="August.A4"/>
      <style:map style:condition="is-true-formula([.$I4]=[$Übersicht.$B$47])" style:apply-style-name="Overtime" style:base-cell-address="August.A4"/>
    </style:style>
    <style:style style:name="ce182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August.A4"/>
      <style:map style:condition="is-true-formula(NOT(ISNA(MATCH([.$I4];[$Übersicht.$E$47:.$Z$47];0))))" style:apply-style-name="Free" style:base-cell-address="August.A4"/>
      <style:map style:condition="is-true-formula([.$I4]=[$Übersicht.$B$47])" style:apply-style-name="Overtime" style:base-cell-address="August.A4"/>
    </style:style>
    <style:style style:name="ce183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August.A4"/>
      <style:map style:condition="is-true-formula(NOT(ISNA(MATCH([.$I4];[$Übersicht.$E$47:.$Z$47];0))))" style:apply-style-name="Free" style:base-cell-address="August.A4"/>
      <style:map style:condition="is-true-formula([.$I4]=[$Übersicht.$B$47])" style:apply-style-name="Overtime" style:base-cell-address="August.A4"/>
    </style:style>
    <style:style style:name="ce184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September.A4"/>
      <style:map style:condition="is-true-formula(NOT(ISNA(MATCH([.$I4];[$Übersicht.$E$47:.$Z$47];0))))" style:apply-style-name="Free" style:base-cell-address="September.A4"/>
      <style:map style:condition="is-true-formula([.$I4]=[$Übersicht.$B$47])" style:apply-style-name="Overtime" style:base-cell-address="September.A4"/>
    </style:style>
    <style:style style:name="ce185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September.A4"/>
      <style:map style:condition="is-true-formula(NOT(ISNA(MATCH([.$I4];[$Übersicht.$E$47:.$Z$47];0))))" style:apply-style-name="Free" style:base-cell-address="September.A4"/>
      <style:map style:condition="is-true-formula([.$I4]=[$Übersicht.$B$47])" style:apply-style-name="Overtime" style:base-cell-address="September.A4"/>
    </style:style>
    <style:style style:name="ce186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September.A4"/>
      <style:map style:condition="is-true-formula(NOT(ISNA(MATCH([.$I4];[$Übersicht.$E$47:.$Z$47];0))))" style:apply-style-name="Free" style:base-cell-address="September.A4"/>
      <style:map style:condition="is-true-formula([.$I4]=[$Übersicht.$B$47])" style:apply-style-name="Overtime" style:base-cell-address="September.A4"/>
    </style:style>
    <style:style style:name="ce187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September.A4"/>
      <style:map style:condition="is-true-formula(NOT(ISNA(MATCH([.$I4];[$Übersicht.$E$47:.$Z$47];0))))" style:apply-style-name="Free" style:base-cell-address="September.A4"/>
      <style:map style:condition="is-true-formula([.$I4]=[$Übersicht.$B$47])" style:apply-style-name="Overtime" style:base-cell-address="September.A4"/>
    </style:style>
    <style:style style:name="ce188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September.A4"/>
      <style:map style:condition="is-true-formula(NOT(ISNA(MATCH([.$I4];[$Übersicht.$E$47:.$Z$47];0))))" style:apply-style-name="Free" style:base-cell-address="September.A4"/>
      <style:map style:condition="is-true-formula([.$I4]=[$Übersicht.$B$47])" style:apply-style-name="Overtime" style:base-cell-address="September.A4"/>
    </style:style>
    <style:style style:name="ce189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September.A4"/>
      <style:map style:condition="is-true-formula(NOT(ISNA(MATCH([.$I4];[$Übersicht.$E$47:.$Z$47];0))))" style:apply-style-name="Free" style:base-cell-address="September.A4"/>
      <style:map style:condition="is-true-formula([.$I4]=[$Übersicht.$B$47])" style:apply-style-name="Overtime" style:base-cell-address="September.A4"/>
    </style:style>
    <style:style style:name="ce190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September.A4"/>
      <style:map style:condition="is-true-formula(NOT(ISNA(MATCH([.$I4];[$Übersicht.$E$47:.$Z$47];0))))" style:apply-style-name="Free" style:base-cell-address="September.A4"/>
      <style:map style:condition="is-true-formula([.$I4]=[$Übersicht.$B$47])" style:apply-style-name="Overtime" style:base-cell-address="September.A4"/>
    </style:style>
    <style:style style:name="ce191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Oktober.A4"/>
      <style:map style:condition="is-true-formula(NOT(ISNA(MATCH([.$I4];[$Übersicht.$E$47:.$Z$47];0))))" style:apply-style-name="Free" style:base-cell-address="Oktober.A4"/>
      <style:map style:condition="is-true-formula([.$I4]=[$Übersicht.$B$47])" style:apply-style-name="Overtime" style:base-cell-address="Oktober.A4"/>
    </style:style>
    <style:style style:name="ce192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Oktober.A4"/>
      <style:map style:condition="is-true-formula(NOT(ISNA(MATCH([.$I4];[$Übersicht.$E$47:.$Z$47];0))))" style:apply-style-name="Free" style:base-cell-address="Oktober.A4"/>
      <style:map style:condition="is-true-formula([.$I4]=[$Übersicht.$B$47])" style:apply-style-name="Overtime" style:base-cell-address="Oktober.A4"/>
    </style:style>
    <style:style style:name="ce19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Oktober.A4"/>
      <style:map style:condition="is-true-formula(NOT(ISNA(MATCH([.$I4];[$Übersicht.$E$47:.$Z$47];0))))" style:apply-style-name="Free" style:base-cell-address="Oktober.A4"/>
      <style:map style:condition="is-true-formula([.$I4]=[$Übersicht.$B$47])" style:apply-style-name="Overtime" style:base-cell-address="Oktober.A4"/>
    </style:style>
    <style:style style:name="ce194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Oktober.A4"/>
      <style:map style:condition="is-true-formula(NOT(ISNA(MATCH([.$I4];[$Übersicht.$E$47:.$Z$47];0))))" style:apply-style-name="Free" style:base-cell-address="Oktober.A4"/>
      <style:map style:condition="is-true-formula([.$I4]=[$Übersicht.$B$47])" style:apply-style-name="Overtime" style:base-cell-address="Oktober.A4"/>
    </style:style>
    <style:style style:name="ce195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Oktober.A4"/>
      <style:map style:condition="is-true-formula(NOT(ISNA(MATCH([.$I4];[$Übersicht.$E$47:.$Z$47];0))))" style:apply-style-name="Free" style:base-cell-address="Oktober.A4"/>
      <style:map style:condition="is-true-formula([.$I4]=[$Übersicht.$B$47])" style:apply-style-name="Overtime" style:base-cell-address="Oktober.A4"/>
    </style:style>
    <style:style style:name="ce196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Oktober.A4"/>
      <style:map style:condition="is-true-formula(NOT(ISNA(MATCH([.$I4];[$Übersicht.$E$47:.$Z$47];0))))" style:apply-style-name="Free" style:base-cell-address="Oktober.A4"/>
      <style:map style:condition="is-true-formula([.$I4]=[$Übersicht.$B$47])" style:apply-style-name="Overtime" style:base-cell-address="Oktober.A4"/>
    </style:style>
    <style:style style:name="ce197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I4]=[$Übersicht.$D$47]))" style:apply-style-name="Weekend" style:base-cell-address="Oktober.A4"/>
      <style:map style:condition="is-true-formula(NOT(ISNA(MATCH([.$I4];[$Übersicht.$E$47:.$Z$47];0))))" style:apply-style-name="Free" style:base-cell-address="Oktober.A4"/>
      <style:map style:condition="is-true-formula([.$I4]=[$Übersicht.$B$47])" style:apply-style-name="Overtime" style:base-cell-address="Oktober.A4"/>
    </style:style>
    <style:style style:name="ce198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Oktober.A4"/>
      <style:map style:condition="is-true-formula(NOT(ISNA(MATCH([.$I4];[$Übersicht.$E$47:.$Z$47];0))))" style:apply-style-name="Free" style:base-cell-address="Oktober.A4"/>
      <style:map style:condition="is-true-formula([.$I4]=[$Übersicht.$B$47])" style:apply-style-name="Overtime" style:base-cell-address="Oktober.A4"/>
    </style:style>
    <style:style style:name="ce199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November.A4"/>
      <style:map style:condition="is-true-formula(NOT(ISNA(MATCH([.$I4];[$Übersicht.$E$47:.$Z$47];0))))" style:apply-style-name="Free" style:base-cell-address="November.A4"/>
      <style:map style:condition="is-true-formula([.$I4]=[$Übersicht.$B$47])" style:apply-style-name="Overtime" style:base-cell-address="November.A4"/>
    </style:style>
    <style:style style:name="ce200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November.A4"/>
      <style:map style:condition="is-true-formula(NOT(ISNA(MATCH([.$I4];[$Übersicht.$E$47:.$Z$47];0))))" style:apply-style-name="Free" style:base-cell-address="November.A4"/>
      <style:map style:condition="is-true-formula([.$I4]=[$Übersicht.$B$47])" style:apply-style-name="Overtime" style:base-cell-address="November.A4"/>
    </style:style>
    <style:style style:name="ce201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November.A4"/>
      <style:map style:condition="is-true-formula(NOT(ISNA(MATCH([.$I4];[$Übersicht.$E$47:.$Z$47];0))))" style:apply-style-name="Free" style:base-cell-address="November.A4"/>
      <style:map style:condition="is-true-formula([.$I4]=[$Übersicht.$B$47])" style:apply-style-name="Overtime" style:base-cell-address="November.A4"/>
    </style:style>
    <style:style style:name="ce202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November.A4"/>
      <style:map style:condition="is-true-formula(NOT(ISNA(MATCH([.$I4];[$Übersicht.$E$47:.$Z$47];0))))" style:apply-style-name="Free" style:base-cell-address="November.A4"/>
      <style:map style:condition="is-true-formula([.$I4]=[$Übersicht.$B$47])" style:apply-style-name="Overtime" style:base-cell-address="November.A4"/>
    </style:style>
    <style:style style:name="ce203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November.A4"/>
      <style:map style:condition="is-true-formula(NOT(ISNA(MATCH([.$I4];[$Übersicht.$E$47:.$Z$47];0))))" style:apply-style-name="Free" style:base-cell-address="November.A4"/>
      <style:map style:condition="is-true-formula([.$I4]=[$Übersicht.$B$47])" style:apply-style-name="Overtime" style:base-cell-address="November.A4"/>
    </style:style>
    <style:style style:name="ce204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I4]=[$Übersicht.$D$47]))" style:apply-style-name="Weekend" style:base-cell-address="November.A4"/>
      <style:map style:condition="is-true-formula(NOT(ISNA(MATCH([.$I4];[$Übersicht.$E$47:.$Z$47];0))))" style:apply-style-name="Free" style:base-cell-address="November.A4"/>
      <style:map style:condition="is-true-formula([.$I4]=[$Übersicht.$B$47])" style:apply-style-name="Overtime" style:base-cell-address="November.A4"/>
    </style:style>
    <style:style style:name="ce205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November.A4"/>
      <style:map style:condition="is-true-formula(NOT(ISNA(MATCH([.$I4];[$Übersicht.$E$47:.$Z$47];0))))" style:apply-style-name="Free" style:base-cell-address="November.A4"/>
      <style:map style:condition="is-true-formula([.$I4]=[$Übersicht.$B$47])" style:apply-style-name="Overtime" style:base-cell-address="November.A4"/>
    </style:style>
    <style:style style:name="ce206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November.A4"/>
      <style:map style:condition="is-true-formula(NOT(ISNA(MATCH([.$I4];[$Übersicht.$E$47:.$Z$47];0))))" style:apply-style-name="Free" style:base-cell-address="November.A4"/>
      <style:map style:condition="is-true-formula([.$I4]=[$Übersicht.$B$47])" style:apply-style-name="Overtime" style:base-cell-address="November.A4"/>
    </style:style>
    <style:style style:name="ce207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Dezember.A4"/>
      <style:map style:condition="is-true-formula(NOT(ISNA(MATCH([.$I4];[$Übersicht.$E$47:.$Z$47];0))))" style:apply-style-name="Free" style:base-cell-address="Dezember.A4"/>
      <style:map style:condition="is-true-formula([.$I4]=[$Übersicht.$B$47])" style:apply-style-name="Overtime" style:base-cell-address="Dezember.A4"/>
    </style:style>
    <style:style style:name="ce208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Dezember.A4"/>
      <style:map style:condition="is-true-formula(NOT(ISNA(MATCH([.$I4];[$Übersicht.$E$47:.$Z$47];0))))" style:apply-style-name="Free" style:base-cell-address="Dezember.A4"/>
      <style:map style:condition="is-true-formula([.$I4]=[$Übersicht.$B$47])" style:apply-style-name="Overtime" style:base-cell-address="Dezember.A4"/>
    </style:style>
    <style:style style:name="ce20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I4]=[$Übersicht.$D$47]))" style:apply-style-name="Weekend" style:base-cell-address="Dezember.A4"/>
      <style:map style:condition="is-true-formula(NOT(ISNA(MATCH([.$I4];[$Übersicht.$E$47:.$Z$47];0))))" style:apply-style-name="Free" style:base-cell-address="Dezember.A4"/>
      <style:map style:condition="is-true-formula([.$I4]=[$Übersicht.$B$47])" style:apply-style-name="Overtime" style:base-cell-address="Dezember.A4"/>
    </style:style>
    <style:style style:name="ce210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Dezember.A4"/>
      <style:map style:condition="is-true-formula(NOT(ISNA(MATCH([.$I4];[$Übersicht.$E$47:.$Z$47];0))))" style:apply-style-name="Free" style:base-cell-address="Dezember.A4"/>
      <style:map style:condition="is-true-formula([.$I4]=[$Übersicht.$B$47])" style:apply-style-name="Overtime" style:base-cell-address="Dezember.A4"/>
    </style:style>
    <style:style style:name="ce211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I4]=[$Übersicht.$D$47]))" style:apply-style-name="Weekend" style:base-cell-address="Dezember.A4"/>
      <style:map style:condition="is-true-formula(NOT(ISNA(MATCH([.$I4];[$Übersicht.$E$47:.$Z$47];0))))" style:apply-style-name="Free" style:base-cell-address="Dezember.A4"/>
      <style:map style:condition="is-true-formula([.$I4]=[$Übersicht.$B$47])" style:apply-style-name="Overtime" style:base-cell-address="Dezember.A4"/>
    </style:style>
    <style:style style:name="ce212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I4]=[$Übersicht.$D$47]))" style:apply-style-name="Weekend" style:base-cell-address="Dezember.A4"/>
      <style:map style:condition="is-true-formula(NOT(ISNA(MATCH([.$I4];[$Übersicht.$E$47:.$Z$47];0))))" style:apply-style-name="Free" style:base-cell-address="Dezember.A4"/>
      <style:map style:condition="is-true-formula([.$I4]=[$Übersicht.$B$47])" style:apply-style-name="Overtime" style:base-cell-address="Dezember.A4"/>
    </style:style>
    <style:style style:name="ce213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I4]=[$Übersicht.$D$47]))" style:apply-style-name="Weekend" style:base-cell-address="Dezember.A4"/>
      <style:map style:condition="is-true-formula(NOT(ISNA(MATCH([.$I4];[$Übersicht.$E$47:.$Z$47];0))))" style:apply-style-name="Free" style:base-cell-address="Dezember.A4"/>
      <style:map style:condition="is-true-formula([.$I4]=[$Übersicht.$B$47])" style:apply-style-name="Overtime" style:base-cell-address="Dezember.A4"/>
    </style:style>
    <style:style style:name="ce214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I4]=[$Übersicht.$D$47]))" style:apply-style-name="Weekend" style:base-cell-address="Dezember.A4"/>
      <style:map style:condition="is-true-formula(NOT(ISNA(MATCH([.$I4];[$Übersicht.$E$47:.$Z$47];0))))" style:apply-style-name="Free" style:base-cell-address="Dezember.A4"/>
      <style:map style:condition="is-true-formula([.$I4]=[$Übersicht.$B$47])" style:apply-style-name="Overtime" style:base-cell-address="Dezember.A4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Übersicht.$B$47:.$Z$47])" table:allow-empty-cell="true" table:display-list="sort-ascending" table:base-cell-address="Januar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2" table:condition="of:cell-content-is-in-list([$Übersicht.$B$47:.$Z$47])" table:allow-empty-cell="true" table:display-list="sort-ascending" table:base-cell-address="Februar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3" table:condition="of:cell-content-is-in-list([$Übersicht.$B$47:.$Z$47])" table:allow-empty-cell="true" table:display-list="sort-ascending" table:base-cell-address="März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4" table:condition="of:cell-content-is-in-list([$Übersicht.$B$47:.$Z$47])" table:allow-empty-cell="true" table:display-list="sort-ascending" table:base-cell-address="April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5" table:condition="of:cell-content-is-in-list([$Übersicht.$B$47:.$Z$47])" table:allow-empty-cell="true" table:display-list="sort-ascending" table:base-cell-address="Mai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6" table:condition="of:cell-content-is-in-list([$Übersicht.$B$47:.$Z$47])" table:allow-empty-cell="true" table:display-list="sort-ascending" table:base-cell-address="Juni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7" table:condition="of:cell-content-is-in-list([$Übersicht.$B$47:.$Z$47])" table:allow-empty-cell="true" table:display-list="sort-ascending" table:base-cell-address="Juli.I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</table:content-validations>
      <table:table table:name="Übersicht" table:style-name="ta1" table:protected="true" table:print="false">
        <loext:table-protection loext:select-unprotected-cells="tru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 calcext:value-type="string">
            <text:p>Mitarbeiter</text:p>
          </table:table-cell>
          <table:table-cell table:style-name="ce1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ahr</text:p>
          </table:table-cell>
          <table:table-cell table:style-name="ce12"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chenstundensoll</text:p>
          </table:table-cell>
          <table:table-cell table:style-name="ce13" office:value-type="time" office:time-value="PT40H00M00S" calcext:value-type="time">
            <text:p>40: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rbeitstage/Woche</text:p>
          </table:table-cell>
          <table:table-cell table:style-name="ce14" office:value-type="float" office:value="5" calcext:value-type="float">
            <text:p>5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Übertrag Stunden</text:p>
          </table:table-cell>
          <table:table-cell table:style-name="ce13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rlaubstage</text:p>
          </table:table-cell>
          <table:table-cell table:style-name="ce15" office:value-type="float" office:value="30" calcext:value-type="float">
            <text:p>3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Übertrag Urlaub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beitstunden/Tag</text:p>
          </table:table-cell>
          <table:table-cell table:style-name="ce13" table:formula="of:=[.B3]/[.B4]" office:value-type="time" office:time-value="PT08H00M00S" calcext:value-type="time">
            <text:p>08:00</text:p>
          </table:table-cell>
          <table:table-cell table:style-name="ce24" table:number-columns-repeated="5"/>
          <table:table-cell table:number-columns-repeated="1017"/>
        </table:table-row>
        <table:table-row table:style-name="ro2" table:visibility="collapse">
          <table:table-cell table:style-name="ce2" office:value-type="string" calcext:value-type="string">
            <text:p>Resturlaub</text:p>
          </table:table-cell>
          <table:table-cell table:style-name="ce16" table:formula="of:=[.B6]+[.B7]-[.D26]" office:value-type="float" office:value="30" calcext:value-type="float">
            <text:p>30</text:p>
          </table:table-cell>
          <table:table-cell table:style-name="ce24" table:number-columns-repeated="5"/>
          <table:table-cell table:number-columns-repeated="1017"/>
        </table:table-row>
        <table:table-row table:style-name="ro2">
          <table:table-cell/>
          <table:table-cell table:style-name="ce17"/>
          <table:table-cell table:number-columns-repeated="1022"/>
        </table:table-row>
        <table:table-row table:style-name="ro3">
          <table:table-cell table:style-name="ce4" office:value-type="string" calcext:value-type="string">
            <text:p>Monat</text:p>
          </table:table-cell>
          <table:table-cell table:style-name="ce4" office:value-type="string" calcext:value-type="string">
            <text:p>Tage/Monat</text:p>
          </table:table-cell>
          <table:table-cell table:style-name="ce25" office:value-type="string" calcext:value-type="string">
            <text:p>Arbeitstage/Monat</text:p>
          </table:table-cell>
          <table:table-cell table:style-name="ce25" office:value-type="string" calcext:value-type="string">
            <text:p>genommener Urlaub</text:p>
          </table:table-cell>
          <table:table-cell table:style-name="ce25" office:value-type="string" calcext:value-type="string">
            <text:p>Krankheit</text:p>
          </table:table-cell>
          <table:table-cell table:style-name="ce25" office:value-type="string" calcext:value-type="string">
            <text:p>Berufsschule</text:p>
          </table:table-cell>
          <table:table-cell table:style-name="ce25" office:value-type="string" calcext:value-type="string">
            <text:p>tats. gearbeitete Tage</text:p>
          </table:table-cell>
          <table:table-cell table:style-name="ce4" office:value-type="string" calcext:value-type="string">
            <text:p>Arbeitsstunden</text:p>
          </table:table-cell>
          <table:table-cell table:style-name="ce4" office:value-type="string" calcext:value-type="string">
            <text:p>Stundensoll</text:p>
          </table:table-cell>
          <table:table-cell table:style-name="ce4" office:value-type="string" calcext:value-type="string">
            <text:p>Stundenbilanz / Monat</text:p>
          </table:table-cell>
          <table:table-cell table:style-name="ce4" office:value-type="string" calcext:value-type="string">
            <text:p>Stundenbilanz / Jahr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7"/>
          <table:table-cell table:style-name="ce30" table:number-columns-repeated="4"/>
          <table:table-cell table:number-columns-repeated="1013"/>
        </table:table-row>
        <table:table-row table:style-name="ro2">
          <table:table-cell table:style-name="ce5" table:formula="of:=[$Januar.I1]" office:value-type="date" office:date-value="2019-01-01" calcext:value-type="date">
            <text:p>Januar 2019</text:p>
          </table:table-cell>
          <table:table-cell table:formula="of:=[Januar.B45]" office:value-type="float" office:value="31" calcext:value-type="float">
            <text:p>31</text:p>
          </table:table-cell>
          <table:table-cell table:formula="of:=NETWORKDAYS([Januar.A4];[Januar.A34];[.B30:.B45])" office:value-type="float" office:value="22" calcext:value-type="float">
            <text:p>22</text:p>
          </table:table-cell>
          <table:table-cell table:style-name="ce26" table:number-matrix-columns-spanned="1" table:number-matrix-rows-spanned="1" table:formula="of:=SUM( (NOT([Januar.B4:Januar.B34]=1)* NOT([Januar.B4:Januar.B34]=7))*([Januar.I4:Januar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anuar.B4:Januar.B34]=1)* NOT([Januar.B4:Januar.B34]=7))*([Januar.I4:Januar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(NOT([Januar.B4:Januar.B34]=1)* NOT([Januar.B4:Januar.B34]=7))*([Januar.I4:Januar.I34]=[.F47]))" office:value-type="float" office:value="0" calcext:value-type="float">
            <text:p>0</text:p>
          </table:table-cell>
          <table:table-cell table:style-name="ce26" table:formula="of:=[.C13]-([.D13]+[.E13]+[.F13])" office:value-type="float" office:value="22" calcext:value-type="float">
            <text:p>22</text:p>
          </table:table-cell>
          <table:table-cell table:style-name="ce31" table:formula="of:=[Januar.G36]+[.$B$5]" office:value-type="time" office:time-value="PT00H00M00S" calcext:value-type="time">
            <text:p>00:00</text:p>
          </table:table-cell>
          <table:table-cell table:style-name="ce31" table:formula="of:=[.G13]*[.$B$8]" office:value-type="time" office:time-value="PT176H00M00S" calcext:value-type="time">
            <text:p>176:00</text:p>
          </table:table-cell>
          <table:table-cell table:style-name="ce32" table:formula="of:=[.H13]-[.I13]" office:value-type="time" office:time-value="-PT176H00M00S" calcext:value-type="time">
            <text:p>-176:00</text:p>
          </table:table-cell>
          <table:table-cell table:style-name="ce31" table:formula="of:=[.J13]" office:value-type="time" office:time-value="-PT176H00M00S" calcext:value-type="time">
            <text:p>-176:00</text:p>
          </table:table-cell>
          <table:table-cell table:number-columns-repeated="1013"/>
        </table:table-row>
        <table:table-row table:style-name="ro1">
          <table:table-cell table:style-name="ce5" table:formula="of:=[$Februar.I1]" office:value-type="date" office:date-value="2019-02-01" calcext:value-type="date">
            <text:p>Februar 2019</text:p>
          </table:table-cell>
          <table:table-cell table:formula="of:=[Februar.B44]" office:value-type="float" office:value="28" calcext:value-type="float">
            <text:p>28</text:p>
          </table:table-cell>
          <table:table-cell table:formula="of:=IF(ORG.OPENOFFICE.ISLEAPYEAR([Februar.A4]); NETWORKDAYS([Februar.A4];#REF!;[.B30:.B45]); NETWORKDAYS([Februar.A4];[Februar.A31];[.B30:.B45])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IF(ORG.OPENOFFICE.ISLEAPYEAR([Februar.A4]); SUM( (NOT([Februar.B4:Februar.B31]=1)* NOT([Februar.B4:Februar.B31]=7))*([Februar.I4:Februar.I31]=[.E47])); SUM( (NOT([Februar.B4:Februar.B31]=1)* NOT([Februar.B4:Februar.B31]=7))*([Februar.I4:Februar.I31]=[.E47])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IF(ORG.OPENOFFICE.ISLEAPYEAR([Februar.A4]); SUM( (NOT([Februar.B4:Februar.B31]=1)* NOT([Februar.B4:Februar.B31]=7))*([Februar.I4:Februar.I31]=[.G47])); SUM( (NOT([Februar.B4:Februar.B31]=1)* NOT([Februar.B4:Februar.B31]=7))*([Februar.I4:Februar.I31]=[.G47])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IF(ORG.OPENOFFICE.ISLEAPYEAR([Februar.A4]); SUM( (NOT([Februar.B4:Februar.B31]=1)* NOT([Februar.B4:Februar.B31]=7))*([Februar.I4:Februar.I31]=[.F47])); SUM( (NOT([Februar.B4:Februar.B31]=1)* NOT([Februar.B4:Februar.B31]=7))*([Februar.I4:Februar.I31]=[.F47])))" office:value-type="float" office:value="0" calcext:value-type="float">
            <text:p>0</text:p>
          </table:table-cell>
          <table:table-cell table:style-name="ce26" table:formula="of:=[.C14]-([.D14]+[.E14]+[.F14])" office:value-type="float" office:value="20" calcext:value-type="float">
            <text:p>20</text:p>
          </table:table-cell>
          <table:table-cell table:style-name="ce31" table:formula="of:=[Februar.G35]" office:value-type="time" office:time-value="PT00H00M00S" calcext:value-type="time">
            <text:p>00:00</text:p>
          </table:table-cell>
          <table:table-cell table:style-name="ce31" table:formula="of:=[.G14]*[.$B$8]" office:value-type="time" office:time-value="PT160H00M00S" calcext:value-type="time">
            <text:p>160:00</text:p>
          </table:table-cell>
          <table:table-cell table:style-name="ce31" table:formula="of:=[.H14]-[.I14]" office:value-type="time" office:time-value="-PT160H00M00S" calcext:value-type="time">
            <text:p>-160:00</text:p>
          </table:table-cell>
          <table:table-cell table:style-name="ce31" table:formula="of:=[.K13]+[.J14]" office:value-type="time" office:time-value="-PT336H00M00S" calcext:value-type="time">
            <text:p>-336:00</text:p>
          </table:table-cell>
          <table:table-cell table:number-columns-repeated="1013"/>
        </table:table-row>
        <table:table-row table:style-name="ro2">
          <table:table-cell table:style-name="ce5" table:formula="of:=[$März.I1]" office:value-type="date" office:date-value="2019-03-01" calcext:value-type="date">
            <text:p>März 2019</text:p>
          </table:table-cell>
          <table:table-cell table:formula="of:=[März.B45]" office:value-type="float" office:value="31" calcext:value-type="float">
            <text:p>31</text:p>
          </table:table-cell>
          <table:table-cell table:formula="of:=NETWORKDAYS([März.A4];[März.A34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März.B4:März.B33]=1)* NOT([März.B4:März.B33]=7))*([März.I4:März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ärz.B4:März.B33]=1)* NOT([März.B4:März.B33]=7))*([März.I4:März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ärz.B4:März.B33]=1)* NOT([März.B4:März.B33]=7))*([März.I4:März.I33]=[.F47]))" office:value-type="float" office:value="0" calcext:value-type="float">
            <text:p>0</text:p>
          </table:table-cell>
          <table:table-cell table:style-name="ce26" table:formula="of:=[.C15]-([.D15]+[.E15]+[.F15])" office:value-type="float" office:value="21" calcext:value-type="float">
            <text:p>21</text:p>
          </table:table-cell>
          <table:table-cell table:style-name="ce31" table:formula="of:=[März.G36]" office:value-type="time" office:time-value="PT00H00M00S" calcext:value-type="time">
            <text:p>00:00</text:p>
          </table:table-cell>
          <table:table-cell table:style-name="ce31" table:formula="of:=[.G15]*[.$B$8]" office:value-type="time" office:time-value="PT168H00M00S" calcext:value-type="time">
            <text:p>168:00</text:p>
          </table:table-cell>
          <table:table-cell table:style-name="ce31" table:formula="of:=[.H15]-[.I15]" office:value-type="time" office:time-value="-PT168H00M00S" calcext:value-type="time">
            <text:p>-168:00</text:p>
          </table:table-cell>
          <table:table-cell table:style-name="ce31" table:formula="of:=[.K14]+[.J15]" office:value-type="time" office:time-value="-PT504H00M00S" calcext:value-type="time">
            <text:p>-504:00</text:p>
          </table:table-cell>
          <table:table-cell table:number-columns-repeated="1013"/>
        </table:table-row>
        <table:table-row table:style-name="ro2">
          <table:table-cell table:style-name="ce5" table:formula="of:=[$April.I1]" office:value-type="date" office:date-value="2019-04-01" calcext:value-type="date">
            <text:p>April 2019</text:p>
          </table:table-cell>
          <table:table-cell table:formula="of:=[April.B45]" office:value-type="float" office:value="30" calcext:value-type="float">
            <text:p>30</text:p>
          </table:table-cell>
          <table:table-cell table:formula="of:=NETWORKDAYS([April.A4];[April.A33];[.B30:.B45]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SUM( (NOT([April.B4:April.B33]=1)* NOT([April.B4:April.B33]=7))*([April.I4:April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pril.B4:April.B33]=1)* NOT([April.B4:April.B33]=7))*([April.I4:April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pril.B4:April.B33]=1)* NOT([April.B4:April.B33]=7))*([April.I4:April.I33]=[.F47]))" office:value-type="float" office:value="0" calcext:value-type="float">
            <text:p>0</text:p>
          </table:table-cell>
          <table:table-cell table:style-name="ce26" table:formula="of:=[.C16]-([.D16]+[.E16]+[.F16])" office:value-type="float" office:value="20" calcext:value-type="float">
            <text:p>20</text:p>
          </table:table-cell>
          <table:table-cell table:style-name="ce31" table:formula="of:=[April.G36]" office:value-type="time" office:time-value="PT00H00M00S" calcext:value-type="time">
            <text:p>00:00</text:p>
          </table:table-cell>
          <table:table-cell table:style-name="ce31" table:formula="of:=[.G16]*[.$B$8]" office:value-type="time" office:time-value="PT160H00M00S" calcext:value-type="time">
            <text:p>160:00</text:p>
          </table:table-cell>
          <table:table-cell table:style-name="ce31" table:formula="of:=[.H16]-[.I16]" office:value-type="time" office:time-value="-PT160H00M00S" calcext:value-type="time">
            <text:p>-160:00</text:p>
          </table:table-cell>
          <table:table-cell table:style-name="ce31" table:formula="of:=[.K15]+[.J16]" office:value-type="time" office:time-value="-PT664H00M00S" calcext:value-type="time">
            <text:p>-664:00</text:p>
          </table:table-cell>
          <table:table-cell table:number-columns-repeated="1013"/>
        </table:table-row>
        <table:table-row table:style-name="ro2">
          <table:table-cell table:style-name="ce5" table:formula="of:=[$Mai.I1]" office:value-type="date" office:date-value="2019-05-01" calcext:value-type="date">
            <text:p>Mai 2019</text:p>
          </table:table-cell>
          <table:table-cell table:formula="of:=[Mai.B45]" office:value-type="float" office:value="31" calcext:value-type="float">
            <text:p>31</text:p>
          </table:table-cell>
          <table:table-cell table:formula="of:=NETWORKDAYS([Mai.A4];[Mai.A34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Mai.B4:Mai.B34]=1)* NOT([Mai.B4:Mai.B34]=7))*([Mai.I4:Mai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ai.B4:Mai.B34]=1)* NOT([Mai.B4:Mai.B34]=7))*([Mai.I4:Mai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ai.B4:Mai.B34]=1)* NOT([Mai.B4:Mai.B34]=7))*([Mai.I4:Mai.I34]=[.F47]))" office:value-type="float" office:value="0" calcext:value-type="float">
            <text:p>0</text:p>
          </table:table-cell>
          <table:table-cell table:style-name="ce26" table:formula="of:=[.C17]-([.D17]+[.E17]+[.F17])" office:value-type="float" office:value="21" calcext:value-type="float">
            <text:p>21</text:p>
          </table:table-cell>
          <table:table-cell table:style-name="ce31" table:formula="of:=[Mai.G36]" office:value-type="time" office:time-value="PT00H00M00S" calcext:value-type="time">
            <text:p>00:00</text:p>
          </table:table-cell>
          <table:table-cell table:style-name="ce31" table:formula="of:=[.G17]*[.$B$8]" office:value-type="time" office:time-value="PT168H00M00S" calcext:value-type="time">
            <text:p>168:00</text:p>
          </table:table-cell>
          <table:table-cell table:style-name="ce31" table:formula="of:=[.H17]-[.I17]" office:value-type="time" office:time-value="-PT168H00M00S" calcext:value-type="time">
            <text:p>-168:00</text:p>
          </table:table-cell>
          <table:table-cell table:style-name="ce31" table:formula="of:=[.K16]+[.J17]" office:value-type="time" office:time-value="-PT832H00M00S" calcext:value-type="time">
            <text:p>-832:00</text:p>
          </table:table-cell>
          <table:table-cell table:number-columns-repeated="1013"/>
        </table:table-row>
        <table:table-row table:style-name="ro2">
          <table:table-cell table:style-name="ce5" table:formula="of:=[$Juni.I1]" office:value-type="date" office:date-value="2019-06-01" calcext:value-type="date">
            <text:p>Juni 2019</text:p>
          </table:table-cell>
          <table:table-cell table:formula="of:=[Juni.B45]" office:value-type="float" office:value="30" calcext:value-type="float">
            <text:p>30</text:p>
          </table:table-cell>
          <table:table-cell table:formula="of:=NETWORKDAYS([Juni.A4];[Juni.A33];[.B30:.B45])" office:value-type="float" office:value="18" calcext:value-type="float">
            <text:p>18</text:p>
          </table:table-cell>
          <table:table-cell table:style-name="ce26" table:number-matrix-columns-spanned="1" table:number-matrix-rows-spanned="1" table:formula="of:=SUM( (NOT([Juni.B4:Juni.B33]=1)* NOT([Juni.B4:Juni.B33]=7))*([Juni.I4:Juni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ni.B4:Juni.B33]=1)* NOT([Juni.B4:Juni.B33]=7))*([Juni.I4:Juni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ni.B4:Juni.B33]=1)* NOT([Juni.B4:Juni.B33]=7))*([Juni.I4:Juni.I33]=[.F47]))" office:value-type="float" office:value="0" calcext:value-type="float">
            <text:p>0</text:p>
          </table:table-cell>
          <table:table-cell table:style-name="ce26" table:formula="of:=[.C18]-([.D18]+[.E18]+[.F18])" office:value-type="float" office:value="18" calcext:value-type="float">
            <text:p>18</text:p>
          </table:table-cell>
          <table:table-cell table:style-name="ce31" table:formula="of:=[Juni.G36]" office:value-type="time" office:time-value="PT00H00M00S" calcext:value-type="time">
            <text:p>00:00</text:p>
          </table:table-cell>
          <table:table-cell table:style-name="ce31" table:formula="of:=[.G18]*[.$B$8]" office:value-type="time" office:time-value="PT144H00M00S" calcext:value-type="time">
            <text:p>144:00</text:p>
          </table:table-cell>
          <table:table-cell table:style-name="ce31" table:formula="of:=[.H18]-[.I18]" office:value-type="time" office:time-value="-PT144H00M00S" calcext:value-type="time">
            <text:p>-144:00</text:p>
          </table:table-cell>
          <table:table-cell table:style-name="ce31" table:formula="of:=[.K17]+[.J18]" office:value-type="time" office:time-value="-PT976H00M00S" calcext:value-type="time">
            <text:p>-976:00</text:p>
          </table:table-cell>
          <table:table-cell table:number-columns-repeated="1013"/>
        </table:table-row>
        <table:table-row table:style-name="ro2">
          <table:table-cell table:style-name="ce5" table:formula="of:=[$Juli.I1]" office:value-type="date" office:date-value="2019-07-01" calcext:value-type="date">
            <text:p>Juli 2019</text:p>
          </table:table-cell>
          <table:table-cell table:formula="of:=[Juli.B45]" office:value-type="float" office:value="31" calcext:value-type="float">
            <text:p>31</text:p>
          </table:table-cell>
          <table:table-cell table:formula="of:=NETWORKDAYS([Juli.A4];[Juli.A34];[.B30:.B45])" office:value-type="float" office:value="23" calcext:value-type="float">
            <text:p>23</text:p>
          </table:table-cell>
          <table:table-cell table:style-name="ce26" table:number-matrix-columns-spanned="1" table:number-matrix-rows-spanned="1" table:formula="of:=SUM( (NOT([Juli.B4:Juli.B34]=1)* NOT([Juli.B4:Juli.B34]=7))*([Juli.I4:Juli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li.B4:Juli.B34]=1)* NOT([Juli.B4:Juli.B34]=7))*([Juli.I4:Juli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li.B4:Juli.B34]=1)* NOT([Juli.B4:Juli.B34]=7))*([Juli.I4:Juli.I34]=[.F47]))" office:value-type="float" office:value="0" calcext:value-type="float">
            <text:p>0</text:p>
          </table:table-cell>
          <table:table-cell table:style-name="ce26" table:formula="of:=[.C19]-([.D19]+[.E19]+[.F19])" office:value-type="float" office:value="23" calcext:value-type="float">
            <text:p>23</text:p>
          </table:table-cell>
          <table:table-cell table:style-name="ce31" table:formula="of:=[Juli.G36]" office:value-type="time" office:time-value="PT00H00M00S" calcext:value-type="time">
            <text:p>00:00</text:p>
          </table:table-cell>
          <table:table-cell table:style-name="ce31" table:formula="of:=[.G19]*[.$B$8]" office:value-type="time" office:time-value="PT184H00M00S" calcext:value-type="time">
            <text:p>184:00</text:p>
          </table:table-cell>
          <table:table-cell table:style-name="ce31" table:formula="of:=[.H19]-[.I19]" office:value-type="time" office:time-value="-PT184H00M00S" calcext:value-type="time">
            <text:p>-184:00</text:p>
          </table:table-cell>
          <table:table-cell table:style-name="ce31" table:formula="of:=[.K18]+[.J19]" office:value-type="time" office:time-value="-PT1160H00M00S" calcext:value-type="time">
            <text:p>-1160:00</text:p>
          </table:table-cell>
          <table:table-cell table:number-columns-repeated="1013"/>
        </table:table-row>
        <table:table-row table:style-name="ro2">
          <table:table-cell table:style-name="ce5" table:formula="of:=[$August.I1]" office:value-type="date" office:date-value="2019-08-01" calcext:value-type="date">
            <text:p>August 2019</text:p>
          </table:table-cell>
          <table:table-cell table:formula="of:=[August.B45]" office:value-type="float" office:value="31" calcext:value-type="float">
            <text:p>31</text:p>
          </table:table-cell>
          <table:table-cell table:formula="of:=NETWORKDAYS([August.A4];[August.A34];[.B30:.B45])" office:value-type="float" office:value="22" calcext:value-type="float">
            <text:p>22</text:p>
          </table:table-cell>
          <table:table-cell table:style-name="ce26" table:number-matrix-columns-spanned="1" table:number-matrix-rows-spanned="1" table:formula="of:=SUM( (NOT([August.B4:August.B34]=1)* NOT([August.B4:August.B34]=7))*([August.I4:August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ugust.B4:August.B34]=1)* NOT([August.B4:August.B34]=7))*([August.I4:August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ugust.B4:August.B34]=1)* NOT([August.B4:August.B34]=7))*([August.I4:August.I34]=[.F47]))" office:value-type="float" office:value="0" calcext:value-type="float">
            <text:p>0</text:p>
          </table:table-cell>
          <table:table-cell table:style-name="ce26" table:formula="of:=[.C20]-([.D20]+[.E20]+[.F20])" office:value-type="float" office:value="22" calcext:value-type="float">
            <text:p>22</text:p>
          </table:table-cell>
          <table:table-cell table:style-name="ce31" table:formula="of:=[August.G36]" office:value-type="time" office:time-value="PT00H00M00S" calcext:value-type="time">
            <text:p>00:00</text:p>
          </table:table-cell>
          <table:table-cell table:style-name="ce31" table:formula="of:=[.G20]*[.$B$8]" office:value-type="time" office:time-value="PT176H00M00S" calcext:value-type="time">
            <text:p>176:00</text:p>
          </table:table-cell>
          <table:table-cell table:style-name="ce31" table:formula="of:=[.H20]-[.I20]" office:value-type="time" office:time-value="-PT176H00M00S" calcext:value-type="time">
            <text:p>-176:00</text:p>
          </table:table-cell>
          <table:table-cell table:style-name="ce31" table:formula="of:=[.K19]+[.J20]" office:value-type="time" office:time-value="-PT1336H00M00S" calcext:value-type="time">
            <text:p>-1336:00</text:p>
          </table:table-cell>
          <table:table-cell table:number-columns-repeated="1013"/>
        </table:table-row>
        <table:table-row table:style-name="ro2">
          <table:table-cell table:style-name="ce5" table:formula="of:=[$September.I1]" office:value-type="date" office:date-value="2019-09-01" calcext:value-type="date">
            <text:p>September 2019</text:p>
          </table:table-cell>
          <table:table-cell table:formula="of:=[September.B45]" office:value-type="float" office:value="30" calcext:value-type="float">
            <text:p>30</text:p>
          </table:table-cell>
          <table:table-cell table:formula="of:=NETWORKDAYS([September.A4];[September.A33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I4:September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I4:September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I4:September.I33]=[.F47]))" office:value-type="float" office:value="0" calcext:value-type="float">
            <text:p>0</text:p>
          </table:table-cell>
          <table:table-cell table:style-name="ce26" table:formula="of:=[.C21]-([.D21]+[.E21]+[.F21])" office:value-type="float" office:value="21" calcext:value-type="float">
            <text:p>21</text:p>
          </table:table-cell>
          <table:table-cell table:style-name="ce31" table:formula="of:=[September.G36]" office:value-type="time" office:time-value="PT00H00M00S" calcext:value-type="time">
            <text:p>00:00</text:p>
          </table:table-cell>
          <table:table-cell table:style-name="ce31" table:formula="of:=[.G21]*[.$B$8]" office:value-type="time" office:time-value="PT168H00M00S" calcext:value-type="time">
            <text:p>168:00</text:p>
          </table:table-cell>
          <table:table-cell table:style-name="ce31" table:formula="of:=[.H21]-[.I21]" office:value-type="time" office:time-value="-PT168H00M00S" calcext:value-type="time">
            <text:p>-168:00</text:p>
          </table:table-cell>
          <table:table-cell table:style-name="ce31" table:formula="of:=[.K20]+[.J21]" office:value-type="time" office:time-value="-PT1504H00M00S" calcext:value-type="time">
            <text:p>-1504:00</text:p>
          </table:table-cell>
          <table:table-cell table:number-columns-repeated="1013"/>
        </table:table-row>
        <table:table-row table:style-name="ro2">
          <table:table-cell table:style-name="ce5" table:formula="of:=[$Oktober.I1]" office:value-type="date" office:date-value="2019-10-01" calcext:value-type="date">
            <text:p>Oktober 2019</text:p>
          </table:table-cell>
          <table:table-cell table:formula="of:=[Oktober.B45]" office:value-type="float" office:value="31" calcext:value-type="float">
            <text:p>31</text:p>
          </table:table-cell>
          <table:table-cell table:formula="of:=NETWORKDAYS([Oktober.A4];[Oktober.A34];[.B30:.B45])" office:value-type="float" office:value="22" calcext:value-type="float">
            <text:p>22</text:p>
          </table:table-cell>
          <table:table-cell table:style-name="Default" table:number-matrix-columns-spanned="1" table:number-matrix-rows-spanned="1" table:formula="of:=SUM( (NOT([Oktober.B4:Oktober.B33]=1)* NOT([Oktober.B4:Oktober.B33]=7))*([Oktober.I4:Oktober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Oktober.B4:Oktober.B34]=1)* NOT([Oktober.B4:Oktober.B34]=7))*([Oktober.I4:Oktober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Oktober.B4:Oktober.B34]=1)* NOT([Oktober.B4:Oktober.B34]=7))*([Oktober.I4:Oktober.I34]=[.F47]))" office:value-type="float" office:value="0" calcext:value-type="float">
            <text:p>0</text:p>
          </table:table-cell>
          <table:table-cell table:style-name="ce26" table:formula="of:=[.C22]-([.D22]+[.E22]+[.F22])" office:value-type="float" office:value="22" calcext:value-type="float">
            <text:p>22</text:p>
          </table:table-cell>
          <table:table-cell table:style-name="ce31" table:formula="of:=[Oktober.G36]" office:value-type="time" office:time-value="PT00H00M00S" calcext:value-type="time">
            <text:p>00:00</text:p>
          </table:table-cell>
          <table:table-cell table:style-name="ce31" table:formula="of:=[.G22]*[.$B$8]" office:value-type="time" office:time-value="PT176H00M00S" calcext:value-type="time">
            <text:p>176:00</text:p>
          </table:table-cell>
          <table:table-cell table:style-name="ce31" table:formula="of:=[.H22]-[.I22]" office:value-type="time" office:time-value="-PT176H00M00S" calcext:value-type="time">
            <text:p>-176:00</text:p>
          </table:table-cell>
          <table:table-cell table:style-name="ce31" table:formula="of:=[.K21]+[.J22]" office:value-type="time" office:time-value="-PT1680H00M00S" calcext:value-type="time">
            <text:p>-1680:00</text:p>
          </table:table-cell>
          <table:table-cell table:number-columns-repeated="1013"/>
        </table:table-row>
        <table:table-row table:style-name="ro2">
          <table:table-cell table:style-name="ce5" table:formula="of:=[$November.I1]" office:value-type="date" office:date-value="2019-11-01" calcext:value-type="date">
            <text:p>November 2019</text:p>
          </table:table-cell>
          <table:table-cell table:formula="of:=[November.B45]" office:value-type="float" office:value="30" calcext:value-type="float">
            <text:p>30</text:p>
          </table:table-cell>
          <table:table-cell table:formula="of:=NETWORKDAYS([November.A4];[November.A33];[.B30:.B45]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SUM( (NOT([November.B4:November.B33]=1)* NOT([November.B4:November.B33]=7))*([November.I4:November.I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November.B4:November.B33]=1)* NOT([November.B4:November.B33]=7))*([November.I4:November.I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November.B4:November.B33]=1)* NOT([November.B4:November.B33]=7))*([November.I4:November.I33]=[.F47]))" office:value-type="float" office:value="0" calcext:value-type="float">
            <text:p>0</text:p>
          </table:table-cell>
          <table:table-cell table:style-name="ce26" table:formula="of:=[.C23]-([.D23]+[.E23]+[.F23])" office:value-type="float" office:value="20" calcext:value-type="float">
            <text:p>20</text:p>
          </table:table-cell>
          <table:table-cell table:style-name="ce31" table:formula="of:=[November.G36]" office:value-type="time" office:time-value="PT00H00M00S" calcext:value-type="time">
            <text:p>00:00</text:p>
          </table:table-cell>
          <table:table-cell table:style-name="ce31" table:formula="of:=[.G23]*[.$B$8]" office:value-type="time" office:time-value="PT160H00M00S" calcext:value-type="time">
            <text:p>160:00</text:p>
          </table:table-cell>
          <table:table-cell table:style-name="ce31" table:formula="of:=[.H23]-[.I23]" office:value-type="time" office:time-value="-PT160H00M00S" calcext:value-type="time">
            <text:p>-160:00</text:p>
          </table:table-cell>
          <table:table-cell table:style-name="ce31" table:formula="of:=[.K22]+[.J23]" office:value-type="time" office:time-value="-PT1840H00M00S" calcext:value-type="time">
            <text:p>-1840:00</text:p>
          </table:table-cell>
          <table:table-cell table:number-columns-repeated="1013"/>
        </table:table-row>
        <table:table-row table:style-name="ro2">
          <table:table-cell table:style-name="ce5" table:formula="of:=[$Dezember.I1]" office:value-type="date" office:date-value="2019-12-01" calcext:value-type="date">
            <text:p>Dezember 2019</text:p>
          </table:table-cell>
          <table:table-cell table:formula="of:=[Dezember.B45]" office:value-type="float" office:value="31" calcext:value-type="float">
            <text:p>31</text:p>
          </table:table-cell>
          <table:table-cell table:formula="of:=NETWORKDAYS([Dezember.A4];[Dezember.A34];[.B30:.B45])" office:value-type="float" office:value="18" calcext:value-type="float">
            <text:p>18</text:p>
          </table:table-cell>
          <table:table-cell table:style-name="ce26" table:number-matrix-columns-spanned="1" table:number-matrix-rows-spanned="1" table:formula="of:=SUM( (NOT([Dezember.B4:Dezember.B34]=1)* NOT([Dezember.B4:Dezember.B34]=7))*([Dezember.I4:Dezember.I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Dezember.B4:Dezember.B34]=1)* NOT([Dezember.B4:Dezember.B34]=7))*([Dezember.I4:Dezember.I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Dezember.B4:Dezember.B34]=1)* NOT([Dezember.B4:Dezember.B34]=7))*([Dezember.I4:Dezember.I34]=[.F47]))" office:value-type="float" office:value="0" calcext:value-type="float">
            <text:p>0</text:p>
          </table:table-cell>
          <table:table-cell table:style-name="ce26" table:formula="of:=[.C24]-([.D24]+[.E24]+[.F24])" office:value-type="float" office:value="18" calcext:value-type="float">
            <text:p>18</text:p>
          </table:table-cell>
          <table:table-cell table:style-name="ce31" table:formula="of:=[Dezember.G36]" office:value-type="time" office:time-value="PT00H00M00S" calcext:value-type="time">
            <text:p>00:00</text:p>
          </table:table-cell>
          <table:table-cell table:style-name="ce31" table:formula="of:=[.G24]*[.$B$8]" office:value-type="time" office:time-value="PT144H00M00S" calcext:value-type="time">
            <text:p>144:00</text:p>
          </table:table-cell>
          <table:table-cell table:style-name="ce31" table:formula="of:=[.H24]-[.I24]" office:value-type="time" office:time-value="-PT144H00M00S" calcext:value-type="time">
            <text:p>-144:00</text:p>
          </table:table-cell>
          <table:table-cell table:style-name="ce31" table:formula="of:=[.K23]+[.J24]" office:value-type="time" office:time-value="-PT1984H00M00S" calcext:value-type="time">
            <text:p>-1984:0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31" table:number-columns-repeated="4"/>
          <table:table-cell table:number-columns-repeated="1013"/>
        </table:table-row>
        <table:table-row table:style-name="ro4">
          <table:table-cell table:style-name="ce6" office:value-type="string" calcext:value-type="string">
            <text:p>Summen</text:p>
          </table:table-cell>
          <table:table-cell table:formula="of:=SUM([.B13:.B24])" office:value-type="float" office:value="365" calcext:value-type="float">
            <text:p>365</text:p>
          </table:table-cell>
          <table:table-cell table:formula="of:=SUM([.C13:.C24])" office:value-type="float" office:value="248" calcext:value-type="float">
            <text:p>248</text:p>
          </table:table-cell>
          <table:table-cell table:style-name="ce27" table:formula="of:=SUM([.D13:.D24])" office:value-type="float" office:value="0" calcext:value-type="float">
            <text:p>0</text:p>
          </table:table-cell>
          <table:table-cell table:formula="of:=SUM([.E13:.E24])" office:value-type="float" office:value="0" calcext:value-type="float">
            <text:p>0</text:p>
          </table:table-cell>
          <table:table-cell table:formula="of:=SUM([.F13:.F24])" office:value-type="float" office:value="0" calcext:value-type="float">
            <text:p>0</text:p>
          </table:table-cell>
          <table:table-cell table:formula="of:=SUM([.G13:.G24])" office:value-type="float" office:value="248" calcext:value-type="float">
            <text:p>248</text:p>
          </table:table-cell>
          <table:table-cell table:style-name="ce31" table:formula="of:=SUM([.H13:.H24])" office:value-type="time" office:time-value="PT00H00M00S" calcext:value-type="time">
            <text:p>00:00</text:p>
          </table:table-cell>
          <table:table-cell table:style-name="ce31" table:formula="of:=SUM([.I13:.I24])" office:value-type="time" office:time-value="PT1984H0-1M59.999999999S" calcext:value-type="time">
            <text:p>1984:00</text:p>
          </table:table-cell>
          <table:table-cell table:style-name="ce31"/>
          <table:table-cell table:style-name="ce33" table:formula="of:=SUM([.J13:.J24])" office:value-type="time" office:time-value="-PT1984H0-1M59.999999999S" calcext:value-type="time">
            <text:p>-1984:0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8" table:formula="of:=CONCATENATE(&quot;Rest: &quot;; [.B9])" office:value-type="string" office:string-value="Rest: 30" calcext:value-type="string">
            <text:p>Rest: 3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formula="of:=CONCATENATE(&quot;Bayerische Feiertage in &quot;; [.B2])" office:value-type="string" office:string-value="Bayerische Feiertage in 2019" calcext:value-type="string" table:number-columns-spanned="2" table:number-rows-spanned="1">
            <text:p>Bayerische Feiertage in 2019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>
            <text:p>Neujahr</text:p>
          </table:table-cell>
          <table:table-cell table:style-name="ce18" table:formula="of:=DATE([.B2];1;1)" office:value-type="date" office:date-value="2019-01-01" calcext:value-type="date" table:number-columns-spanned="3" table:number-rows-spanned="1">
            <text:p>Di, 01. Jan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2">
          <table:table-cell table:style-name="ce6" office:value-type="string" calcext:value-type="string">
            <text:p>Hlg. 3 Könige</text:p>
          </table:table-cell>
          <table:table-cell table:style-name="ce18" table:formula="of:=DATE([.B2];1;6)" office:value-type="date" office:date-value="2019-01-06" calcext:value-type="date" table:number-columns-spanned="3" table:number-rows-spanned="1">
            <text:p>So, 06. Jan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2">
          <table:table-cell table:style-name="ce8" office:value-type="string" calcext:value-type="string">
            <text:p>Karfreitag</text:p>
          </table:table-cell>
          <table:table-cell table:style-name="ce19" table:formula="of:=ORG.OPENOFFICE.EASTERSUNDAY([.B2])-2" office:value-type="date" office:date-value="2019-04-19" calcext:value-type="date" table:number-columns-spanned="3" table:number-rows-spanned="1">
            <text:p>Fr, 19. Apr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2">
          <table:table-cell table:style-name="ce8" office:value-type="string" calcext:value-type="string">
            <text:p>Ostersonntag</text:p>
          </table:table-cell>
          <table:table-cell table:style-name="ce20" table:formula="of:=ORG.OPENOFFICE.EASTERSUNDAY([.B2])" office:value-type="date" office:date-value="2019-04-21" calcext:value-type="date" table:number-columns-spanned="3" table:number-rows-spanned="1">
            <text:p>So, 21. Apr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2">
          <table:table-cell table:style-name="ce8" office:value-type="string" calcext:value-type="string">
            <text:p>Ostermontag</text:p>
          </table:table-cell>
          <table:table-cell table:style-name="ce20" table:formula="of:=ORG.OPENOFFICE.EASTERSUNDAY([.B2])+1" office:value-type="date" office:date-value="2019-04-22" calcext:value-type="date" table:number-columns-spanned="3" table:number-rows-spanned="1">
            <text:p>Mo, 22. Apr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2">
          <table:table-cell table:style-name="ce9" office:value-type="string" calcext:value-type="string">
            <text:p>Tag der Arbeit</text:p>
          </table:table-cell>
          <table:table-cell table:style-name="ce21" table:formula="of:=DATE([.B2];5;1)" office:value-type="date" office:date-value="2019-05-01" calcext:value-type="date" table:number-columns-spanned="3" table:number-rows-spanned="1">
            <text:p>Mi, 01. Mai 2019</text:p>
          </table:table-cell>
          <table:covered-table-cell table:style-name="ce21"/>
          <table:covered-table-cell table:style-name="ce29"/>
          <table:table-cell table:number-columns-repeated="1020"/>
        </table:table-row>
        <table:table-row table:style-name="ro2">
          <table:table-cell table:style-name="ce8" office:value-type="string" calcext:value-type="string">
            <text:p>Himmelfahrt</text:p>
          </table:table-cell>
          <table:table-cell table:style-name="ce20" table:formula="of:=ORG.OPENOFFICE.EASTERSUNDAY([.B2])+39" office:value-type="date" office:date-value="2019-05-30" calcext:value-type="date" table:number-columns-spanned="3" table:number-rows-spanned="1">
            <text:p>Do, 30. Mai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2">
          <table:table-cell table:style-name="ce8" office:value-type="string" calcext:value-type="string">
            <text:p>Pfingstsonntag</text:p>
          </table:table-cell>
          <table:table-cell table:style-name="ce20" table:formula="of:=ORG.OPENOFFICE.EASTERSUNDAY([.B2])+49" office:value-type="date" office:date-value="2019-06-09" calcext:value-type="date" table:number-columns-spanned="3" table:number-rows-spanned="1">
            <text:p>So, 09. Jun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2">
          <table:table-cell table:style-name="ce8" office:value-type="string" calcext:value-type="string">
            <text:p>Pfingstmontag</text:p>
          </table:table-cell>
          <table:table-cell table:style-name="ce20" table:formula="of:=ORG.OPENOFFICE.EASTERSUNDAY([.B2])+50" office:value-type="date" office:date-value="2019-06-10" calcext:value-type="date" table:number-columns-spanned="3" table:number-rows-spanned="1">
            <text:p>Mo, 10. Jun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1">
          <table:table-cell table:style-name="ce8" office:value-type="string" calcext:value-type="string">
            <text:p>Fronleichnam</text:p>
          </table:table-cell>
          <table:table-cell table:style-name="ce20" table:formula="of:=ORG.OPENOFFICE.EASTERSUNDAY([.B2])+60" office:value-type="date" office:date-value="2019-06-20" calcext:value-type="date" table:number-columns-spanned="3" table:number-rows-spanned="1">
            <text:p>Do, 20. Jun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2">
          <table:table-cell table:style-name="ce6" office:value-type="string" calcext:value-type="string">
            <text:p>Tag der dt. Einheit</text:p>
          </table:table-cell>
          <table:table-cell table:style-name="ce22" table:formula="of:=DATE([.B2];10;3)" office:value-type="date" office:date-value="2019-10-03" calcext:value-type="date" table:number-columns-spanned="3" table:number-rows-spanned="1">
            <text:p>Do, 03. Okt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2">
          <table:table-cell table:style-name="ce6" office:value-type="string" calcext:value-type="string">
            <text:p>Allerheiligen</text:p>
          </table:table-cell>
          <table:table-cell table:style-name="ce22" table:formula="of:=DATE([.B2];11;1)" office:value-type="date" office:date-value="2019-11-01" calcext:value-type="date" table:number-columns-spanned="3" table:number-rows-spanned="1">
            <text:p>Fr, 01. Nov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2">
          <table:table-cell table:style-name="ce6" office:value-type="string" calcext:value-type="string">
            <text:p>Heiligabend</text:p>
          </table:table-cell>
          <table:table-cell table:style-name="ce22" table:formula="of:=DATE([.B2];12;24)" office:value-type="date" office:date-value="2019-12-24" calcext:value-type="date" table:number-columns-spanned="3" table:number-rows-spanned="1">
            <text:p>Di, 24. Dez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2">
          <table:table-cell table:style-name="ce6" office:value-type="string" calcext:value-type="string">
            <text:p>1. Weihanchtsfeiertag</text:p>
          </table:table-cell>
          <table:table-cell table:style-name="ce22" table:formula="of:=DATE([.B2];12;25)" office:value-type="date" office:date-value="2019-12-25" calcext:value-type="date" table:number-columns-spanned="3" table:number-rows-spanned="1">
            <text:p>Mi, 25. Dez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2">
          <table:table-cell table:style-name="ce6" office:value-type="string" calcext:value-type="string">
            <text:p>2. Weihnachstfeiertag</text:p>
          </table:table-cell>
          <table:table-cell table:style-name="ce22" table:formula="of:=DATE([.B2];12;26)" office:value-type="date" office:date-value="2019-12-26" calcext:value-type="date" table:number-columns-spanned="3" table:number-rows-spanned="1">
            <text:p>Do, 26. Dez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2">
          <table:table-cell table:style-name="ce6" office:value-type="string" calcext:value-type="string">
            <text:p>Sylvester</text:p>
          </table:table-cell>
          <table:table-cell table:style-name="ce22" table:formula="of:=DATE([.B2];12;31)" office:value-type="date" office:date-value="2019-12-31" calcext:value-type="date" table:number-columns-spanned="3" table:number-rows-spanned="1">
            <text:p>Di, 31. Dez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2">
          <table:table-cell table:style-name="ce10"/>
          <table:table-cell table:number-columns-repeated="1023"/>
        </table:table-row>
        <table:table-row table:style-name="ro5" table:visibility="collapse">
          <table:table-cell table:style-name="ce11" office:value-type="string" calcext:value-type="string">
            <text:p>Werte f. Abwesenheit <text:span text:style-name="T1">(Werte nicht ändern oder verschieben, ggf. am Ende der Liste neue Werte anfügen)</text:span></text:p>
          </table:table-cell>
          <table:table-cell table:style-name="ce23" office:value-type="string" calcext:value-type="string">
            <text:p>Überstundenfrei</text:p>
          </table:table-cell>
          <table:table-cell table:style-name="ce23"/>
          <table:table-cell table:style-name="ce23" office:value-type="string" calcext:value-type="string">
            <text:p>Feiertag</text:p>
          </table:table-cell>
          <table:table-cell table:style-name="ce23" office:value-type="string" calcext:value-type="string">
            <text:p>Urlaub</text:p>
          </table:table-cell>
          <table:table-cell table:style-name="ce23" office:value-type="string" calcext:value-type="string">
            <text:p>Berufsschule</text:p>
          </table:table-cell>
          <table:table-cell table:style-name="ce23" office:value-type="string" calcext:value-type="string">
            <text:p>Krankheit</text:p>
          </table:table-cell>
          <table:table-cell table:style-name="ce23"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Übersicht.K26:Übersicht.K26">
            <calcext:condition calcext:apply-style-name="Overtime" calcext:value="&gt;0" calcext:base-cell-address="Übersicht.K26"/>
            <calcext:condition calcext:apply-style-name="Alter" calcext:value="&lt;0" calcext:base-cell-address="Übersicht.K26"/>
          </calcext:conditional-format>
        </calcext:conditional-formats>
      </table:table>
      <table:table table:name="Janua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1-01" calcext:value-type="date">
            <text:p>Januar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1">
          <table:table-cell table:style-name="ce37" table:formula="of:=DATE([$Übersicht.$B$2]; 1;1)" office:value-type="date" office:date-value="2019-01-01" calcext:value-type="date">
            <text:p>01.01.19</text:p>
          </table:table-cell>
          <table:table-cell table:style-name="ce41" table:formula="of:=WEEKDAY([.A4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4]-[.C4])-[.E4]+[.F4]" office:value-type="time" office:time-value="PT00H00M00S" calcext:value-type="time">
            <text:p>00:00</text:p>
          </table:table-cell>
          <table:table-cell table:style-name="ce56" table:formula="of:=[$Übersicht.$A$30]" office:value-type="string" office:string-value="Neujahr" calcext:value-type="string">
            <text:p>Neujahr</text:p>
          </table:table-cell>
          <table:table-cell table:style-name="ce59" table:content-validation-name="val1" office:value-type="string" calcext:value-type="string">
            <text:p>Feiertag</text:p>
          </table:table-cell>
          <table:table-cell table:number-columns-repeated="1015"/>
        </table:table-row>
        <table:table-row table:style-name="ro1">
          <table:table-cell table:style-name="ce37" table:formula="of:=[.A4]+1" office:value-type="date" office:date-value="2019-01-02" calcext:value-type="date">
            <text:p>02.01.19</text:p>
          </table:table-cell>
          <table:table-cell table:style-name="ce41" table:formula="of:=WEEKDAY([.A5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5]-[.C5])-[.E5]+[.F5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5]+1" office:value-type="date" office:date-value="2019-01-03" calcext:value-type="date">
            <text:p>03.01.19</text:p>
          </table:table-cell>
          <table:table-cell table:style-name="ce41" table:formula="of:=WEEKDAY([.A6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6]-[.C6])-[.E6]+[.F6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6]+1" office:value-type="date" office:date-value="2019-01-04" calcext:value-type="date">
            <text:p>04.01.19</text:p>
          </table:table-cell>
          <table:table-cell table:style-name="ce41" table:formula="of:=WEEKDAY([.A7])" office:value-type="date" office:date-value="1900-01-05" calcext:value-type="date">
            <text:p>Fr</text:p>
          </table:table-cell>
          <table:table-cell table:style-name="ce48"/>
          <table:table-cell table:style-name="ce49" table:number-columns-repeated="3"/>
          <table:table-cell table:style-name="ce50" table:formula="of:=([.D7]-[.C7])-[.E7]+[.F7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1">
          <table:table-cell table:style-name="ce37" table:formula="of:=[.A7]+1" office:value-type="date" office:date-value="2019-01-05" calcext:value-type="date">
            <text:p>05.01.19</text:p>
          </table:table-cell>
          <table:table-cell table:style-name="ce41" table:formula="of:=WEEKDAY([.A8])" office:value-type="date" office:date-value="1900-01-06" calcext:value-type="date">
            <text:p>Sa</text:p>
          </table:table-cell>
          <table:table-cell table:style-name="ce48"/>
          <table:table-cell table:style-name="ce49" table:number-columns-repeated="3"/>
          <table:table-cell table:style-name="ce50" table:formula="of:=([.D8]-[.C8])-[.E8]+[.F8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1">
          <table:table-cell table:style-name="ce37" table:formula="of:=[.A8]+1" office:value-type="date" office:date-value="2019-01-06" calcext:value-type="date">
            <text:p>06.01.19</text:p>
          </table:table-cell>
          <table:table-cell table:style-name="ce41" table:formula="of:=WEEKDAY([.A9])" office:value-type="date" office:date-value="1899-12-31" calcext:value-type="date">
            <text:p>So</text:p>
          </table:table-cell>
          <table:table-cell table:style-name="ce48"/>
          <table:table-cell table:style-name="ce49" table:number-columns-repeated="3"/>
          <table:table-cell table:style-name="ce50" table:formula="of:=([.D9]-[.C9])-[.E9]+[.F9]" office:value-type="time" office:time-value="PT00H00M00S" calcext:value-type="time">
            <text:p>00:00</text:p>
          </table:table-cell>
          <table:table-cell table:style-name="ce124" table:formula="of:=[$Übersicht.$A$31]" office:value-type="string" office:string-value="Hlg. 3 Könige" calcext:value-type="string">
            <text:p>Hlg. 3 Könige</text:p>
          </table:table-cell>
          <table:table-cell table:style-name="ce59" table:content-validation-name="val1" office:value-type="string" calcext:value-type="string">
            <text:p>Feiertag</text:p>
          </table:table-cell>
          <table:table-cell table:number-columns-repeated="1015"/>
        </table:table-row>
        <table:table-row table:style-name="ro1">
          <table:table-cell table:style-name="ce37" table:formula="of:=[.A9]+1" office:value-type="date" office:date-value="2019-01-07" calcext:value-type="date">
            <text:p>07.01.19</text:p>
          </table:table-cell>
          <table:table-cell table:style-name="ce41" table:formula="of:=WEEKDAY([.A10])" office:value-type="date" office:date-value="1900-01-01" calcext:value-type="date">
            <text:p>Mo</text:p>
          </table:table-cell>
          <table:table-cell table:style-name="ce48"/>
          <table:table-cell table:style-name="ce49" table:number-columns-repeated="3"/>
          <table:table-cell table:style-name="ce50" table:formula="of:=([.D10]-[.C10])-[.E10]+[.F10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1">
          <table:table-cell table:style-name="ce37" table:formula="of:=[.A10]+1" office:value-type="date" office:date-value="2019-01-08" calcext:value-type="date">
            <text:p>08.01.19</text:p>
          </table:table-cell>
          <table:table-cell table:style-name="ce41" table:formula="of:=WEEKDAY([.A11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11]-[.C11])-[.E11]+[.F11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1">
          <table:table-cell table:style-name="ce37" table:formula="of:=[.A11]+1" office:value-type="date" office:date-value="2019-01-09" calcext:value-type="date">
            <text:p>09.01.19</text:p>
          </table:table-cell>
          <table:table-cell table:style-name="ce41" table:formula="of:=WEEKDAY([.A12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12]-[.C12])-[.E12]+[.F12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12]+1" office:value-type="date" office:date-value="2019-01-10" calcext:value-type="date">
            <text:p>10.01.19</text:p>
          </table:table-cell>
          <table:table-cell table:style-name="ce41" table:formula="of:=WEEKDAY([.A13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13]-[.C13])-[.E13]+[.F13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13]+1" office:value-type="date" office:date-value="2019-01-11" calcext:value-type="date">
            <text:p>11.01.19</text:p>
          </table:table-cell>
          <table:table-cell table:style-name="ce41" table:formula="of:=WEEKDAY([.A14])" office:value-type="date" office:date-value="1900-01-05" calcext:value-type="date">
            <text:p>Fr</text:p>
          </table:table-cell>
          <table:table-cell table:style-name="ce48"/>
          <table:table-cell table:style-name="ce49" table:number-columns-repeated="3"/>
          <table:table-cell table:style-name="ce50" table:formula="of:=([.D14]-[.C14])-[.E14]+[.F14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1">
          <table:table-cell table:style-name="ce37" table:formula="of:=[.A14]+1" office:value-type="date" office:date-value="2019-01-12" calcext:value-type="date">
            <text:p>12.01.19</text:p>
          </table:table-cell>
          <table:table-cell table:style-name="ce41" table:formula="of:=WEEKDAY([.A15])" office:value-type="date" office:date-value="1900-01-06" calcext:value-type="date">
            <text:p>Sa</text:p>
          </table:table-cell>
          <table:table-cell table:style-name="ce48"/>
          <table:table-cell table:style-name="ce49" table:number-columns-repeated="3"/>
          <table:table-cell table:style-name="ce50" table:formula="of:=([.D15]-[.C15])-[.E15]+[.F15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1">
          <table:table-cell table:style-name="ce37" table:formula="of:=[.A15]+1" office:value-type="date" office:date-value="2019-01-13" calcext:value-type="date">
            <text:p>13.01.19</text:p>
          </table:table-cell>
          <table:table-cell table:style-name="ce41" table:formula="of:=WEEKDAY([.A16])" office:value-type="date" office:date-value="1899-12-31" calcext:value-type="date">
            <text:p>So</text:p>
          </table:table-cell>
          <table:table-cell table:style-name="ce48"/>
          <table:table-cell table:style-name="ce49" table:number-columns-repeated="3"/>
          <table:table-cell table:style-name="ce50" table:formula="of:=([.D16]-[.C16])-[.E16]+[.F16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16]+1" office:value-type="date" office:date-value="2019-01-14" calcext:value-type="date">
            <text:p>14.01.19</text:p>
          </table:table-cell>
          <table:table-cell table:style-name="ce41" table:formula="of:=WEEKDAY([.A17])" office:value-type="date" office:date-value="1900-01-01" calcext:value-type="date">
            <text:p>Mo</text:p>
          </table:table-cell>
          <table:table-cell table:style-name="ce48"/>
          <table:table-cell table:style-name="ce49" table:number-columns-repeated="3"/>
          <table:table-cell table:style-name="ce50" table:formula="of:=([.D17]-[.C17])-[.E17]+[.F17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17]+1" office:value-type="date" office:date-value="2019-01-15" calcext:value-type="date">
            <text:p>15.01.19</text:p>
          </table:table-cell>
          <table:table-cell table:style-name="ce41" table:formula="of:=WEEKDAY([.A18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18]-[.C18])-[.E18]+[.F18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18]+1" office:value-type="date" office:date-value="2019-01-16" calcext:value-type="date">
            <text:p>16.01.19</text:p>
          </table:table-cell>
          <table:table-cell table:style-name="ce41" table:formula="of:=WEEKDAY([.A19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19]-[.C19])-[.E19]+[.F19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19]+1" office:value-type="date" office:date-value="2019-01-17" calcext:value-type="date">
            <text:p>17.01.19</text:p>
          </table:table-cell>
          <table:table-cell table:style-name="ce41" table:formula="of:=WEEKDAY([.A20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20]-[.C20])-[.E20]+[.F20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0]+1" office:value-type="date" office:date-value="2019-01-18" calcext:value-type="date">
            <text:p>18.01.19</text:p>
          </table:table-cell>
          <table:table-cell table:style-name="ce41" table:formula="of:=WEEKDAY([.A21])" office:value-type="date" office:date-value="1900-01-05" calcext:value-type="date">
            <text:p>Fr</text:p>
          </table:table-cell>
          <table:table-cell table:style-name="ce48"/>
          <table:table-cell table:style-name="ce49" table:number-columns-repeated="3"/>
          <table:table-cell table:style-name="ce50" table:formula="of:=([.D21]-[.C21])-[.E21]+[.F21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1]+1" office:value-type="date" office:date-value="2019-01-19" calcext:value-type="date">
            <text:p>19.01.19</text:p>
          </table:table-cell>
          <table:table-cell table:style-name="ce41" table:formula="of:=WEEKDAY([.A22])" office:value-type="date" office:date-value="1900-01-06" calcext:value-type="date">
            <text:p>Sa</text:p>
          </table:table-cell>
          <table:table-cell table:style-name="ce48"/>
          <table:table-cell table:style-name="ce49" table:number-columns-repeated="3"/>
          <table:table-cell table:style-name="ce50" table:formula="of:=([.D22]-[.C22])-[.E22]+[.F22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2]+1" office:value-type="date" office:date-value="2019-01-20" calcext:value-type="date">
            <text:p>20.01.19</text:p>
          </table:table-cell>
          <table:table-cell table:style-name="ce41" table:formula="of:=WEEKDAY([.A23])" office:value-type="date" office:date-value="1899-12-31" calcext:value-type="date">
            <text:p>So</text:p>
          </table:table-cell>
          <table:table-cell table:style-name="ce48"/>
          <table:table-cell table:style-name="ce49" table:number-columns-repeated="3"/>
          <table:table-cell table:style-name="ce50" table:formula="of:=([.D23]-[.C23])-[.E23]+[.F23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3]+1" office:value-type="date" office:date-value="2019-01-21" calcext:value-type="date">
            <text:p>21.01.19</text:p>
          </table:table-cell>
          <table:table-cell table:style-name="ce41" table:formula="of:=WEEKDAY([.A24])" office:value-type="date" office:date-value="1900-01-01" calcext:value-type="date">
            <text:p>Mo</text:p>
          </table:table-cell>
          <table:table-cell table:style-name="ce48"/>
          <table:table-cell table:style-name="ce49" table:number-columns-repeated="3"/>
          <table:table-cell table:style-name="ce50" table:formula="of:=([.D24]-[.C24])-[.E24]+[.F24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4]+1" office:value-type="date" office:date-value="2019-01-22" calcext:value-type="date">
            <text:p>22.01.19</text:p>
          </table:table-cell>
          <table:table-cell table:style-name="ce41" table:formula="of:=WEEKDAY([.A25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25]-[.C25])-[.E25]+[.F25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5]+1" office:value-type="date" office:date-value="2019-01-23" calcext:value-type="date">
            <text:p>23.01.19</text:p>
          </table:table-cell>
          <table:table-cell table:style-name="ce41" table:formula="of:=WEEKDAY([.A26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26]-[.C26])-[.E26]+[.F26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6]+1" office:value-type="date" office:date-value="2019-01-24" calcext:value-type="date">
            <text:p>24.01.19</text:p>
          </table:table-cell>
          <table:table-cell table:style-name="ce41" table:formula="of:=WEEKDAY([.A27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27]-[.C27])-[.E27]+[.F27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7]+1" office:value-type="date" office:date-value="2019-01-25" calcext:value-type="date">
            <text:p>25.01.19</text:p>
          </table:table-cell>
          <table:table-cell table:style-name="ce41" table:formula="of:=WEEKDAY([.A28])" office:value-type="date" office:date-value="1900-01-05" calcext:value-type="date">
            <text:p>Fr</text:p>
          </table:table-cell>
          <table:table-cell table:style-name="ce48"/>
          <table:table-cell table:style-name="ce49" table:number-columns-repeated="3"/>
          <table:table-cell table:style-name="ce50" table:formula="of:=([.D28]-[.C28])-[.E28]+[.F28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8]+1" office:value-type="date" office:date-value="2019-01-26" calcext:value-type="date">
            <text:p>26.01.19</text:p>
          </table:table-cell>
          <table:table-cell table:style-name="ce41" table:formula="of:=WEEKDAY([.A29])" office:value-type="date" office:date-value="1900-01-06" calcext:value-type="date">
            <text:p>Sa</text:p>
          </table:table-cell>
          <table:table-cell table:style-name="ce48"/>
          <table:table-cell table:style-name="ce49" table:number-columns-repeated="3"/>
          <table:table-cell table:style-name="ce50" table:formula="of:=([.D29]-[.C29])-[.E29]+[.F29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29]+1" office:value-type="date" office:date-value="2019-01-27" calcext:value-type="date">
            <text:p>27.01.19</text:p>
          </table:table-cell>
          <table:table-cell table:style-name="ce41" table:formula="of:=WEEKDAY([.A30])" office:value-type="date" office:date-value="1899-12-31" calcext:value-type="date">
            <text:p>So</text:p>
          </table:table-cell>
          <table:table-cell table:style-name="ce48"/>
          <table:table-cell table:style-name="ce49" table:number-columns-repeated="3"/>
          <table:table-cell table:style-name="ce50" table:formula="of:=([.D30]-[.C30])-[.E30]+[.F30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30]+1" office:value-type="date" office:date-value="2019-01-28" calcext:value-type="date">
            <text:p>28.01.19</text:p>
          </table:table-cell>
          <table:table-cell table:style-name="ce41" table:formula="of:=WEEKDAY([.A31])" office:value-type="date" office:date-value="1900-01-01" calcext:value-type="date">
            <text:p>Mo</text:p>
          </table:table-cell>
          <table:table-cell table:style-name="ce48"/>
          <table:table-cell table:style-name="ce49" table:number-columns-repeated="3"/>
          <table:table-cell table:style-name="ce50" table:formula="of:=([.D31]-[.C31])-[.E31]+[.F31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31]+1" office:value-type="date" office:date-value="2019-01-29" calcext:value-type="date">
            <text:p>29.01.19</text:p>
          </table:table-cell>
          <table:table-cell table:style-name="ce41" table:formula="of:=WEEKDAY([.A32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32]-[.C32])-[.E32]+[.F32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32]+1" office:value-type="date" office:date-value="2019-01-30" calcext:value-type="date">
            <text:p>30.01.19</text:p>
          </table:table-cell>
          <table:table-cell table:style-name="ce41" table:formula="of:=WEEKDAY([.A33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33]-[.C33])-[.E33]+[.F33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4">
          <table:table-cell table:style-name="ce37" table:formula="of:=[.A33]+1" office:value-type="date" office:date-value="2019-01-31" calcext:value-type="date">
            <text:p>31.01.19</text:p>
          </table:table-cell>
          <table:table-cell table:style-name="ce41" table:formula="of:=WEEKDAY([.A34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34]-[.C34])-[.E34]+[.F34]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5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$Übersicht.$B$5]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3]" office:value-type="time" office:time-value="PT176H00M00S" calcext:value-type="time">
            <text:p>17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176H00M00S" calcext:value-type="time">
            <text:p>-176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13]" office:value-type="float" office:value="22" calcext:value-type="float">
            <text:p>22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13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13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13]" office:value-type="float" office:value="22" calcext:value-type="float">
            <text:p>22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46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Januar.A4:Januar.I34">
            <calcext:condition calcext:apply-style-name="Weekend" calcext:value="formula-is(OR([.$B4]=1; [.$B4]=7; [.$I4]=[$Übersicht.$D$47]))" calcext:base-cell-address="Januar.A4"/>
            <calcext:condition calcext:apply-style-name="Free" calcext:value="formula-is(NOT(ISNA(MATCH([.$I4];[$Übersicht.$E$47:.$Z$47];0))))" calcext:base-cell-address="Januar.A4"/>
            <calcext:condition calcext:apply-style-name="Overtime" calcext:value="formula-is([.$I4]=[$Übersicht.$B$47])" calcext:base-cell-address="Januar.A4"/>
          </calcext:conditional-format>
        </calcext:conditional-formats>
      </table:table>
      <table:table table:name="Februa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2-01" calcext:value-type="date">
            <text:p>Februar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1">
          <table:table-cell table:style-name="ce128" table:formula="of:=DATE([$Übersicht.$B$2]; 2;1)" office:value-type="date" office:date-value="2019-02-01" calcext:value-type="date">
            <text:p>01.02.19</text:p>
          </table:table-cell>
          <table:table-cell table:style-name="ce131" table:formula="of:=WEEKDAY([.A4])" office:value-type="date" office:date-value="1900-01-05" calcext:value-type="date">
            <text:p>Fr</text:p>
          </table:table-cell>
          <table:table-cell table:style-name="ce133"/>
          <table:table-cell table:style-name="ce134" table:number-columns-repeated="3"/>
          <table:table-cell table:style-name="ce135" table:formula="of:=([.D4]-[.C4])-[.E4]+[.F4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8" table:formula="of:=[.A4]+1" office:value-type="date" office:date-value="2019-02-02" calcext:value-type="date">
            <text:p>02.02.19</text:p>
          </table:table-cell>
          <table:table-cell table:style-name="ce131" table:formula="of:=WEEKDAY([.A5])" office:value-type="date" office:date-value="1900-01-06" calcext:value-type="date">
            <text:p>Sa</text:p>
          </table:table-cell>
          <table:table-cell table:style-name="ce133"/>
          <table:table-cell table:style-name="ce134" table:number-columns-repeated="3"/>
          <table:table-cell table:style-name="ce135" table:formula="of:=([.D5]-[.C5])-[.E5]+[.F5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5]+1" office:value-type="date" office:date-value="2019-02-03" calcext:value-type="date">
            <text:p>03.02.19</text:p>
          </table:table-cell>
          <table:table-cell table:style-name="ce131" table:formula="of:=WEEKDAY([.A6])" office:value-type="date" office:date-value="1899-12-31" calcext:value-type="date">
            <text:p>So</text:p>
          </table:table-cell>
          <table:table-cell table:style-name="ce133"/>
          <table:table-cell table:style-name="ce134" table:number-columns-repeated="3"/>
          <table:table-cell table:style-name="ce135" table:formula="of:=([.D6]-[.C6])-[.E6]+[.F6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6]+1" office:value-type="date" office:date-value="2019-02-04" calcext:value-type="date">
            <text:p>04.02.19</text:p>
          </table:table-cell>
          <table:table-cell table:style-name="ce131" table:formula="of:=WEEKDAY([.A7])" office:value-type="date" office:date-value="1900-01-01" calcext:value-type="date">
            <text:p>Mo</text:p>
          </table:table-cell>
          <table:table-cell table:style-name="ce133"/>
          <table:table-cell table:style-name="ce134" table:number-columns-repeated="3"/>
          <table:table-cell table:style-name="ce135" table:formula="of:=([.D7]-[.C7])-[.E7]+[.F7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8" table:formula="of:=[.A7]+1" office:value-type="date" office:date-value="2019-02-05" calcext:value-type="date">
            <text:p>05.02.19</text:p>
          </table:table-cell>
          <table:table-cell table:style-name="ce131" table:formula="of:=WEEKDAY([.A8])" office:value-type="date" office:date-value="1900-01-02" calcext:value-type="date">
            <text:p>Di</text:p>
          </table:table-cell>
          <table:table-cell table:style-name="ce133"/>
          <table:table-cell table:style-name="ce134" table:number-columns-repeated="3"/>
          <table:table-cell table:style-name="ce135" table:formula="of:=([.D8]-[.C8])-[.E8]+[.F8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8]+1" office:value-type="date" office:date-value="2019-02-06" calcext:value-type="date">
            <text:p>06.02.19</text:p>
          </table:table-cell>
          <table:table-cell table:style-name="ce131" table:formula="of:=WEEKDAY([.A9])" office:value-type="date" office:date-value="1900-01-03" calcext:value-type="date">
            <text:p>Mi</text:p>
          </table:table-cell>
          <table:table-cell table:style-name="ce133"/>
          <table:table-cell table:style-name="ce134" table:number-columns-repeated="3"/>
          <table:table-cell table:style-name="ce135" table:formula="of:=([.D9]-[.C9])-[.E9]+[.F9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8" table:formula="of:=[.A9]+1" office:value-type="date" office:date-value="2019-02-07" calcext:value-type="date">
            <text:p>07.02.19</text:p>
          </table:table-cell>
          <table:table-cell table:style-name="ce131" table:formula="of:=WEEKDAY([.A10])" office:value-type="date" office:date-value="1900-01-04" calcext:value-type="date">
            <text:p>Do</text:p>
          </table:table-cell>
          <table:table-cell table:style-name="ce133"/>
          <table:table-cell table:style-name="ce134" table:number-columns-repeated="3"/>
          <table:table-cell table:style-name="ce135" table:formula="of:=([.D10]-[.C10])-[.E10]+[.F10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0]+1" office:value-type="date" office:date-value="2019-02-08" calcext:value-type="date">
            <text:p>08.02.19</text:p>
          </table:table-cell>
          <table:table-cell table:style-name="ce131" table:formula="of:=WEEKDAY([.A11])" office:value-type="date" office:date-value="1900-01-05" calcext:value-type="date">
            <text:p>Fr</text:p>
          </table:table-cell>
          <table:table-cell table:style-name="ce133"/>
          <table:table-cell table:style-name="ce134" table:number-columns-repeated="3"/>
          <table:table-cell table:style-name="ce135" table:formula="of:=([.D11]-[.C11])-[.E11]+[.F11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1]+1" office:value-type="date" office:date-value="2019-02-09" calcext:value-type="date">
            <text:p>09.02.19</text:p>
          </table:table-cell>
          <table:table-cell table:style-name="ce131" table:formula="of:=WEEKDAY([.A12])" office:value-type="date" office:date-value="1900-01-06" calcext:value-type="date">
            <text:p>Sa</text:p>
          </table:table-cell>
          <table:table-cell table:style-name="ce133"/>
          <table:table-cell table:style-name="ce134" table:number-columns-repeated="3"/>
          <table:table-cell table:style-name="ce135" table:formula="of:=([.D12]-[.C12])-[.E12]+[.F12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2]+1" office:value-type="date" office:date-value="2019-02-10" calcext:value-type="date">
            <text:p>10.02.19</text:p>
          </table:table-cell>
          <table:table-cell table:style-name="ce131" table:formula="of:=WEEKDAY([.A13])" office:value-type="date" office:date-value="1899-12-31" calcext:value-type="date">
            <text:p>So</text:p>
          </table:table-cell>
          <table:table-cell table:style-name="ce133"/>
          <table:table-cell table:style-name="ce134" table:number-columns-repeated="3"/>
          <table:table-cell table:style-name="ce135" table:formula="of:=([.D13]-[.C13])-[.E13]+[.F13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3]+1" office:value-type="date" office:date-value="2019-02-11" calcext:value-type="date">
            <text:p>11.02.19</text:p>
          </table:table-cell>
          <table:table-cell table:style-name="ce131" table:formula="of:=WEEKDAY([.A14])" office:value-type="date" office:date-value="1900-01-01" calcext:value-type="date">
            <text:p>Mo</text:p>
          </table:table-cell>
          <table:table-cell table:style-name="ce133"/>
          <table:table-cell table:style-name="ce134" table:number-columns-repeated="3"/>
          <table:table-cell table:style-name="ce135" table:formula="of:=([.D14]-[.C14])-[.E14]+[.F14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4]+1" office:value-type="date" office:date-value="2019-02-12" calcext:value-type="date">
            <text:p>12.02.19</text:p>
          </table:table-cell>
          <table:table-cell table:style-name="ce131" table:formula="of:=WEEKDAY([.A15])" office:value-type="date" office:date-value="1900-01-02" calcext:value-type="date">
            <text:p>Di</text:p>
          </table:table-cell>
          <table:table-cell table:style-name="ce133"/>
          <table:table-cell table:style-name="ce134" table:number-columns-repeated="3"/>
          <table:table-cell table:style-name="ce135" table:formula="of:=([.D15]-[.C15])-[.E15]+[.F15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5]+1" office:value-type="date" office:date-value="2019-02-13" calcext:value-type="date">
            <text:p>13.02.19</text:p>
          </table:table-cell>
          <table:table-cell table:style-name="ce131" table:formula="of:=WEEKDAY([.A16])" office:value-type="date" office:date-value="1900-01-03" calcext:value-type="date">
            <text:p>Mi</text:p>
          </table:table-cell>
          <table:table-cell table:style-name="ce133"/>
          <table:table-cell table:style-name="ce134" table:number-columns-repeated="3"/>
          <table:table-cell table:style-name="ce135" table:formula="of:=([.D16]-[.C16])-[.E16]+[.F16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6]+1" office:value-type="date" office:date-value="2019-02-14" calcext:value-type="date">
            <text:p>14.02.19</text:p>
          </table:table-cell>
          <table:table-cell table:style-name="ce131" table:formula="of:=WEEKDAY([.A17])" office:value-type="date" office:date-value="1900-01-04" calcext:value-type="date">
            <text:p>Do</text:p>
          </table:table-cell>
          <table:table-cell table:style-name="ce133"/>
          <table:table-cell table:style-name="ce134" table:number-columns-repeated="3"/>
          <table:table-cell table:style-name="ce135" table:formula="of:=([.D17]-[.C17])-[.E17]+[.F17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7]+1" office:value-type="date" office:date-value="2019-02-15" calcext:value-type="date">
            <text:p>15.02.19</text:p>
          </table:table-cell>
          <table:table-cell table:style-name="ce131" table:formula="of:=WEEKDAY([.A18])" office:value-type="date" office:date-value="1900-01-05" calcext:value-type="date">
            <text:p>Fr</text:p>
          </table:table-cell>
          <table:table-cell table:style-name="ce133"/>
          <table:table-cell table:style-name="ce134" table:number-columns-repeated="3"/>
          <table:table-cell table:style-name="ce135" table:formula="of:=([.D18]-[.C18])-[.E18]+[.F18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8]+1" office:value-type="date" office:date-value="2019-02-16" calcext:value-type="date">
            <text:p>16.02.19</text:p>
          </table:table-cell>
          <table:table-cell table:style-name="ce131" table:formula="of:=WEEKDAY([.A19])" office:value-type="date" office:date-value="1900-01-06" calcext:value-type="date">
            <text:p>Sa</text:p>
          </table:table-cell>
          <table:table-cell table:style-name="ce133"/>
          <table:table-cell table:style-name="ce134" table:number-columns-repeated="3"/>
          <table:table-cell table:style-name="ce135" table:formula="of:=([.D19]-[.C19])-[.E19]+[.F19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19]+1" office:value-type="date" office:date-value="2019-02-17" calcext:value-type="date">
            <text:p>17.02.19</text:p>
          </table:table-cell>
          <table:table-cell table:style-name="ce131" table:formula="of:=WEEKDAY([.A20])" office:value-type="date" office:date-value="1899-12-31" calcext:value-type="date">
            <text:p>So</text:p>
          </table:table-cell>
          <table:table-cell table:style-name="ce133"/>
          <table:table-cell table:style-name="ce134" table:number-columns-repeated="3"/>
          <table:table-cell table:style-name="ce135" table:formula="of:=([.D20]-[.C20])-[.E20]+[.F20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0]+1" office:value-type="date" office:date-value="2019-02-18" calcext:value-type="date">
            <text:p>18.02.19</text:p>
          </table:table-cell>
          <table:table-cell table:style-name="ce131" table:formula="of:=WEEKDAY([.A21])" office:value-type="date" office:date-value="1900-01-01" calcext:value-type="date">
            <text:p>Mo</text:p>
          </table:table-cell>
          <table:table-cell table:style-name="ce133"/>
          <table:table-cell table:style-name="ce134" table:number-columns-repeated="3"/>
          <table:table-cell table:style-name="ce135" table:formula="of:=([.D21]-[.C21])-[.E21]+[.F21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1]+1" office:value-type="date" office:date-value="2019-02-19" calcext:value-type="date">
            <text:p>19.02.19</text:p>
          </table:table-cell>
          <table:table-cell table:style-name="ce131" table:formula="of:=WEEKDAY([.A22])" office:value-type="date" office:date-value="1900-01-02" calcext:value-type="date">
            <text:p>Di</text:p>
          </table:table-cell>
          <table:table-cell table:style-name="ce133"/>
          <table:table-cell table:style-name="ce134" table:number-columns-repeated="3"/>
          <table:table-cell table:style-name="ce135" table:formula="of:=([.D22]-[.C22])-[.E22]+[.F22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2]+1" office:value-type="date" office:date-value="2019-02-20" calcext:value-type="date">
            <text:p>20.02.19</text:p>
          </table:table-cell>
          <table:table-cell table:style-name="ce131" table:formula="of:=WEEKDAY([.A23])" office:value-type="date" office:date-value="1900-01-03" calcext:value-type="date">
            <text:p>Mi</text:p>
          </table:table-cell>
          <table:table-cell table:style-name="ce133"/>
          <table:table-cell table:style-name="ce134" table:number-columns-repeated="3"/>
          <table:table-cell table:style-name="ce135" table:formula="of:=([.D23]-[.C23])-[.E23]+[.F23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3]+1" office:value-type="date" office:date-value="2019-02-21" calcext:value-type="date">
            <text:p>21.02.19</text:p>
          </table:table-cell>
          <table:table-cell table:style-name="ce131" table:formula="of:=WEEKDAY([.A24])" office:value-type="date" office:date-value="1900-01-04" calcext:value-type="date">
            <text:p>Do</text:p>
          </table:table-cell>
          <table:table-cell table:style-name="ce133"/>
          <table:table-cell table:style-name="ce134" table:number-columns-repeated="3"/>
          <table:table-cell table:style-name="ce135" table:formula="of:=([.D24]-[.C24])-[.E24]+[.F24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4]+1" office:value-type="date" office:date-value="2019-02-22" calcext:value-type="date">
            <text:p>22.02.19</text:p>
          </table:table-cell>
          <table:table-cell table:style-name="ce131" table:formula="of:=WEEKDAY([.A25])" office:value-type="date" office:date-value="1900-01-05" calcext:value-type="date">
            <text:p>Fr</text:p>
          </table:table-cell>
          <table:table-cell table:style-name="ce133"/>
          <table:table-cell table:style-name="ce134" table:number-columns-repeated="3"/>
          <table:table-cell table:style-name="ce135" table:formula="of:=([.D25]-[.C25])-[.E25]+[.F25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5]+1" office:value-type="date" office:date-value="2019-02-23" calcext:value-type="date">
            <text:p>23.02.19</text:p>
          </table:table-cell>
          <table:table-cell table:style-name="ce131" table:formula="of:=WEEKDAY([.A26])" office:value-type="date" office:date-value="1900-01-06" calcext:value-type="date">
            <text:p>Sa</text:p>
          </table:table-cell>
          <table:table-cell table:style-name="ce133"/>
          <table:table-cell table:style-name="ce134" table:number-columns-repeated="3"/>
          <table:table-cell table:style-name="ce135" table:formula="of:=([.D26]-[.C26])-[.E26]+[.F26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6]+1" office:value-type="date" office:date-value="2019-02-24" calcext:value-type="date">
            <text:p>24.02.19</text:p>
          </table:table-cell>
          <table:table-cell table:style-name="ce131" table:formula="of:=WEEKDAY([.A27])" office:value-type="date" office:date-value="1899-12-31" calcext:value-type="date">
            <text:p>So</text:p>
          </table:table-cell>
          <table:table-cell table:style-name="ce133"/>
          <table:table-cell table:style-name="ce134" table:number-columns-repeated="3"/>
          <table:table-cell table:style-name="ce135" table:formula="of:=([.D27]-[.C27])-[.E27]+[.F27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7]+1" office:value-type="date" office:date-value="2019-02-25" calcext:value-type="date">
            <text:p>25.02.19</text:p>
          </table:table-cell>
          <table:table-cell table:style-name="ce131" table:formula="of:=WEEKDAY([.A28])" office:value-type="date" office:date-value="1900-01-01" calcext:value-type="date">
            <text:p>Mo</text:p>
          </table:table-cell>
          <table:table-cell table:style-name="ce133"/>
          <table:table-cell table:style-name="ce134" table:number-columns-repeated="3"/>
          <table:table-cell table:style-name="ce135" table:formula="of:=([.D28]-[.C28])-[.E28]+[.F28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8]+1" office:value-type="date" office:date-value="2019-02-26" calcext:value-type="date">
            <text:p>26.02.19</text:p>
          </table:table-cell>
          <table:table-cell table:style-name="ce131" table:formula="of:=WEEKDAY([.A29])" office:value-type="date" office:date-value="1900-01-02" calcext:value-type="date">
            <text:p>Di</text:p>
          </table:table-cell>
          <table:table-cell table:style-name="ce133"/>
          <table:table-cell table:style-name="ce134" table:number-columns-repeated="3"/>
          <table:table-cell table:style-name="ce135" table:formula="of:=([.D29]-[.C29])-[.E29]+[.F29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4">
          <table:table-cell table:style-name="ce128" table:formula="of:=[.A29]+1" office:value-type="date" office:date-value="2019-02-27" calcext:value-type="date">
            <text:p>27.02.19</text:p>
          </table:table-cell>
          <table:table-cell table:style-name="ce131" table:formula="of:=WEEKDAY([.A30])" office:value-type="date" office:date-value="1900-01-03" calcext:value-type="date">
            <text:p>Mi</text:p>
          </table:table-cell>
          <table:table-cell table:style-name="ce133"/>
          <table:table-cell table:style-name="ce134" table:number-columns-repeated="3"/>
          <table:table-cell table:style-name="ce135" table:formula="of:=([.D30]-[.C30])-[.E30]+[.F30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8" table:formula="of:=[.A30]+1" office:value-type="date" office:date-value="2019-02-28" calcext:value-type="date">
            <text:p>28.02.19</text:p>
          </table:table-cell>
          <table:table-cell table:style-name="ce131" table:formula="of:=WEEKDAY([.A31])" office:value-type="date" office:date-value="1900-01-04" calcext:value-type="date">
            <text:p>Do</text:p>
          </table:table-cell>
          <table:table-cell table:style-name="ce133"/>
          <table:table-cell table:style-name="ce134" table:number-columns-repeated="3"/>
          <table:table-cell table:style-name="ce135" table:formula="of:=([.D31]-[.C31])-[.E31]+[.F31]" office:value-type="time" office:time-value="PT00H00M00S" calcext:value-type="time">
            <text:p>00:00</text:p>
          </table:table-cell>
          <table:table-cell table:style-name="ce136"/>
          <table:table-cell table:style-name="ce67" table:content-validation-name="val2"/>
          <table:table-cell table:number-columns-repeated="1015"/>
        </table:table-row>
        <table:table-row table:style-name="ro1">
          <table:table-cell table:style-name="ce129" table:number-columns-repeated="9"/>
          <table:table-cell/>
          <table:table-cell table:style-name="Default" table:number-columns-repeated="1014"/>
        </table:table-row>
        <table:table-row table:style-name="ro8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2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Januar.G42]" office:value-type="time" office:time-value="-PT176H00M00S" calcext:value-type="time">
            <text:p>-17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5:.G36])" office:value-type="time" office:time-value="-PT176H00M00S" calcext:value-type="time">
            <text:p>-176:00</text:p>
          </table:table-cell>
          <table:table-cell table:style-name="ce103"/>
          <table:table-cell table:number-columns-repeated="1016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4]" office:value-type="time" office:time-value="PT160H00M00S" calcext:value-type="time">
            <text:p>16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8]-[.G39]" office:value-type="time" office:time-value="-PT336H00M00S" calcext:value-type="time">
            <text:p>-336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28" calcext:value-type="float">
            <text:p>28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14]" office:value-type="float" office:value="20" calcext:value-type="float">
            <text:p>2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14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14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14]" office:value-type="float" office:value="20" calcext:value-type="float">
            <text:p>20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bruar.A4:Februar.I32">
            <calcext:condition calcext:apply-style-name="Weekend" calcext:value="formula-is(OR([.$B4]=1; [.$B4]=7; [.$I4]=[$Übersicht.$D$47]))" calcext:base-cell-address="Februar.A4"/>
            <calcext:condition calcext:apply-style-name="Free" calcext:value="formula-is(NOT(ISNA(MATCH([.$I4];[$Übersicht.$E$47:.$Z$47];0))))" calcext:base-cell-address="Februar.A4"/>
            <calcext:condition calcext:apply-style-name="Overtime" calcext:value="formula-is([.$I4]=[$Übersicht.$B$47])" calcext:base-cell-address="Februar.A4"/>
          </calcext:conditional-format>
        </calcext:conditional-formats>
      </table:table>
      <table:table table:name="März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3-01" calcext:value-type="date">
            <text:p>März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1">
          <table:table-cell table:style-name="ce138" table:formula="of:=DATE([$Übersicht.$B$2]; 3;1)" office:value-type="date" office:date-value="2019-03-01" calcext:value-type="date">
            <text:p>01.03.19</text:p>
          </table:table-cell>
          <table:table-cell table:style-name="ce139" table:formula="of:=WEEKDAY([.A4])" office:value-type="date" office:date-value="1900-01-05" calcext:value-type="date">
            <text:p>Fr</text:p>
          </table:table-cell>
          <table:table-cell table:style-name="ce141"/>
          <table:table-cell table:style-name="ce142" table:number-columns-repeated="3"/>
          <table:table-cell table:style-name="ce143" table:formula="of:=([.D4]-[.C4])-[.E4]+[.F4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4]+1" office:value-type="date" office:date-value="2019-03-02" calcext:value-type="date">
            <text:p>02.03.19</text:p>
          </table:table-cell>
          <table:table-cell table:style-name="ce139" table:formula="of:=WEEKDAY([.A5])" office:value-type="date" office:date-value="1900-01-06" calcext:value-type="date">
            <text:p>Sa</text:p>
          </table:table-cell>
          <table:table-cell table:style-name="ce141"/>
          <table:table-cell table:style-name="ce142" table:number-columns-repeated="3"/>
          <table:table-cell table:style-name="ce143" table:formula="of:=([.D5]-[.C5])-[.E5]+[.F5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9">
          <table:table-cell table:style-name="ce138" table:formula="of:=[.A5]+1" office:value-type="date" office:date-value="2019-03-03" calcext:value-type="date">
            <text:p>03.03.19</text:p>
          </table:table-cell>
          <table:table-cell table:style-name="ce139" table:formula="of:=WEEKDAY([.A6])" office:value-type="date" office:date-value="1899-12-31" calcext:value-type="date">
            <text:p>So</text:p>
          </table:table-cell>
          <table:table-cell table:style-name="ce141"/>
          <table:table-cell table:style-name="ce142" table:number-columns-repeated="3"/>
          <table:table-cell table:style-name="ce143" table:formula="of:=([.D6]-[.C6])-[.E6]+[.F6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6]+1" office:value-type="date" office:date-value="2019-03-04" calcext:value-type="date">
            <text:p>04.03.19</text:p>
          </table:table-cell>
          <table:table-cell table:style-name="ce139" table:formula="of:=WEEKDAY([.A7])" office:value-type="date" office:date-value="1900-01-01" calcext:value-type="date">
            <text:p>Mo</text:p>
          </table:table-cell>
          <table:table-cell table:style-name="ce141"/>
          <table:table-cell table:style-name="ce142" table:number-columns-repeated="3"/>
          <table:table-cell table:style-name="ce143" table:formula="of:=([.D7]-[.C7])-[.E7]+[.F7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7]+1" office:value-type="date" office:date-value="2019-03-05" calcext:value-type="date">
            <text:p>05.03.19</text:p>
          </table:table-cell>
          <table:table-cell table:style-name="ce139" table:formula="of:=WEEKDAY([.A8])" office:value-type="date" office:date-value="1900-01-02" calcext:value-type="date">
            <text:p>Di</text:p>
          </table:table-cell>
          <table:table-cell table:style-name="ce141"/>
          <table:table-cell table:style-name="ce142" table:number-columns-repeated="3"/>
          <table:table-cell table:style-name="ce143" table:formula="of:=([.D8]-[.C8])-[.E8]+[.F8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8]+1" office:value-type="date" office:date-value="2019-03-06" calcext:value-type="date">
            <text:p>06.03.19</text:p>
          </table:table-cell>
          <table:table-cell table:style-name="ce139" table:formula="of:=WEEKDAY([.A9])" office:value-type="date" office:date-value="1900-01-03" calcext:value-type="date">
            <text:p>Mi</text:p>
          </table:table-cell>
          <table:table-cell table:style-name="ce141"/>
          <table:table-cell table:style-name="ce142" table:number-columns-repeated="3"/>
          <table:table-cell table:style-name="ce143" table:formula="of:=([.D9]-[.C9])-[.E9]+[.F9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9]+1" office:value-type="date" office:date-value="2019-03-07" calcext:value-type="date">
            <text:p>07.03.19</text:p>
          </table:table-cell>
          <table:table-cell table:style-name="ce139" table:formula="of:=WEEKDAY([.A10])" office:value-type="date" office:date-value="1900-01-04" calcext:value-type="date">
            <text:p>Do</text:p>
          </table:table-cell>
          <table:table-cell table:style-name="ce141"/>
          <table:table-cell table:style-name="ce142" table:number-columns-repeated="3"/>
          <table:table-cell table:style-name="ce143" table:formula="of:=([.D10]-[.C10])-[.E10]+[.F10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0]+1" office:value-type="date" office:date-value="2019-03-08" calcext:value-type="date">
            <text:p>08.03.19</text:p>
          </table:table-cell>
          <table:table-cell table:style-name="ce139" table:formula="of:=WEEKDAY([.A11])" office:value-type="date" office:date-value="1900-01-05" calcext:value-type="date">
            <text:p>Fr</text:p>
          </table:table-cell>
          <table:table-cell table:style-name="ce141"/>
          <table:table-cell table:style-name="ce142" table:number-columns-repeated="3"/>
          <table:table-cell table:style-name="ce143" table:formula="of:=([.D11]-[.C11])-[.E11]+[.F11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1]+1" office:value-type="date" office:date-value="2019-03-09" calcext:value-type="date">
            <text:p>09.03.19</text:p>
          </table:table-cell>
          <table:table-cell table:style-name="ce139" table:formula="of:=WEEKDAY([.A12])" office:value-type="date" office:date-value="1900-01-06" calcext:value-type="date">
            <text:p>Sa</text:p>
          </table:table-cell>
          <table:table-cell table:style-name="ce141"/>
          <table:table-cell table:style-name="ce142" table:number-columns-repeated="3"/>
          <table:table-cell table:style-name="ce143" table:formula="of:=([.D12]-[.C12])-[.E12]+[.F12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2]+1" office:value-type="date" office:date-value="2019-03-10" calcext:value-type="date">
            <text:p>10.03.19</text:p>
          </table:table-cell>
          <table:table-cell table:style-name="ce139" table:formula="of:=WEEKDAY([.A13])" office:value-type="date" office:date-value="1899-12-31" calcext:value-type="date">
            <text:p>So</text:p>
          </table:table-cell>
          <table:table-cell table:style-name="ce141"/>
          <table:table-cell table:style-name="ce142" table:number-columns-repeated="3"/>
          <table:table-cell table:style-name="ce143" table:formula="of:=([.D13]-[.C13])-[.E13]+[.F13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3]+1" office:value-type="date" office:date-value="2019-03-11" calcext:value-type="date">
            <text:p>11.03.19</text:p>
          </table:table-cell>
          <table:table-cell table:style-name="ce139" table:formula="of:=WEEKDAY([.A14])" office:value-type="date" office:date-value="1900-01-01" calcext:value-type="date">
            <text:p>Mo</text:p>
          </table:table-cell>
          <table:table-cell table:style-name="ce141"/>
          <table:table-cell table:style-name="ce142" table:number-columns-repeated="3"/>
          <table:table-cell table:style-name="ce143" table:formula="of:=([.D14]-[.C14])-[.E14]+[.F14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4]+1" office:value-type="date" office:date-value="2019-03-12" calcext:value-type="date">
            <text:p>12.03.19</text:p>
          </table:table-cell>
          <table:table-cell table:style-name="ce139" table:formula="of:=WEEKDAY([.A15])" office:value-type="date" office:date-value="1900-01-02" calcext:value-type="date">
            <text:p>Di</text:p>
          </table:table-cell>
          <table:table-cell table:style-name="ce141"/>
          <table:table-cell table:style-name="ce142" table:number-columns-repeated="3"/>
          <table:table-cell table:style-name="ce143" table:formula="of:=([.D15]-[.C15])-[.E15]+[.F15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5]+1" office:value-type="date" office:date-value="2019-03-13" calcext:value-type="date">
            <text:p>13.03.19</text:p>
          </table:table-cell>
          <table:table-cell table:style-name="ce139" table:formula="of:=WEEKDAY([.A16])" office:value-type="date" office:date-value="1900-01-03" calcext:value-type="date">
            <text:p>Mi</text:p>
          </table:table-cell>
          <table:table-cell table:style-name="ce141"/>
          <table:table-cell table:style-name="ce142" table:number-columns-repeated="3"/>
          <table:table-cell table:style-name="ce143" table:formula="of:=([.D16]-[.C16])-[.E16]+[.F16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6]+1" office:value-type="date" office:date-value="2019-03-14" calcext:value-type="date">
            <text:p>14.03.19</text:p>
          </table:table-cell>
          <table:table-cell table:style-name="ce139" table:formula="of:=WEEKDAY([.A17])" office:value-type="date" office:date-value="1900-01-04" calcext:value-type="date">
            <text:p>Do</text:p>
          </table:table-cell>
          <table:table-cell table:style-name="ce141"/>
          <table:table-cell table:style-name="ce142" table:number-columns-repeated="3"/>
          <table:table-cell table:style-name="ce143" table:formula="of:=([.D17]-[.C17])-[.E17]+[.F17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7]+1" office:value-type="date" office:date-value="2019-03-15" calcext:value-type="date">
            <text:p>15.03.19</text:p>
          </table:table-cell>
          <table:table-cell table:style-name="ce139" table:formula="of:=WEEKDAY([.A18])" office:value-type="date" office:date-value="1900-01-05" calcext:value-type="date">
            <text:p>Fr</text:p>
          </table:table-cell>
          <table:table-cell table:style-name="ce141"/>
          <table:table-cell table:style-name="ce142" table:number-columns-repeated="3"/>
          <table:table-cell table:style-name="ce143" table:formula="of:=([.D18]-[.C18])-[.E18]+[.F18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8]+1" office:value-type="date" office:date-value="2019-03-16" calcext:value-type="date">
            <text:p>16.03.19</text:p>
          </table:table-cell>
          <table:table-cell table:style-name="ce139" table:formula="of:=WEEKDAY([.A19])" office:value-type="date" office:date-value="1900-01-06" calcext:value-type="date">
            <text:p>Sa</text:p>
          </table:table-cell>
          <table:table-cell table:style-name="ce141"/>
          <table:table-cell table:style-name="ce142" table:number-columns-repeated="3"/>
          <table:table-cell table:style-name="ce143" table:formula="of:=([.D19]-[.C19])-[.E19]+[.F19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19]+1" office:value-type="date" office:date-value="2019-03-17" calcext:value-type="date">
            <text:p>17.03.19</text:p>
          </table:table-cell>
          <table:table-cell table:style-name="ce139" table:formula="of:=WEEKDAY([.A20])" office:value-type="date" office:date-value="1899-12-31" calcext:value-type="date">
            <text:p>So</text:p>
          </table:table-cell>
          <table:table-cell table:style-name="ce141"/>
          <table:table-cell table:style-name="ce142" table:number-columns-repeated="3"/>
          <table:table-cell table:style-name="ce143" table:formula="of:=([.D20]-[.C20])-[.E20]+[.F20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20]+1" office:value-type="date" office:date-value="2019-03-18" calcext:value-type="date">
            <text:p>18.03.19</text:p>
          </table:table-cell>
          <table:table-cell table:style-name="ce139" table:formula="of:=WEEKDAY([.A21])" office:value-type="date" office:date-value="1900-01-01" calcext:value-type="date">
            <text:p>Mo</text:p>
          </table:table-cell>
          <table:table-cell table:style-name="ce141"/>
          <table:table-cell table:style-name="ce142" table:number-columns-repeated="3"/>
          <table:table-cell table:style-name="ce143" table:formula="of:=([.D21]-[.C21])-[.E21]+[.F21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21]+1" office:value-type="date" office:date-value="2019-03-19" calcext:value-type="date">
            <text:p>19.03.19</text:p>
          </table:table-cell>
          <table:table-cell table:style-name="ce139" table:formula="of:=WEEKDAY([.A22])" office:value-type="date" office:date-value="1900-01-02" calcext:value-type="date">
            <text:p>Di</text:p>
          </table:table-cell>
          <table:table-cell table:style-name="ce141"/>
          <table:table-cell table:style-name="ce142" table:number-columns-repeated="3"/>
          <table:table-cell table:style-name="ce143" table:formula="of:=([.D22]-[.C22])-[.E22]+[.F22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22]+1" office:value-type="date" office:date-value="2019-03-20" calcext:value-type="date">
            <text:p>20.03.19</text:p>
          </table:table-cell>
          <table:table-cell table:style-name="ce139" table:formula="of:=WEEKDAY([.A23])" office:value-type="date" office:date-value="1900-01-03" calcext:value-type="date">
            <text:p>Mi</text:p>
          </table:table-cell>
          <table:table-cell table:style-name="ce141"/>
          <table:table-cell table:style-name="ce142" table:number-columns-repeated="3"/>
          <table:table-cell table:style-name="ce143" table:formula="of:=([.D23]-[.C23])-[.E23]+[.F23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23]+1" office:value-type="date" office:date-value="2019-03-21" calcext:value-type="date">
            <text:p>21.03.19</text:p>
          </table:table-cell>
          <table:table-cell table:style-name="ce139" table:formula="of:=WEEKDAY([.A24])" office:value-type="date" office:date-value="1900-01-04" calcext:value-type="date">
            <text:p>Do</text:p>
          </table:table-cell>
          <table:table-cell table:style-name="ce141"/>
          <table:table-cell table:style-name="ce142" table:number-columns-repeated="3"/>
          <table:table-cell table:style-name="ce143" table:formula="of:=([.D24]-[.C24])-[.E24]+[.F24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24]+1" office:value-type="date" office:date-value="2019-03-22" calcext:value-type="date">
            <text:p>22.03.19</text:p>
          </table:table-cell>
          <table:table-cell table:style-name="ce139" table:formula="of:=WEEKDAY([.A25])" office:value-type="date" office:date-value="1900-01-05" calcext:value-type="date">
            <text:p>Fr</text:p>
          </table:table-cell>
          <table:table-cell table:style-name="ce141"/>
          <table:table-cell table:style-name="ce142" table:number-columns-repeated="3"/>
          <table:table-cell table:style-name="ce143" table:formula="of:=([.D25]-[.C25])-[.E25]+[.F25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25]+1" office:value-type="date" office:date-value="2019-03-23" calcext:value-type="date">
            <text:p>23.03.19</text:p>
          </table:table-cell>
          <table:table-cell table:style-name="ce139" table:formula="of:=WEEKDAY([.A26])" office:value-type="date" office:date-value="1900-01-06" calcext:value-type="date">
            <text:p>Sa</text:p>
          </table:table-cell>
          <table:table-cell table:style-name="ce141"/>
          <table:table-cell table:style-name="ce142" table:number-columns-repeated="3"/>
          <table:table-cell table:style-name="ce143" table:formula="of:=([.D26]-[.C26])-[.E26]+[.F26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26]+1" office:value-type="date" office:date-value="2019-03-24" calcext:value-type="date">
            <text:p>24.03.19</text:p>
          </table:table-cell>
          <table:table-cell table:style-name="ce139" table:formula="of:=WEEKDAY([.A27])" office:value-type="date" office:date-value="1899-12-31" calcext:value-type="date">
            <text:p>So</text:p>
          </table:table-cell>
          <table:table-cell table:style-name="ce141"/>
          <table:table-cell table:style-name="ce142" table:number-columns-repeated="3"/>
          <table:table-cell table:style-name="ce143" table:formula="of:=([.D27]-[.C27])-[.E27]+[.F27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8" table:formula="of:=[.A27]+1" office:value-type="date" office:date-value="2019-03-25" calcext:value-type="date">
            <text:p>25.03.19</text:p>
          </table:table-cell>
          <table:table-cell table:style-name="ce139" table:formula="of:=WEEKDAY([.A28])" office:value-type="date" office:date-value="1900-01-01" calcext:value-type="date">
            <text:p>Mo</text:p>
          </table:table-cell>
          <table:table-cell table:style-name="ce141"/>
          <table:table-cell table:style-name="ce142" table:number-columns-repeated="3"/>
          <table:table-cell table:style-name="ce143" table:formula="of:=([.D28]-[.C28])-[.E28]+[.F28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4">
          <table:table-cell table:style-name="ce138" table:formula="of:=[.A28]+1" office:value-type="date" office:date-value="2019-03-26" calcext:value-type="date">
            <text:p>26.03.19</text:p>
          </table:table-cell>
          <table:table-cell table:style-name="ce139" table:formula="of:=WEEKDAY([.A29])" office:value-type="date" office:date-value="1900-01-02" calcext:value-type="date">
            <text:p>Di</text:p>
          </table:table-cell>
          <table:table-cell table:style-name="ce141"/>
          <table:table-cell table:style-name="ce142" table:number-columns-repeated="3"/>
          <table:table-cell table:style-name="ce143" table:formula="of:=([.D29]-[.C29])-[.E29]+[.F29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8" table:formula="of:=[.A29]+1" office:value-type="date" office:date-value="2019-03-27" calcext:value-type="date">
            <text:p>27.03.19</text:p>
          </table:table-cell>
          <table:table-cell table:style-name="ce139" table:formula="of:=WEEKDAY([.A30])" office:value-type="date" office:date-value="1900-01-03" calcext:value-type="date">
            <text:p>Mi</text:p>
          </table:table-cell>
          <table:table-cell table:style-name="ce141"/>
          <table:table-cell table:style-name="ce142" table:number-columns-repeated="3"/>
          <table:table-cell table:style-name="ce143" table:formula="of:=([.D30]-[.C30])-[.E30]+[.F30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8" table:formula="of:=[.A30]+1" office:value-type="date" office:date-value="2019-03-28" calcext:value-type="date">
            <text:p>28.03.19</text:p>
          </table:table-cell>
          <table:table-cell table:style-name="ce139" table:formula="of:=WEEKDAY([.A31])" office:value-type="date" office:date-value="1900-01-04" calcext:value-type="date">
            <text:p>Do</text:p>
          </table:table-cell>
          <table:table-cell table:style-name="ce141"/>
          <table:table-cell table:style-name="ce142" table:number-columns-repeated="3"/>
          <table:table-cell table:style-name="ce143" table:formula="of:=([.D31]-[.C31])-[.E31]+[.F31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9">
          <table:table-cell table:style-name="ce138" table:formula="of:=[.A31]+1" office:value-type="date" office:date-value="2019-03-29" calcext:value-type="date">
            <text:p>29.03.19</text:p>
          </table:table-cell>
          <table:table-cell table:style-name="ce139" table:formula="of:=WEEKDAY([.A32])" office:value-type="date" office:date-value="1900-01-05" calcext:value-type="date">
            <text:p>Fr</text:p>
          </table:table-cell>
          <table:table-cell table:style-name="ce141"/>
          <table:table-cell table:style-name="ce142" table:number-columns-repeated="3"/>
          <table:table-cell table:style-name="ce143" table:formula="of:=([.D32]-[.C32])-[.E32]+[.F32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1">
          <table:table-cell table:style-name="ce138" table:formula="of:=[.A32]+1" office:value-type="date" office:date-value="2019-03-30" calcext:value-type="date">
            <text:p>30.03.19</text:p>
          </table:table-cell>
          <table:table-cell table:style-name="ce139" table:formula="of:=WEEKDAY([.A33])" office:value-type="date" office:date-value="1900-01-06" calcext:value-type="date">
            <text:p>Sa</text:p>
          </table:table-cell>
          <table:table-cell table:style-name="ce141"/>
          <table:table-cell table:style-name="ce142" table:number-columns-repeated="3"/>
          <table:table-cell table:style-name="ce143" table:formula="of:=([.D33]-[.C33])-[.E33]+[.F33]" office:value-type="time" office:time-value="PT00H00M00S" calcext:value-type="time">
            <text:p>00:00</text:p>
          </table:table-cell>
          <table:table-cell table:style-name="ce145"/>
          <table:table-cell table:style-name="ce75" table:content-validation-name="val3"/>
          <table:table-cell table:number-columns-repeated="1015"/>
        </table:table-row>
        <table:table-row table:style-name="ro9">
          <table:table-cell table:style-name="ce138" table:formula="of:=[.A33]+1" office:value-type="date" office:date-value="2019-03-31" calcext:value-type="date">
            <text:p>31.03.19</text:p>
          </table:table-cell>
          <table:table-cell table:style-name="ce139" table:formula="of:=WEEKDAY([.A34])" office:value-type="date" office:date-value="1899-12-31" calcext:value-type="date">
            <text:p>So</text:p>
          </table:table-cell>
          <table:table-cell table:style-name="ce141"/>
          <table:table-cell table:style-name="ce142" table:number-columns-repeated="3"/>
          <table:table-cell table:style-name="ce143" table:formula="of:=([.D34]-[.C34])-[.E34]+[.F34]" office:value-type="time" office:time-value="PT00H00M00S" calcext:value-type="time">
            <text:p>00:00</text:p>
          </table:table-cell>
          <table:table-cell table:style-name="ce144"/>
          <table:table-cell table:style-name="ce75" table:content-validation-name="val3"/>
          <table:table-cell table:number-columns-repeated="1015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Februar.G41]" office:value-type="time" office:time-value="-PT336H00M00S" calcext:value-type="time">
            <text:p>-33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336H00M00S" calcext:value-type="time">
            <text:p>-33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5]" office:value-type="time" office:time-value="PT168H00M00S" calcext:value-type="time">
            <text:p>168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504H00M00S" calcext:value-type="time">
            <text:p>-504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15]" office:value-type="float" office:value="21" calcext:value-type="float">
            <text:p>2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15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15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15]" office:value-type="float" office:value="21" calcext:value-type="float">
            <text:p>21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70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März.A4:März.I34">
            <calcext:condition calcext:apply-style-name="Weekend" calcext:value="formula-is(OR([.$B4]=1; [.$B4]=7; [.$I4]=[$Übersicht.$D$47]))" calcext:base-cell-address="März.A4"/>
            <calcext:condition calcext:apply-style-name="Free" calcext:value="formula-is(NOT(ISNA(MATCH([.$I4];[$Übersicht.$E$47:.$Z$47];0))))" calcext:base-cell-address="März.A4"/>
            <calcext:condition calcext:apply-style-name="Overtime" calcext:value="formula-is([.$I4]=$übersicht$b$47)" calcext:base-cell-address="März.A4"/>
          </calcext:conditional-format>
        </calcext:conditional-formats>
      </table:table>
      <table:table table:name="April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4-01" calcext:value-type="date">
            <text:p>April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1">
          <table:table-cell table:style-name="ce147" table:formula="of:=DATE([$Übersicht.$B$2]; 4;1)" office:value-type="date" office:date-value="2019-04-01" calcext:value-type="date">
            <text:p>01.04.19</text:p>
          </table:table-cell>
          <table:table-cell table:style-name="ce148" table:formula="of:=WEEKDAY([.A4])" office:value-type="date" office:date-value="1900-01-01" calcext:value-type="date">
            <text:p>Mo</text:p>
          </table:table-cell>
          <table:table-cell table:style-name="ce149"/>
          <table:table-cell table:style-name="ce150" table:number-columns-repeated="3"/>
          <table:table-cell table:style-name="ce151" table:formula="of:=([.D4]-[.C4])-[.E4]+[.F4]" office:value-type="time" office:time-value="PT00H00M00S" calcext:value-type="time">
            <text:p>00:00</text:p>
          </table:table-cell>
          <table:table-cell table:style-name="ce152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4]+1" office:value-type="date" office:date-value="2019-04-02" calcext:value-type="date">
            <text:p>02.04.19</text:p>
          </table:table-cell>
          <table:table-cell table:style-name="ce148" table:formula="of:=WEEKDAY([.A5])" office:value-type="date" office:date-value="1900-01-02" calcext:value-type="date">
            <text:p>Di</text:p>
          </table:table-cell>
          <table:table-cell table:style-name="ce149"/>
          <table:table-cell table:style-name="ce150" table:number-columns-repeated="3"/>
          <table:table-cell table:style-name="ce151" table:formula="of:=([.D5]-[.C5])-[.E5]+[.F5]" office:value-type="time" office:time-value="PT00H00M00S" calcext:value-type="time">
            <text:p>00:00</text:p>
          </table:table-cell>
          <table:table-cell table:style-name="ce152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5]+1" office:value-type="date" office:date-value="2019-04-03" calcext:value-type="date">
            <text:p>03.04.19</text:p>
          </table:table-cell>
          <table:table-cell table:style-name="ce148" table:formula="of:=WEEKDAY([.A6])" office:value-type="date" office:date-value="1900-01-03" calcext:value-type="date">
            <text:p>Mi</text:p>
          </table:table-cell>
          <table:table-cell table:style-name="ce149"/>
          <table:table-cell table:style-name="ce150" table:number-columns-repeated="3"/>
          <table:table-cell table:style-name="ce151" table:formula="of:=([.D6]-[.C6])-[.E6]+[.F6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6]+1" office:value-type="date" office:date-value="2019-04-04" calcext:value-type="date">
            <text:p>04.04.19</text:p>
          </table:table-cell>
          <table:table-cell table:style-name="ce148" table:formula="of:=WEEKDAY([.A7])" office:value-type="date" office:date-value="1900-01-04" calcext:value-type="date">
            <text:p>Do</text:p>
          </table:table-cell>
          <table:table-cell table:style-name="ce149"/>
          <table:table-cell table:style-name="ce150" table:number-columns-repeated="3"/>
          <table:table-cell table:style-name="ce151" table:formula="of:=([.D7]-[.C7])-[.E7]+[.F7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7]+1" office:value-type="date" office:date-value="2019-04-05" calcext:value-type="date">
            <text:p>05.04.19</text:p>
          </table:table-cell>
          <table:table-cell table:style-name="ce148" table:formula="of:=WEEKDAY([.A8])" office:value-type="date" office:date-value="1900-01-05" calcext:value-type="date">
            <text:p>Fr</text:p>
          </table:table-cell>
          <table:table-cell table:style-name="ce149"/>
          <table:table-cell table:style-name="ce150" table:number-columns-repeated="3"/>
          <table:table-cell table:style-name="ce151" table:formula="of:=([.D8]-[.C8])-[.E8]+[.F8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8]+1" office:value-type="date" office:date-value="2019-04-06" calcext:value-type="date">
            <text:p>06.04.19</text:p>
          </table:table-cell>
          <table:table-cell table:style-name="ce148" table:formula="of:=WEEKDAY([.A9])" office:value-type="date" office:date-value="1900-01-06" calcext:value-type="date">
            <text:p>Sa</text:p>
          </table:table-cell>
          <table:table-cell table:style-name="ce149"/>
          <table:table-cell table:style-name="ce150" table:number-columns-repeated="3"/>
          <table:table-cell table:style-name="ce151" table:formula="of:=([.D9]-[.C9])-[.E9]+[.F9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9]+1" office:value-type="date" office:date-value="2019-04-07" calcext:value-type="date">
            <text:p>07.04.19</text:p>
          </table:table-cell>
          <table:table-cell table:style-name="ce148" table:formula="of:=WEEKDAY([.A10])" office:value-type="date" office:date-value="1899-12-31" calcext:value-type="date">
            <text:p>So</text:p>
          </table:table-cell>
          <table:table-cell table:style-name="ce149"/>
          <table:table-cell table:style-name="ce150" table:number-columns-repeated="3"/>
          <table:table-cell table:style-name="ce151" table:formula="of:=([.D10]-[.C10])-[.E10]+[.F10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10]+1" office:value-type="date" office:date-value="2019-04-08" calcext:value-type="date">
            <text:p>08.04.19</text:p>
          </table:table-cell>
          <table:table-cell table:style-name="ce148" table:formula="of:=WEEKDAY([.A11])" office:value-type="date" office:date-value="1900-01-01" calcext:value-type="date">
            <text:p>Mo</text:p>
          </table:table-cell>
          <table:table-cell table:style-name="ce149"/>
          <table:table-cell table:style-name="ce150" table:number-columns-repeated="3"/>
          <table:table-cell table:style-name="ce151" table:formula="of:=([.D11]-[.C11])-[.E11]+[.F11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11]+1" office:value-type="date" office:date-value="2019-04-09" calcext:value-type="date">
            <text:p>09.04.19</text:p>
          </table:table-cell>
          <table:table-cell table:style-name="ce148" table:formula="of:=WEEKDAY([.A12])" office:value-type="date" office:date-value="1900-01-02" calcext:value-type="date">
            <text:p>Di</text:p>
          </table:table-cell>
          <table:table-cell table:style-name="ce149"/>
          <table:table-cell table:style-name="ce150" table:number-columns-repeated="3"/>
          <table:table-cell table:style-name="ce151" table:formula="of:=([.D12]-[.C12])-[.E12]+[.F12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12]+1" office:value-type="date" office:date-value="2019-04-10" calcext:value-type="date">
            <text:p>10.04.19</text:p>
          </table:table-cell>
          <table:table-cell table:style-name="ce148" table:formula="of:=WEEKDAY([.A13])" office:value-type="date" office:date-value="1900-01-03" calcext:value-type="date">
            <text:p>Mi</text:p>
          </table:table-cell>
          <table:table-cell table:style-name="ce149"/>
          <table:table-cell table:style-name="ce150" table:number-columns-repeated="3"/>
          <table:table-cell table:style-name="ce151" table:formula="of:=([.D13]-[.C13])-[.E13]+[.F13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13]+1" office:value-type="date" office:date-value="2019-04-11" calcext:value-type="date">
            <text:p>11.04.19</text:p>
          </table:table-cell>
          <table:table-cell table:style-name="ce148" table:formula="of:=WEEKDAY([.A14])" office:value-type="date" office:date-value="1900-01-04" calcext:value-type="date">
            <text:p>Do</text:p>
          </table:table-cell>
          <table:table-cell table:style-name="ce149"/>
          <table:table-cell table:style-name="ce150" table:number-columns-repeated="3"/>
          <table:table-cell table:style-name="ce151" table:formula="of:=([.D14]-[.C14])-[.E14]+[.F14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14]+1" office:value-type="date" office:date-value="2019-04-12" calcext:value-type="date">
            <text:p>12.04.19</text:p>
          </table:table-cell>
          <table:table-cell table:style-name="ce148" table:formula="of:=WEEKDAY([.A15])" office:value-type="date" office:date-value="1900-01-05" calcext:value-type="date">
            <text:p>Fr</text:p>
          </table:table-cell>
          <table:table-cell table:style-name="ce149"/>
          <table:table-cell table:style-name="ce150" table:number-columns-repeated="3"/>
          <table:table-cell table:style-name="ce151" table:formula="of:=([.D15]-[.C15])-[.E15]+[.F15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15]+1" office:value-type="date" office:date-value="2019-04-13" calcext:value-type="date">
            <text:p>13.04.19</text:p>
          </table:table-cell>
          <table:table-cell table:style-name="ce148" table:formula="of:=WEEKDAY([.A16])" office:value-type="date" office:date-value="1900-01-06" calcext:value-type="date">
            <text:p>Sa</text:p>
          </table:table-cell>
          <table:table-cell table:style-name="ce149"/>
          <table:table-cell table:style-name="ce150" table:number-columns-repeated="3"/>
          <table:table-cell table:style-name="ce151" table:formula="of:=([.D16]-[.C16])-[.E16]+[.F16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16]+1" office:value-type="date" office:date-value="2019-04-14" calcext:value-type="date">
            <text:p>14.04.19</text:p>
          </table:table-cell>
          <table:table-cell table:style-name="ce148" table:formula="of:=WEEKDAY([.A17])" office:value-type="date" office:date-value="1899-12-31" calcext:value-type="date">
            <text:p>So</text:p>
          </table:table-cell>
          <table:table-cell table:style-name="ce149"/>
          <table:table-cell table:style-name="ce150" table:number-columns-repeated="3"/>
          <table:table-cell table:style-name="ce151" table:formula="of:=([.D17]-[.C17])-[.E17]+[.F17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17]+1" office:value-type="date" office:date-value="2019-04-15" calcext:value-type="date">
            <text:p>15.04.19</text:p>
          </table:table-cell>
          <table:table-cell table:style-name="ce148" table:formula="of:=WEEKDAY([.A18])" office:value-type="date" office:date-value="1900-01-01" calcext:value-type="date">
            <text:p>Mo</text:p>
          </table:table-cell>
          <table:table-cell table:style-name="ce149"/>
          <table:table-cell table:style-name="ce150" table:number-columns-repeated="3"/>
          <table:table-cell table:style-name="ce151" table:formula="of:=([.D18]-[.C18])-[.E18]+[.F18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18]+1" office:value-type="date" office:date-value="2019-04-16" calcext:value-type="date">
            <text:p>16.04.19</text:p>
          </table:table-cell>
          <table:table-cell table:style-name="ce148" table:formula="of:=WEEKDAY([.A19])" office:value-type="date" office:date-value="1900-01-02" calcext:value-type="date">
            <text:p>Di</text:p>
          </table:table-cell>
          <table:table-cell table:style-name="ce149"/>
          <table:table-cell table:style-name="ce150" table:number-columns-repeated="3"/>
          <table:table-cell table:style-name="ce151" table:formula="of:=([.D19]-[.C19])-[.E19]+[.F19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19]+1" office:value-type="date" office:date-value="2019-04-17" calcext:value-type="date">
            <text:p>17.04.19</text:p>
          </table:table-cell>
          <table:table-cell table:style-name="ce148" table:formula="of:=WEEKDAY([.A20])" office:value-type="date" office:date-value="1900-01-03" calcext:value-type="date">
            <text:p>Mi</text:p>
          </table:table-cell>
          <table:table-cell table:style-name="ce149"/>
          <table:table-cell table:style-name="ce150" table:number-columns-repeated="3"/>
          <table:table-cell table:style-name="ce151" table:formula="of:=([.D20]-[.C20])-[.E20]+[.F20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20]+1" office:value-type="date" office:date-value="2019-04-18" calcext:value-type="date">
            <text:p>18.04.19</text:p>
          </table:table-cell>
          <table:table-cell table:style-name="ce148" table:formula="of:=WEEKDAY([.A21])" office:value-type="date" office:date-value="1900-01-04" calcext:value-type="date">
            <text:p>Do</text:p>
          </table:table-cell>
          <table:table-cell table:style-name="ce149"/>
          <table:table-cell table:style-name="ce150" table:number-columns-repeated="3"/>
          <table:table-cell table:style-name="ce151" table:formula="of:=([.D21]-[.C21])-[.E21]+[.F21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21]+1" office:value-type="date" office:date-value="2019-04-19" calcext:value-type="date">
            <text:p>19.04.19</text:p>
          </table:table-cell>
          <table:table-cell table:style-name="ce148" table:formula="of:=WEEKDAY([.A22])" office:value-type="date" office:date-value="1900-01-05" calcext:value-type="date">
            <text:p>Fr</text:p>
          </table:table-cell>
          <table:table-cell table:style-name="ce149"/>
          <table:table-cell table:style-name="ce150" table:number-columns-repeated="3"/>
          <table:table-cell table:style-name="ce151" table:formula="of:=([.D22]-[.C22])-[.E22]+[.F22]" office:value-type="time" office:time-value="PT00H00M00S" calcext:value-type="time">
            <text:p>00:00</text:p>
          </table:table-cell>
          <table:table-cell table:style-name="ce153" office:value-type="string" calcext:value-type="string">
            <text:p>Karfreitag</text:p>
          </table:table-cell>
          <table:table-cell table:style-name="ce82" table:content-validation-name="val4" office:value-type="string" calcext:value-type="string">
            <text:p>Feiertag</text:p>
          </table:table-cell>
          <table:table-cell table:number-columns-repeated="1015"/>
        </table:table-row>
        <table:table-row table:style-name="ro1">
          <table:table-cell table:style-name="ce147" table:formula="of:=[.A22]+1" office:value-type="date" office:date-value="2019-04-20" calcext:value-type="date">
            <text:p>20.04.19</text:p>
          </table:table-cell>
          <table:table-cell table:style-name="ce148" table:formula="of:=WEEKDAY([.A23])" office:value-type="date" office:date-value="1900-01-06" calcext:value-type="date">
            <text:p>Sa</text:p>
          </table:table-cell>
          <table:table-cell table:style-name="ce149"/>
          <table:table-cell table:style-name="ce150" table:number-columns-repeated="3"/>
          <table:table-cell table:style-name="ce151" table:formula="of:=([.D23]-[.C23])-[.E23]+[.F23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23]+1" office:value-type="date" office:date-value="2019-04-21" calcext:value-type="date">
            <text:p>21.04.19</text:p>
          </table:table-cell>
          <table:table-cell table:style-name="ce148" table:formula="of:=WEEKDAY([.A24])" office:value-type="date" office:date-value="1899-12-31" calcext:value-type="date">
            <text:p>So</text:p>
          </table:table-cell>
          <table:table-cell table:style-name="ce149"/>
          <table:table-cell table:style-name="ce150" table:number-columns-repeated="3"/>
          <table:table-cell table:style-name="ce151" table:formula="of:=([.D24]-[.C24])-[.E24]+[.F24]" office:value-type="time" office:time-value="PT00H00M00S" calcext:value-type="time">
            <text:p>00:00</text:p>
          </table:table-cell>
          <table:table-cell table:style-name="ce153" office:value-type="string" calcext:value-type="string">
            <text:p>Ostersonntag</text:p>
          </table:table-cell>
          <table:table-cell table:style-name="ce82" table:content-validation-name="val4"/>
          <table:table-cell table:number-columns-repeated="1015"/>
        </table:table-row>
        <table:table-row table:style-name="ro1">
          <table:table-cell table:style-name="ce147" table:formula="of:=[.A24]+1" office:value-type="date" office:date-value="2019-04-22" calcext:value-type="date">
            <text:p>22.04.19</text:p>
          </table:table-cell>
          <table:table-cell table:style-name="ce148" table:formula="of:=WEEKDAY([.A25])" office:value-type="date" office:date-value="1900-01-01" calcext:value-type="date">
            <text:p>Mo</text:p>
          </table:table-cell>
          <table:table-cell table:style-name="ce149"/>
          <table:table-cell table:style-name="ce150" table:number-columns-repeated="3"/>
          <table:table-cell table:style-name="ce151" table:formula="of:=([.D25]-[.C25])-[.E25]+[.F25]" office:value-type="time" office:time-value="PT00H00M00S" calcext:value-type="time">
            <text:p>00:00</text:p>
          </table:table-cell>
          <table:table-cell table:style-name="ce153" office:value-type="string" calcext:value-type="string">
            <text:p>Ostermontag</text:p>
          </table:table-cell>
          <table:table-cell table:style-name="ce82" table:content-validation-name="val4" office:value-type="string" calcext:value-type="string">
            <text:p>Feiertag</text:p>
          </table:table-cell>
          <table:table-cell table:number-columns-repeated="1015"/>
        </table:table-row>
        <table:table-row table:style-name="ro4">
          <table:table-cell table:style-name="ce147" table:formula="of:=[.A25]+1" office:value-type="date" office:date-value="2019-04-23" calcext:value-type="date">
            <text:p>23.04.19</text:p>
          </table:table-cell>
          <table:table-cell table:style-name="ce148" table:formula="of:=WEEKDAY([.A26])" office:value-type="date" office:date-value="1900-01-02" calcext:value-type="date">
            <text:p>Di</text:p>
          </table:table-cell>
          <table:table-cell table:style-name="ce149"/>
          <table:table-cell table:style-name="ce150" table:number-columns-repeated="3"/>
          <table:table-cell table:style-name="ce151" table:formula="of:=([.D26]-[.C26])-[.E26]+[.F26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26]+1" office:value-type="date" office:date-value="2019-04-24" calcext:value-type="date">
            <text:p>24.04.19</text:p>
          </table:table-cell>
          <table:table-cell table:style-name="ce148" table:formula="of:=WEEKDAY([.A27])" office:value-type="date" office:date-value="1900-01-03" calcext:value-type="date">
            <text:p>Mi</text:p>
          </table:table-cell>
          <table:table-cell table:style-name="ce149"/>
          <table:table-cell table:style-name="ce150" table:number-columns-repeated="3"/>
          <table:table-cell table:style-name="ce151" table:formula="of:=([.D27]-[.C27])-[.E27]+[.F27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27]+1" office:value-type="date" office:date-value="2019-04-25" calcext:value-type="date">
            <text:p>25.04.19</text:p>
          </table:table-cell>
          <table:table-cell table:style-name="ce148" table:formula="of:=WEEKDAY([.A28])" office:value-type="date" office:date-value="1900-01-04" calcext:value-type="date">
            <text:p>Do</text:p>
          </table:table-cell>
          <table:table-cell table:style-name="ce149"/>
          <table:table-cell table:style-name="ce150" table:number-columns-repeated="3"/>
          <table:table-cell table:style-name="ce151" table:formula="of:=([.D28]-[.C28])-[.E28]+[.F28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28]+1" office:value-type="date" office:date-value="2019-04-26" calcext:value-type="date">
            <text:p>26.04.19</text:p>
          </table:table-cell>
          <table:table-cell table:style-name="ce148" table:formula="of:=WEEKDAY([.A29])" office:value-type="date" office:date-value="1900-01-05" calcext:value-type="date">
            <text:p>Fr</text:p>
          </table:table-cell>
          <table:table-cell table:style-name="ce149"/>
          <table:table-cell table:style-name="ce150" table:number-columns-repeated="3"/>
          <table:table-cell table:style-name="ce151" table:formula="of:=([.D29]-[.C29])-[.E29]+[.F29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29]+1" office:value-type="date" office:date-value="2019-04-27" calcext:value-type="date">
            <text:p>27.04.19</text:p>
          </table:table-cell>
          <table:table-cell table:style-name="ce148" table:formula="of:=WEEKDAY([.A30])" office:value-type="date" office:date-value="1900-01-06" calcext:value-type="date">
            <text:p>Sa</text:p>
          </table:table-cell>
          <table:table-cell table:style-name="ce149"/>
          <table:table-cell table:style-name="ce150" table:number-columns-repeated="3"/>
          <table:table-cell table:style-name="ce151" table:formula="of:=([.D30]-[.C30])-[.E30]+[.F30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30]+1" office:value-type="date" office:date-value="2019-04-28" calcext:value-type="date">
            <text:p>28.04.19</text:p>
          </table:table-cell>
          <table:table-cell table:style-name="ce148" table:formula="of:=WEEKDAY([.A31])" office:value-type="date" office:date-value="1899-12-31" calcext:value-type="date">
            <text:p>So</text:p>
          </table:table-cell>
          <table:table-cell table:style-name="ce149"/>
          <table:table-cell table:style-name="ce150" table:number-columns-repeated="3"/>
          <table:table-cell table:style-name="ce151" table:formula="of:=([.D31]-[.C31])-[.E31]+[.F31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31]+1" office:value-type="date" office:date-value="2019-04-29" calcext:value-type="date">
            <text:p>29.04.19</text:p>
          </table:table-cell>
          <table:table-cell table:style-name="ce148" table:formula="of:=WEEKDAY([.A32])" office:value-type="date" office:date-value="1900-01-01" calcext:value-type="date">
            <text:p>Mo</text:p>
          </table:table-cell>
          <table:table-cell table:style-name="ce149"/>
          <table:table-cell table:style-name="ce150" table:number-columns-repeated="3"/>
          <table:table-cell table:style-name="ce151" table:formula="of:=([.D32]-[.C32])-[.E32]+[.F32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4">
          <table:table-cell table:style-name="ce147" table:formula="of:=[.A32]+1" office:value-type="date" office:date-value="2019-04-30" calcext:value-type="date">
            <text:p>30.04.19</text:p>
          </table:table-cell>
          <table:table-cell table:style-name="ce148" table:formula="of:=WEEKDAY([.A33])" office:value-type="date" office:date-value="1900-01-02" calcext:value-type="date">
            <text:p>Di</text:p>
          </table:table-cell>
          <table:table-cell table:style-name="ce149"/>
          <table:table-cell table:style-name="ce150" table:number-columns-repeated="3"/>
          <table:table-cell table:style-name="ce151" table:formula="of:=([.D33]-[.C33])-[.E33]+[.F33]" office:value-type="time" office:time-value="PT00H00M00S" calcext:value-type="time">
            <text:p>00:00</text:p>
          </table:table-cell>
          <table:table-cell table:style-name="ce153"/>
          <table:table-cell table:style-name="ce82" table:content-validation-name="val4"/>
          <table:table-cell table:number-columns-repeated="1015"/>
        </table:table-row>
        <table:table-row table:style-name="ro8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März.G42]" office:value-type="time" office:time-value="-PT504H00M00S" calcext:value-type="time">
            <text:p>-50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504H00M00S" calcext:value-type="time">
            <text:p>-50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6]" office:value-type="time" office:time-value="PT160H00M00S" calcext:value-type="time">
            <text:p>16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664H00M00S" calcext:value-type="time">
            <text:p>-664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16]" office:value-type="float" office:value="20" calcext:value-type="float">
            <text:p>2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16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16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16]" office:value-type="float" office:value="20" calcext:value-type="float">
            <text:p>20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ril.A4:April.I33">
            <calcext:condition calcext:apply-style-name="Weekend" calcext:value="formula-is(OR([.$B4]=1; [.$B4]=7; [.$I4]=[$Übersicht.$D$47]))" calcext:base-cell-address="April.A4"/>
            <calcext:condition calcext:apply-style-name="Free" calcext:value="formula-is(NOT(ISNA(MATCH([.$I4];[$Übersicht.$E$47:.$Z$47];0))))" calcext:base-cell-address="April.A4"/>
            <calcext:condition calcext:apply-style-name="Overtime" calcext:value="formula-is([.$I4]=[$Übersicht.$B$47])" calcext:base-cell-address="April.A4"/>
          </calcext:conditional-format>
        </calcext:conditional-formats>
      </table:table>
      <table:table table:name="Mai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5-01" calcext:value-type="date">
            <text:p>Mai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1">
          <table:table-cell table:style-name="ce155" table:formula="of:=DATE([$Übersicht.$B$2]; 5;1)" office:value-type="date" office:date-value="2019-05-01" calcext:value-type="date">
            <text:p>01.05.19</text:p>
          </table:table-cell>
          <table:table-cell table:style-name="ce156" table:formula="of:=WEEKDAY([.A4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4]-[.C4])-[.E4]+[.F4]" office:value-type="time" office:time-value="PT00H00M00S" calcext:value-type="time">
            <text:p>00:00</text:p>
          </table:table-cell>
          <table:table-cell table:style-name="ce160" table:formula="of:=[$Übersicht.$A$35]" office:value-type="string" office:string-value="Tag der Arbeit" calcext:value-type="string">
            <text:p>Tag der Arbeit</text:p>
          </table:table-cell>
          <table:table-cell table:style-name="ce90" table:content-validation-name="val5" office:value-type="string" calcext:value-type="string">
            <text:p>Feiertag</text:p>
          </table:table-cell>
          <table:table-cell table:number-columns-repeated="1015"/>
        </table:table-row>
        <table:table-row table:style-name="ro1">
          <table:table-cell table:style-name="ce155" table:formula="of:=[.A4]+1" office:value-type="date" office:date-value="2019-05-02" calcext:value-type="date">
            <text:p>02.05.19</text:p>
          </table:table-cell>
          <table:table-cell table:style-name="ce156" table:formula="of:=WEEKDAY([.A5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5]-[.C5])-[.E5]+[.F5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5]+1" office:value-type="date" office:date-value="2019-05-03" calcext:value-type="date">
            <text:p>03.05.19</text:p>
          </table:table-cell>
          <table:table-cell table:style-name="ce156" table:formula="of:=WEEKDAY([.A6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6]-[.C6])-[.E6]+[.F6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6]+1" office:value-type="date" office:date-value="2019-05-04" calcext:value-type="date">
            <text:p>04.05.19</text:p>
          </table:table-cell>
          <table:table-cell table:style-name="ce156" table:formula="of:=WEEKDAY([.A7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7]-[.C7])-[.E7]+[.F7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7]+1" office:value-type="date" office:date-value="2019-05-05" calcext:value-type="date">
            <text:p>05.05.19</text:p>
          </table:table-cell>
          <table:table-cell table:style-name="ce156" table:formula="of:=WEEKDAY([.A8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8]-[.C8])-[.E8]+[.F8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8]+1" office:value-type="date" office:date-value="2019-05-06" calcext:value-type="date">
            <text:p>06.05.19</text:p>
          </table:table-cell>
          <table:table-cell table:style-name="ce156" table:formula="of:=WEEKDAY([.A9])" office:value-type="date" office:date-value="1900-01-01" calcext:value-type="date">
            <text:p>Mo</text:p>
          </table:table-cell>
          <table:table-cell table:style-name="ce157"/>
          <table:table-cell table:style-name="ce158" table:number-columns-repeated="3"/>
          <table:table-cell table:style-name="ce159" table:formula="of:=([.D9]-[.C9])-[.E9]+[.F9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9]+1" office:value-type="date" office:date-value="2019-05-07" calcext:value-type="date">
            <text:p>07.05.19</text:p>
          </table:table-cell>
          <table:table-cell table:style-name="ce156" table:formula="of:=WEEKDAY([.A10])" office:value-type="date" office:date-value="1900-01-02" calcext:value-type="date">
            <text:p>Di</text:p>
          </table:table-cell>
          <table:table-cell table:style-name="ce157"/>
          <table:table-cell table:style-name="ce158" table:number-columns-repeated="3"/>
          <table:table-cell table:style-name="ce159" table:formula="of:=([.D10]-[.C10])-[.E10]+[.F10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10]+1" office:value-type="date" office:date-value="2019-05-08" calcext:value-type="date">
            <text:p>08.05.19</text:p>
          </table:table-cell>
          <table:table-cell table:style-name="ce156" table:formula="of:=WEEKDAY([.A11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11]-[.C11])-[.E11]+[.F11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9">
          <table:table-cell table:style-name="ce155" table:formula="of:=[.A11]+1" office:value-type="date" office:date-value="2019-05-09" calcext:value-type="date">
            <text:p>09.05.19</text:p>
          </table:table-cell>
          <table:table-cell table:style-name="ce156" table:formula="of:=WEEKDAY([.A12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12]-[.C12])-[.E12]+[.F12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12]+1" office:value-type="date" office:date-value="2019-05-10" calcext:value-type="date">
            <text:p>10.05.19</text:p>
          </table:table-cell>
          <table:table-cell table:style-name="ce156" table:formula="of:=WEEKDAY([.A13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13]-[.C13])-[.E13]+[.F13]" office:value-type="time" office:time-value="PT00H00M00S" calcext:value-type="time">
            <text:p>00:00</text:p>
          </table:table-cell>
          <table:table-cell table:style-name="ce160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13]+1" office:value-type="date" office:date-value="2019-05-11" calcext:value-type="date">
            <text:p>11.05.19</text:p>
          </table:table-cell>
          <table:table-cell table:style-name="ce156" table:formula="of:=WEEKDAY([.A14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14]-[.C14])-[.E14]+[.F14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14]+1" office:value-type="date" office:date-value="2019-05-12" calcext:value-type="date">
            <text:p>12.05.19</text:p>
          </table:table-cell>
          <table:table-cell table:style-name="ce156" table:formula="of:=WEEKDAY([.A15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15]-[.C15])-[.E15]+[.F15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15]+1" office:value-type="date" office:date-value="2019-05-13" calcext:value-type="date">
            <text:p>13.05.19</text:p>
          </table:table-cell>
          <table:table-cell table:style-name="ce156" table:formula="of:=WEEKDAY([.A16])" office:value-type="date" office:date-value="1900-01-01" calcext:value-type="date">
            <text:p>Mo</text:p>
          </table:table-cell>
          <table:table-cell table:style-name="ce157"/>
          <table:table-cell table:style-name="ce158" table:number-columns-repeated="3"/>
          <table:table-cell table:style-name="ce159" table:formula="of:=([.D16]-[.C16])-[.E16]+[.F16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16]+1" office:value-type="date" office:date-value="2019-05-14" calcext:value-type="date">
            <text:p>14.05.19</text:p>
          </table:table-cell>
          <table:table-cell table:style-name="ce156" table:formula="of:=WEEKDAY([.A17])" office:value-type="date" office:date-value="1900-01-02" calcext:value-type="date">
            <text:p>Di</text:p>
          </table:table-cell>
          <table:table-cell table:style-name="ce157"/>
          <table:table-cell table:style-name="ce158" table:number-columns-repeated="3"/>
          <table:table-cell table:style-name="ce159" table:formula="of:=([.D17]-[.C17])-[.E17]+[.F17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17]+1" office:value-type="date" office:date-value="2019-05-15" calcext:value-type="date">
            <text:p>15.05.19</text:p>
          </table:table-cell>
          <table:table-cell table:style-name="ce156" table:formula="of:=WEEKDAY([.A18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18]-[.C18])-[.E18]+[.F18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18]+1" office:value-type="date" office:date-value="2019-05-16" calcext:value-type="date">
            <text:p>16.05.19</text:p>
          </table:table-cell>
          <table:table-cell table:style-name="ce156" table:formula="of:=WEEKDAY([.A19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19]-[.C19])-[.E19]+[.F19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19]+1" office:value-type="date" office:date-value="2019-05-17" calcext:value-type="date">
            <text:p>17.05.19</text:p>
          </table:table-cell>
          <table:table-cell table:style-name="ce156" table:formula="of:=WEEKDAY([.A20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20]-[.C20])-[.E20]+[.F20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20]+1" office:value-type="date" office:date-value="2019-05-18" calcext:value-type="date">
            <text:p>18.05.19</text:p>
          </table:table-cell>
          <table:table-cell table:style-name="ce156" table:formula="of:=WEEKDAY([.A21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21]-[.C21])-[.E21]+[.F21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9">
          <table:table-cell table:style-name="ce155" table:formula="of:=[.A21]+1" office:value-type="date" office:date-value="2019-05-19" calcext:value-type="date">
            <text:p>19.05.19</text:p>
          </table:table-cell>
          <table:table-cell table:style-name="ce156" table:formula="of:=WEEKDAY([.A22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22]-[.C22])-[.E22]+[.F22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22]+1" office:value-type="date" office:date-value="2019-05-20" calcext:value-type="date">
            <text:p>20.05.19</text:p>
          </table:table-cell>
          <table:table-cell table:style-name="ce156" table:formula="of:=WEEKDAY([.A23])" office:value-type="date" office:date-value="1900-01-01" calcext:value-type="date">
            <text:p>Mo</text:p>
          </table:table-cell>
          <table:table-cell table:style-name="ce157"/>
          <table:table-cell table:style-name="ce158" table:number-columns-repeated="3"/>
          <table:table-cell table:style-name="ce159" table:formula="of:=([.D23]-[.C23])-[.E23]+[.F23]" office:value-type="time" office:time-value="PT00H00M00S" calcext:value-type="time">
            <text:p>00:00</text:p>
          </table:table-cell>
          <table:table-cell table:style-name="ce160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23]+1" office:value-type="date" office:date-value="2019-05-21" calcext:value-type="date">
            <text:p>21.05.19</text:p>
          </table:table-cell>
          <table:table-cell table:style-name="ce156" table:formula="of:=WEEKDAY([.A24])" office:value-type="date" office:date-value="1900-01-02" calcext:value-type="date">
            <text:p>Di</text:p>
          </table:table-cell>
          <table:table-cell table:style-name="ce157"/>
          <table:table-cell table:style-name="ce158" table:number-columns-repeated="3"/>
          <table:table-cell table:style-name="ce159" table:formula="of:=([.D24]-[.C24])-[.E24]+[.F24]" office:value-type="time" office:time-value="PT00H00M00S" calcext:value-type="time">
            <text:p>00:00</text:p>
          </table:table-cell>
          <table:table-cell table:style-name="ce160"/>
          <table:table-cell table:style-name="ce90" table:content-validation-name="val5"/>
          <table:table-cell table:number-columns-repeated="1015"/>
        </table:table-row>
        <table:table-row table:style-name="ro9">
          <table:table-cell table:style-name="ce155" table:formula="of:=[.A24]+1" office:value-type="date" office:date-value="2019-05-22" calcext:value-type="date">
            <text:p>22.05.19</text:p>
          </table:table-cell>
          <table:table-cell table:style-name="ce156" table:formula="of:=WEEKDAY([.A25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25]-[.C25])-[.E25]+[.F25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25]+1" office:value-type="date" office:date-value="2019-05-23" calcext:value-type="date">
            <text:p>23.05.19</text:p>
          </table:table-cell>
          <table:table-cell table:style-name="ce156" table:formula="of:=WEEKDAY([.A26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26]-[.C26])-[.E26]+[.F26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26]+1" office:value-type="date" office:date-value="2019-05-24" calcext:value-type="date">
            <text:p>24.05.19</text:p>
          </table:table-cell>
          <table:table-cell table:style-name="ce156" table:formula="of:=WEEKDAY([.A27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27]-[.C27])-[.E27]+[.F27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27]+1" office:value-type="date" office:date-value="2019-05-25" calcext:value-type="date">
            <text:p>25.05.19</text:p>
          </table:table-cell>
          <table:table-cell table:style-name="ce156" table:formula="of:=WEEKDAY([.A28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28]-[.C28])-[.E28]+[.F28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28]+1" office:value-type="date" office:date-value="2019-05-26" calcext:value-type="date">
            <text:p>26.05.19</text:p>
          </table:table-cell>
          <table:table-cell table:style-name="ce156" table:formula="of:=WEEKDAY([.A29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29]-[.C29])-[.E29]+[.F29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29]+1" office:value-type="date" office:date-value="2019-05-27" calcext:value-type="date">
            <text:p>27.05.19</text:p>
          </table:table-cell>
          <table:table-cell table:style-name="ce156" table:formula="of:=WEEKDAY([.A30])" office:value-type="date" office:date-value="1900-01-01" calcext:value-type="date">
            <text:p>Mo</text:p>
          </table:table-cell>
          <table:table-cell table:style-name="ce157"/>
          <table:table-cell table:style-name="ce158" table:number-columns-repeated="3"/>
          <table:table-cell table:style-name="ce159" table:formula="of:=([.D30]-[.C30])-[.E30]+[.F30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4">
          <table:table-cell table:style-name="ce155" table:formula="of:=[.A30]+1" office:value-type="date" office:date-value="2019-05-28" calcext:value-type="date">
            <text:p>28.05.19</text:p>
          </table:table-cell>
          <table:table-cell table:style-name="ce156" table:formula="of:=WEEKDAY([.A31])" office:value-type="date" office:date-value="1900-01-02" calcext:value-type="date">
            <text:p>Di</text:p>
          </table:table-cell>
          <table:table-cell table:style-name="ce157"/>
          <table:table-cell table:style-name="ce158" table:number-columns-repeated="3"/>
          <table:table-cell table:style-name="ce159" table:formula="of:=([.D31]-[.C31])-[.E31]+[.F31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31]+1" office:value-type="date" office:date-value="2019-05-29" calcext:value-type="date">
            <text:p>29.05.19</text:p>
          </table:table-cell>
          <table:table-cell table:style-name="ce156" table:formula="of:=WEEKDAY([.A32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32]-[.C32])-[.E32]+[.F32]" office:value-type="time" office:time-value="PT00H00M00S" calcext:value-type="time">
            <text:p>00:00</text:p>
          </table:table-cell>
          <table:table-cell table:style-name="ce161"/>
          <table:table-cell table:style-name="ce90" table:content-validation-name="val5"/>
          <table:table-cell table:number-columns-repeated="1015"/>
        </table:table-row>
        <table:table-row table:style-name="ro1">
          <table:table-cell table:style-name="ce155" table:formula="of:=[.A32]+1" office:value-type="date" office:date-value="2019-05-30" calcext:value-type="date">
            <text:p>30.05.19</text:p>
          </table:table-cell>
          <table:table-cell table:style-name="ce156" table:formula="of:=WEEKDAY([.A33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33]-[.C33])-[.E33]+[.F33]" office:value-type="time" office:time-value="PT00H00M00S" calcext:value-type="time">
            <text:p>00:00</text:p>
          </table:table-cell>
          <table:table-cell table:style-name="ce160" office:value-type="string" calcext:value-type="string">
            <text:p>Himmelfahrt</text:p>
          </table:table-cell>
          <table:table-cell table:style-name="ce90" table:content-validation-name="val5" office:value-type="string" calcext:value-type="string">
            <text:p>Feiertag</text:p>
          </table:table-cell>
          <table:table-cell table:number-columns-repeated="1015"/>
        </table:table-row>
        <table:table-row table:style-name="ro1">
          <table:table-cell table:style-name="ce155" table:formula="of:=[.A33]+1" office:value-type="date" office:date-value="2019-05-31" calcext:value-type="date">
            <text:p>31.05.19</text:p>
          </table:table-cell>
          <table:table-cell table:style-name="ce156" table:formula="of:=WEEKDAY([.A34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34]-[.C34])-[.E34]+[.F34]" office:value-type="time" office:time-value="PT00H00M00S" calcext:value-type="time">
            <text:p>00:00</text:p>
          </table:table-cell>
          <table:table-cell table:style-name="ce160"/>
          <table:table-cell table:style-name="ce90" table:content-validation-name="val5"/>
          <table:table-cell table:number-columns-repeated="1015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April.G42]" office:value-type="time" office:time-value="-PT664H00M00S" calcext:value-type="time">
            <text:p>-66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664H00M00S" calcext:value-type="time">
            <text:p>-66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7]" office:value-type="time" office:time-value="PT168H00M00S" calcext:value-type="time">
            <text:p>168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832H00M00S" calcext:value-type="time">
            <text:p>-832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17]" office:value-type="float" office:value="21" calcext:value-type="float">
            <text:p>2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17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17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17]" office:value-type="float" office:value="21" calcext:value-type="float">
            <text:p>21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Mai.A4:Mai.I34">
            <calcext:condition calcext:apply-style-name="Weekend" calcext:value="formula-is(OR([.$B4]=1; [.$B4]=7; [.$I4]=[$Übersicht.$D$47]))" calcext:base-cell-address="Mai.A4"/>
            <calcext:condition calcext:apply-style-name="Free" calcext:value="formula-is(NOT(ISNA(MATCH([.$I4];[$Übersicht.$E$47:.$Z$47];0))))" calcext:base-cell-address="Mai.A4"/>
            <calcext:condition calcext:apply-style-name="Overtime" calcext:value="formula-is([.$I4]=[$Übersicht.$B$47])" calcext:base-cell-address="Mai.A4"/>
          </calcext:conditional-format>
        </calcext:conditional-formats>
      </table:table>
      <table:table table:name="Juni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6-01" calcext:value-type="date">
            <text:p>Juni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1">
          <table:table-cell table:style-name="ce163" table:formula="of:=DATE([$Übersicht.$B$2]; 6;1)" office:value-type="date" office:date-value="2019-06-01" calcext:value-type="date">
            <text:p>01.06.19</text:p>
          </table:table-cell>
          <table:table-cell table:style-name="ce164" table:formula="of:=WEEKDAY([.A4])" office:value-type="date" office:date-value="1900-01-06" calcext:value-type="date">
            <text:p>Sa</text:p>
          </table:table-cell>
          <table:table-cell table:style-name="ce165"/>
          <table:table-cell table:style-name="ce166" table:number-columns-repeated="3"/>
          <table:table-cell table:style-name="ce167" table:formula="of:=([.D4]-[.C4])-[.E4]+[.F4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9">
          <table:table-cell table:style-name="ce163" table:formula="of:=[.A4]+1" office:value-type="date" office:date-value="2019-06-02" calcext:value-type="date">
            <text:p>02.06.19</text:p>
          </table:table-cell>
          <table:table-cell table:style-name="ce164" table:formula="of:=WEEKDAY([.A5])" office:value-type="date" office:date-value="1899-12-31" calcext:value-type="date">
            <text:p>So</text:p>
          </table:table-cell>
          <table:table-cell table:style-name="ce165"/>
          <table:table-cell table:style-name="ce166" table:number-columns-repeated="3"/>
          <table:table-cell table:style-name="ce167" table:formula="of:=([.D5]-[.C5])-[.E5]+[.F5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5]+1" office:value-type="date" office:date-value="2019-06-03" calcext:value-type="date">
            <text:p>03.06.19</text:p>
          </table:table-cell>
          <table:table-cell table:style-name="ce164" table:formula="of:=WEEKDAY([.A6])" office:value-type="date" office:date-value="1900-01-01" calcext:value-type="date">
            <text:p>Mo</text:p>
          </table:table-cell>
          <table:table-cell table:style-name="ce165"/>
          <table:table-cell table:style-name="ce166" table:number-columns-repeated="3"/>
          <table:table-cell table:style-name="ce167" table:formula="of:=([.D6]-[.C6])-[.E6]+[.F6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1">
          <table:table-cell table:style-name="ce163" table:formula="of:=[.A6]+1" office:value-type="date" office:date-value="2019-06-04" calcext:value-type="date">
            <text:p>04.06.19</text:p>
          </table:table-cell>
          <table:table-cell table:style-name="ce164" table:formula="of:=WEEKDAY([.A7])" office:value-type="date" office:date-value="1900-01-02" calcext:value-type="date">
            <text:p>Di</text:p>
          </table:table-cell>
          <table:table-cell table:style-name="ce165"/>
          <table:table-cell table:style-name="ce166" table:number-columns-repeated="3"/>
          <table:table-cell table:style-name="ce167" table:formula="of:=([.D7]-[.C7])-[.E7]+[.F7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1">
          <table:table-cell table:style-name="ce163" table:formula="of:=[.A7]+1" office:value-type="date" office:date-value="2019-06-05" calcext:value-type="date">
            <text:p>05.06.19</text:p>
          </table:table-cell>
          <table:table-cell table:style-name="ce164" table:formula="of:=WEEKDAY([.A8])" office:value-type="date" office:date-value="1900-01-03" calcext:value-type="date">
            <text:p>Mi</text:p>
          </table:table-cell>
          <table:table-cell table:style-name="ce165"/>
          <table:table-cell table:style-name="ce166" table:number-columns-repeated="3"/>
          <table:table-cell table:style-name="ce167" table:formula="of:=([.D8]-[.C8])-[.E8]+[.F8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8]+1" office:value-type="date" office:date-value="2019-06-06" calcext:value-type="date">
            <text:p>06.06.19</text:p>
          </table:table-cell>
          <table:table-cell table:style-name="ce164" table:formula="of:=WEEKDAY([.A9])" office:value-type="date" office:date-value="1900-01-04" calcext:value-type="date">
            <text:p>Do</text:p>
          </table:table-cell>
          <table:table-cell table:style-name="ce165"/>
          <table:table-cell table:style-name="ce166" table:number-columns-repeated="3"/>
          <table:table-cell table:style-name="ce167" table:formula="of:=([.D9]-[.C9])-[.E9]+[.F9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9]+1" office:value-type="date" office:date-value="2019-06-07" calcext:value-type="date">
            <text:p>07.06.19</text:p>
          </table:table-cell>
          <table:table-cell table:style-name="ce164" table:formula="of:=WEEKDAY([.A10])" office:value-type="date" office:date-value="1900-01-05" calcext:value-type="date">
            <text:p>Fr</text:p>
          </table:table-cell>
          <table:table-cell table:style-name="ce165"/>
          <table:table-cell table:style-name="ce166" table:number-columns-repeated="3"/>
          <table:table-cell table:style-name="ce167" table:formula="of:=([.D10]-[.C10])-[.E10]+[.F10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1">
          <table:table-cell table:style-name="ce163" table:formula="of:=[.A10]+1" office:value-type="date" office:date-value="2019-06-08" calcext:value-type="date">
            <text:p>08.06.19</text:p>
          </table:table-cell>
          <table:table-cell table:style-name="ce164" table:formula="of:=WEEKDAY([.A11])" office:value-type="date" office:date-value="1900-01-06" calcext:value-type="date">
            <text:p>Sa</text:p>
          </table:table-cell>
          <table:table-cell table:style-name="ce165"/>
          <table:table-cell table:style-name="ce166" table:number-columns-repeated="3"/>
          <table:table-cell table:style-name="ce167" table:formula="of:=([.D11]-[.C11])-[.E11]+[.F11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1">
          <table:table-cell table:style-name="ce163" table:formula="of:=[.A11]+1" office:value-type="date" office:date-value="2019-06-09" calcext:value-type="date">
            <text:p>09.06.19</text:p>
          </table:table-cell>
          <table:table-cell table:style-name="ce164" table:formula="of:=WEEKDAY([.A12])" office:value-type="date" office:date-value="1899-12-31" calcext:value-type="date">
            <text:p>So</text:p>
          </table:table-cell>
          <table:table-cell table:style-name="ce165"/>
          <table:table-cell table:style-name="ce166" table:number-columns-repeated="3"/>
          <table:table-cell table:style-name="ce167" table:formula="of:=([.D12]-[.C12])-[.E12]+[.F12]" office:value-type="time" office:time-value="PT00H00M00S" calcext:value-type="time">
            <text:p>00:00</text:p>
          </table:table-cell>
          <table:table-cell table:style-name="ce168" office:value-type="string" calcext:value-type="string">
            <text:p>Pfingstsonntag</text:p>
          </table:table-cell>
          <table:table-cell table:style-name="ce97" table:content-validation-name="val6"/>
          <table:table-cell table:number-columns-repeated="1015"/>
        </table:table-row>
        <table:table-row table:style-name="ro1">
          <table:table-cell table:style-name="ce163" table:formula="of:=[.A12]+1" office:value-type="date" office:date-value="2019-06-10" calcext:value-type="date">
            <text:p>10.06.19</text:p>
          </table:table-cell>
          <table:table-cell table:style-name="ce164" table:formula="of:=WEEKDAY([.A13])" office:value-type="date" office:date-value="1900-01-01" calcext:value-type="date">
            <text:p>Mo</text:p>
          </table:table-cell>
          <table:table-cell table:style-name="ce165"/>
          <table:table-cell table:style-name="ce166" table:number-columns-repeated="3"/>
          <table:table-cell table:style-name="ce167" table:formula="of:=([.D13]-[.C13])-[.E13]+[.F13]" office:value-type="time" office:time-value="PT00H00M00S" calcext:value-type="time">
            <text:p>00:00</text:p>
          </table:table-cell>
          <table:table-cell table:style-name="ce168" office:value-type="string" calcext:value-type="string">
            <text:p>Pfigstmontag</text:p>
          </table:table-cell>
          <table:table-cell table:style-name="ce97" table:content-validation-name="val6" office:value-type="string" calcext:value-type="string">
            <text:p>Feiertag</text:p>
          </table:table-cell>
          <table:table-cell table:number-columns-repeated="1015"/>
        </table:table-row>
        <table:table-row table:style-name="ro4">
          <table:table-cell table:style-name="ce163" table:formula="of:=[.A13]+1" office:value-type="date" office:date-value="2019-06-11" calcext:value-type="date">
            <text:p>11.06.19</text:p>
          </table:table-cell>
          <table:table-cell table:style-name="ce164" table:formula="of:=WEEKDAY([.A14])" office:value-type="date" office:date-value="1900-01-02" calcext:value-type="date">
            <text:p>Di</text:p>
          </table:table-cell>
          <table:table-cell table:style-name="ce165"/>
          <table:table-cell table:style-name="ce166" table:number-columns-repeated="3"/>
          <table:table-cell table:style-name="ce167" table:formula="of:=([.D14]-[.C14])-[.E14]+[.F14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14]+1" office:value-type="date" office:date-value="2019-06-12" calcext:value-type="date">
            <text:p>12.06.19</text:p>
          </table:table-cell>
          <table:table-cell table:style-name="ce164" table:formula="of:=WEEKDAY([.A15])" office:value-type="date" office:date-value="1900-01-03" calcext:value-type="date">
            <text:p>Mi</text:p>
          </table:table-cell>
          <table:table-cell table:style-name="ce165"/>
          <table:table-cell table:style-name="ce166" table:number-columns-repeated="3"/>
          <table:table-cell table:style-name="ce167" table:formula="of:=([.D15]-[.C15])-[.E15]+[.F15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15]+1" office:value-type="date" office:date-value="2019-06-13" calcext:value-type="date">
            <text:p>13.06.19</text:p>
          </table:table-cell>
          <table:table-cell table:style-name="ce164" table:formula="of:=WEEKDAY([.A16])" office:value-type="date" office:date-value="1900-01-04" calcext:value-type="date">
            <text:p>Do</text:p>
          </table:table-cell>
          <table:table-cell table:style-name="ce165"/>
          <table:table-cell table:style-name="ce166" table:number-columns-repeated="3"/>
          <table:table-cell table:style-name="ce167" table:formula="of:=([.D16]-[.C16])-[.E16]+[.F16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16]+1" office:value-type="date" office:date-value="2019-06-14" calcext:value-type="date">
            <text:p>14.06.19</text:p>
          </table:table-cell>
          <table:table-cell table:style-name="ce164" table:formula="of:=WEEKDAY([.A17])" office:value-type="date" office:date-value="1900-01-05" calcext:value-type="date">
            <text:p>Fr</text:p>
          </table:table-cell>
          <table:table-cell table:style-name="ce165"/>
          <table:table-cell table:style-name="ce166" table:number-columns-repeated="3"/>
          <table:table-cell table:style-name="ce167" table:formula="of:=([.D17]-[.C17])-[.E17]+[.F17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1">
          <table:table-cell table:style-name="ce163" table:formula="of:=[.A17]+1" office:value-type="date" office:date-value="2019-06-15" calcext:value-type="date">
            <text:p>15.06.19</text:p>
          </table:table-cell>
          <table:table-cell table:style-name="ce164" table:formula="of:=WEEKDAY([.A18])" office:value-type="date" office:date-value="1900-01-06" calcext:value-type="date">
            <text:p>Sa</text:p>
          </table:table-cell>
          <table:table-cell table:style-name="ce165"/>
          <table:table-cell table:style-name="ce166" table:number-columns-repeated="3"/>
          <table:table-cell table:style-name="ce167" table:formula="of:=([.D18]-[.C18])-[.E18]+[.F18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18]+1" office:value-type="date" office:date-value="2019-06-16" calcext:value-type="date">
            <text:p>16.06.19</text:p>
          </table:table-cell>
          <table:table-cell table:style-name="ce164" table:formula="of:=WEEKDAY([.A19])" office:value-type="date" office:date-value="1899-12-31" calcext:value-type="date">
            <text:p>So</text:p>
          </table:table-cell>
          <table:table-cell table:style-name="ce165"/>
          <table:table-cell table:style-name="ce166" table:number-columns-repeated="3"/>
          <table:table-cell table:style-name="ce167" table:formula="of:=([.D19]-[.C19])-[.E19]+[.F19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19]+1" office:value-type="date" office:date-value="2019-06-17" calcext:value-type="date">
            <text:p>17.06.19</text:p>
          </table:table-cell>
          <table:table-cell table:style-name="ce164" table:formula="of:=WEEKDAY([.A20])" office:value-type="date" office:date-value="1900-01-01" calcext:value-type="date">
            <text:p>Mo</text:p>
          </table:table-cell>
          <table:table-cell table:style-name="ce165"/>
          <table:table-cell table:style-name="ce166" table:number-columns-repeated="3"/>
          <table:table-cell table:style-name="ce167" table:formula="of:=([.D20]-[.C20])-[.E20]+[.F20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20]+1" office:value-type="date" office:date-value="2019-06-18" calcext:value-type="date">
            <text:p>18.06.19</text:p>
          </table:table-cell>
          <table:table-cell table:style-name="ce164" table:formula="of:=WEEKDAY([.A21])" office:value-type="date" office:date-value="1900-01-02" calcext:value-type="date">
            <text:p>Di</text:p>
          </table:table-cell>
          <table:table-cell table:style-name="ce165"/>
          <table:table-cell table:style-name="ce166" table:number-columns-repeated="3"/>
          <table:table-cell table:style-name="ce167" table:formula="of:=([.D21]-[.C21])-[.E21]+[.F21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1">
          <table:table-cell table:style-name="ce163" table:formula="of:=[.A21]+1" office:value-type="date" office:date-value="2019-06-19" calcext:value-type="date">
            <text:p>19.06.19</text:p>
          </table:table-cell>
          <table:table-cell table:style-name="ce164" table:formula="of:=WEEKDAY([.A22])" office:value-type="date" office:date-value="1900-01-03" calcext:value-type="date">
            <text:p>Mi</text:p>
          </table:table-cell>
          <table:table-cell table:style-name="ce165"/>
          <table:table-cell table:style-name="ce166" table:number-columns-repeated="3"/>
          <table:table-cell table:style-name="ce167" table:formula="of:=([.D22]-[.C22])-[.E22]+[.F22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1">
          <table:table-cell table:style-name="ce163" table:formula="of:=[.A22]+1" office:value-type="date" office:date-value="2019-06-20" calcext:value-type="date">
            <text:p>20.06.19</text:p>
          </table:table-cell>
          <table:table-cell table:style-name="ce164" table:formula="of:=WEEKDAY([.A23])" office:value-type="date" office:date-value="1900-01-04" calcext:value-type="date">
            <text:p>Do</text:p>
          </table:table-cell>
          <table:table-cell table:style-name="ce165"/>
          <table:table-cell table:style-name="ce166" table:number-columns-repeated="3"/>
          <table:table-cell table:style-name="ce167" table:formula="of:=([.D23]-[.C23])-[.E23]+[.F23]" office:value-type="time" office:time-value="PT00H00M00S" calcext:value-type="time">
            <text:p>00:00</text:p>
          </table:table-cell>
          <table:table-cell table:style-name="ce168" office:value-type="string" calcext:value-type="string">
            <text:p>Fronleichnam</text:p>
          </table:table-cell>
          <table:table-cell table:style-name="ce97" table:content-validation-name="val6" office:value-type="string" calcext:value-type="string">
            <text:p>Feiertag</text:p>
          </table:table-cell>
          <table:table-cell table:number-columns-repeated="1015"/>
        </table:table-row>
        <table:table-row table:style-name="ro9">
          <table:table-cell table:style-name="ce163" table:formula="of:=[.A23]+1" office:value-type="date" office:date-value="2019-06-21" calcext:value-type="date">
            <text:p>21.06.19</text:p>
          </table:table-cell>
          <table:table-cell table:style-name="ce164" table:formula="of:=WEEKDAY([.A24])" office:value-type="date" office:date-value="1900-01-05" calcext:value-type="date">
            <text:p>Fr</text:p>
          </table:table-cell>
          <table:table-cell table:style-name="ce165"/>
          <table:table-cell table:style-name="ce166" table:number-columns-repeated="3"/>
          <table:table-cell table:style-name="ce167" table:formula="of:=([.D24]-[.C24])-[.E24]+[.F24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24]+1" office:value-type="date" office:date-value="2019-06-22" calcext:value-type="date">
            <text:p>22.06.19</text:p>
          </table:table-cell>
          <table:table-cell table:style-name="ce164" table:formula="of:=WEEKDAY([.A25])" office:value-type="date" office:date-value="1900-01-06" calcext:value-type="date">
            <text:p>Sa</text:p>
          </table:table-cell>
          <table:table-cell table:style-name="ce165"/>
          <table:table-cell table:style-name="ce166" table:number-columns-repeated="3"/>
          <table:table-cell table:style-name="ce167" table:formula="of:=([.D25]-[.C25])-[.E25]+[.F25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25]+1" office:value-type="date" office:date-value="2019-06-23" calcext:value-type="date">
            <text:p>23.06.19</text:p>
          </table:table-cell>
          <table:table-cell table:style-name="ce164" table:formula="of:=WEEKDAY([.A26])" office:value-type="date" office:date-value="1899-12-31" calcext:value-type="date">
            <text:p>So</text:p>
          </table:table-cell>
          <table:table-cell table:style-name="ce165"/>
          <table:table-cell table:style-name="ce166" table:number-columns-repeated="3"/>
          <table:table-cell table:style-name="ce167" table:formula="of:=([.D26]-[.C26])-[.E26]+[.F26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26]+1" office:value-type="date" office:date-value="2019-06-24" calcext:value-type="date">
            <text:p>24.06.19</text:p>
          </table:table-cell>
          <table:table-cell table:style-name="ce164" table:formula="of:=WEEKDAY([.A27])" office:value-type="date" office:date-value="1900-01-01" calcext:value-type="date">
            <text:p>Mo</text:p>
          </table:table-cell>
          <table:table-cell table:style-name="ce165"/>
          <table:table-cell table:style-name="ce166" table:number-columns-repeated="3"/>
          <table:table-cell table:style-name="ce167" table:formula="of:=([.D27]-[.C27])-[.E27]+[.F27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27]+1" office:value-type="date" office:date-value="2019-06-25" calcext:value-type="date">
            <text:p>25.06.19</text:p>
          </table:table-cell>
          <table:table-cell table:style-name="ce164" table:formula="of:=WEEKDAY([.A28])" office:value-type="date" office:date-value="1900-01-02" calcext:value-type="date">
            <text:p>Di</text:p>
          </table:table-cell>
          <table:table-cell table:style-name="ce165"/>
          <table:table-cell table:style-name="ce166" table:number-columns-repeated="3"/>
          <table:table-cell table:style-name="ce167" table:formula="of:=([.D28]-[.C28])-[.E28]+[.F28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28]+1" office:value-type="date" office:date-value="2019-06-26" calcext:value-type="date">
            <text:p>26.06.19</text:p>
          </table:table-cell>
          <table:table-cell table:style-name="ce164" table:formula="of:=WEEKDAY([.A29])" office:value-type="date" office:date-value="1900-01-03" calcext:value-type="date">
            <text:p>Mi</text:p>
          </table:table-cell>
          <table:table-cell table:style-name="ce165"/>
          <table:table-cell table:style-name="ce166" table:number-columns-repeated="3"/>
          <table:table-cell table:style-name="ce167" table:formula="of:=([.D29]-[.C29])-[.E29]+[.F29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29]+1" office:value-type="date" office:date-value="2019-06-27" calcext:value-type="date">
            <text:p>27.06.19</text:p>
          </table:table-cell>
          <table:table-cell table:style-name="ce164" table:formula="of:=WEEKDAY([.A30])" office:value-type="date" office:date-value="1900-01-04" calcext:value-type="date">
            <text:p>Do</text:p>
          </table:table-cell>
          <table:table-cell table:style-name="ce165"/>
          <table:table-cell table:style-name="ce166" table:number-columns-repeated="3"/>
          <table:table-cell table:style-name="ce167" table:formula="of:=([.D30]-[.C30])-[.E30]+[.F30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30]+1" office:value-type="date" office:date-value="2019-06-28" calcext:value-type="date">
            <text:p>28.06.19</text:p>
          </table:table-cell>
          <table:table-cell table:style-name="ce164" table:formula="of:=WEEKDAY([.A31])" office:value-type="date" office:date-value="1900-01-05" calcext:value-type="date">
            <text:p>Fr</text:p>
          </table:table-cell>
          <table:table-cell table:style-name="ce165"/>
          <table:table-cell table:style-name="ce166" table:number-columns-repeated="3"/>
          <table:table-cell table:style-name="ce167" table:formula="of:=([.D31]-[.C31])-[.E31]+[.F31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31]+1" office:value-type="date" office:date-value="2019-06-29" calcext:value-type="date">
            <text:p>29.06.19</text:p>
          </table:table-cell>
          <table:table-cell table:style-name="ce164" table:formula="of:=WEEKDAY([.A32])" office:value-type="date" office:date-value="1900-01-06" calcext:value-type="date">
            <text:p>Sa</text:p>
          </table:table-cell>
          <table:table-cell table:style-name="ce165"/>
          <table:table-cell table:style-name="ce166" table:number-columns-repeated="3"/>
          <table:table-cell table:style-name="ce167" table:formula="of:=([.D32]-[.C32])-[.E32]+[.F32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4">
          <table:table-cell table:style-name="ce163" table:formula="of:=[.A32]+1" office:value-type="date" office:date-value="2019-06-30" calcext:value-type="date">
            <text:p>30.06.19</text:p>
          </table:table-cell>
          <table:table-cell table:style-name="ce164" table:formula="of:=WEEKDAY([.A33])" office:value-type="date" office:date-value="1899-12-31" calcext:value-type="date">
            <text:p>So</text:p>
          </table:table-cell>
          <table:table-cell table:style-name="ce165"/>
          <table:table-cell table:style-name="ce166" table:number-columns-repeated="3"/>
          <table:table-cell table:style-name="ce167" table:formula="of:=([.D33]-[.C33])-[.E33]+[.F33]" office:value-type="time" office:time-value="PT00H00M00S" calcext:value-type="time">
            <text:p>00:00</text:p>
          </table:table-cell>
          <table:table-cell table:style-name="ce168"/>
          <table:table-cell table:style-name="ce97" table:content-validation-name="val6"/>
          <table:table-cell table:number-columns-repeated="1015"/>
        </table:table-row>
        <table:table-row table:style-name="ro8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Mai.G42]" office:value-type="time" office:time-value="-PT832H00M00S" calcext:value-type="time">
            <text:p>-832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832H00M00S" calcext:value-type="time">
            <text:p>-832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8]" office:value-type="time" office:time-value="PT144H00M00S" calcext:value-type="time">
            <text:p>14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976H00M00S" calcext:value-type="time">
            <text:p>-976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18]" office:value-type="float" office:value="18" calcext:value-type="float">
            <text:p>18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18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18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18]" office:value-type="float" office:value="18" calcext:value-type="float">
            <text:p>18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Juni.A4:Juni.I33">
            <calcext:condition calcext:apply-style-name="Weekend" calcext:value="formula-is(OR([.$B4]=1; [.$B4]=7; [.$I4]=[$Übersicht.$D$47]))" calcext:base-cell-address="Juni.A4"/>
            <calcext:condition calcext:apply-style-name="Free" calcext:value="formula-is(NOT(ISNA(MATCH([.$I4];[$Übersicht.$E$47:.$Z$47];0))))" calcext:base-cell-address="Juni.A4"/>
            <calcext:condition calcext:apply-style-name="Overtime" calcext:value="formula-is([.$I4]=[$Übersicht.$B$47])" calcext:base-cell-address="Juni.A4"/>
          </calcext:conditional-format>
        </calcext:conditional-formats>
      </table:table>
      <table:table table:name="Juli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7-01" calcext:value-type="date">
            <text:p>Juli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4">
          <table:table-cell table:style-name="ce170" table:formula="of:=DATE([$Übersicht.$B$2]; 7;1)" office:value-type="date" office:date-value="2019-07-01" calcext:value-type="date">
            <text:p>01.07.19</text:p>
          </table:table-cell>
          <table:table-cell table:style-name="ce171" table:formula="of:=WEEKDAY([.A4])" office:value-type="date" office:date-value="1900-01-01" calcext:value-type="date">
            <text:p>Mo</text:p>
          </table:table-cell>
          <table:table-cell table:style-name="ce172"/>
          <table:table-cell table:style-name="ce173" table:number-columns-repeated="3"/>
          <table:table-cell table:style-name="ce174" table:formula="of:=([.D4]-[.C4])-[.E4]+[.F4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4]+1" office:value-type="date" office:date-value="2019-07-02" calcext:value-type="date">
            <text:p>02.07.19</text:p>
          </table:table-cell>
          <table:table-cell table:style-name="ce171" table:formula="of:=WEEKDAY([.A5])" office:value-type="date" office:date-value="1900-01-02" calcext:value-type="date">
            <text:p>Di</text:p>
          </table:table-cell>
          <table:table-cell table:style-name="ce172"/>
          <table:table-cell table:style-name="ce173" table:number-columns-repeated="3"/>
          <table:table-cell table:style-name="ce174" table:formula="of:=([.D5]-[.C5])-[.E5]+[.F5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5]+1" office:value-type="date" office:date-value="2019-07-03" calcext:value-type="date">
            <text:p>03.07.19</text:p>
          </table:table-cell>
          <table:table-cell table:style-name="ce171" table:formula="of:=WEEKDAY([.A6])" office:value-type="date" office:date-value="1900-01-03" calcext:value-type="date">
            <text:p>Mi</text:p>
          </table:table-cell>
          <table:table-cell table:style-name="ce172"/>
          <table:table-cell table:style-name="ce173" table:number-columns-repeated="3"/>
          <table:table-cell table:style-name="ce174" table:formula="of:=([.D6]-[.C6])-[.E6]+[.F6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6]+1" office:value-type="date" office:date-value="2019-07-04" calcext:value-type="date">
            <text:p>04.07.19</text:p>
          </table:table-cell>
          <table:table-cell table:style-name="ce171" table:formula="of:=WEEKDAY([.A7])" office:value-type="date" office:date-value="1900-01-04" calcext:value-type="date">
            <text:p>Do</text:p>
          </table:table-cell>
          <table:table-cell table:style-name="ce172"/>
          <table:table-cell table:style-name="ce173" table:number-columns-repeated="3"/>
          <table:table-cell table:style-name="ce174" table:formula="of:=([.D7]-[.C7])-[.E7]+[.F7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7]+1" office:value-type="date" office:date-value="2019-07-05" calcext:value-type="date">
            <text:p>05.07.19</text:p>
          </table:table-cell>
          <table:table-cell table:style-name="ce171" table:formula="of:=WEEKDAY([.A8])" office:value-type="date" office:date-value="1900-01-05" calcext:value-type="date">
            <text:p>Fr</text:p>
          </table:table-cell>
          <table:table-cell table:style-name="ce172"/>
          <table:table-cell table:style-name="ce173" table:number-columns-repeated="3"/>
          <table:table-cell table:style-name="ce174" table:formula="of:=([.D8]-[.C8])-[.E8]+[.F8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8]+1" office:value-type="date" office:date-value="2019-07-06" calcext:value-type="date">
            <text:p>06.07.19</text:p>
          </table:table-cell>
          <table:table-cell table:style-name="ce171" table:formula="of:=WEEKDAY([.A9])" office:value-type="date" office:date-value="1900-01-06" calcext:value-type="date">
            <text:p>Sa</text:p>
          </table:table-cell>
          <table:table-cell table:style-name="ce172"/>
          <table:table-cell table:style-name="ce173" table:number-columns-repeated="3"/>
          <table:table-cell table:style-name="ce174" table:formula="of:=([.D9]-[.C9])-[.E9]+[.F9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9]+1" office:value-type="date" office:date-value="2019-07-07" calcext:value-type="date">
            <text:p>07.07.19</text:p>
          </table:table-cell>
          <table:table-cell table:style-name="ce171" table:formula="of:=WEEKDAY([.A10])" office:value-type="date" office:date-value="1899-12-31" calcext:value-type="date">
            <text:p>So</text:p>
          </table:table-cell>
          <table:table-cell table:style-name="ce172"/>
          <table:table-cell table:style-name="ce173" table:number-columns-repeated="3"/>
          <table:table-cell table:style-name="ce174" table:formula="of:=([.D10]-[.C10])-[.E10]+[.F10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0]+1" office:value-type="date" office:date-value="2019-07-08" calcext:value-type="date">
            <text:p>08.07.19</text:p>
          </table:table-cell>
          <table:table-cell table:style-name="ce171" table:formula="of:=WEEKDAY([.A11])" office:value-type="date" office:date-value="1900-01-01" calcext:value-type="date">
            <text:p>Mo</text:p>
          </table:table-cell>
          <table:table-cell table:style-name="ce172"/>
          <table:table-cell table:style-name="ce173" table:number-columns-repeated="3"/>
          <table:table-cell table:style-name="ce174" table:formula="of:=([.D11]-[.C11])-[.E11]+[.F11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1">
          <table:table-cell table:style-name="ce170" table:formula="of:=[.A11]+1" office:value-type="date" office:date-value="2019-07-09" calcext:value-type="date">
            <text:p>09.07.19</text:p>
          </table:table-cell>
          <table:table-cell table:style-name="ce171" table:formula="of:=WEEKDAY([.A12])" office:value-type="date" office:date-value="1900-01-02" calcext:value-type="date">
            <text:p>Di</text:p>
          </table:table-cell>
          <table:table-cell table:style-name="ce172"/>
          <table:table-cell table:style-name="ce173" table:number-columns-repeated="3"/>
          <table:table-cell table:style-name="ce174" table:formula="of:=([.D12]-[.C12])-[.E12]+[.F12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2]+1" office:value-type="date" office:date-value="2019-07-10" calcext:value-type="date">
            <text:p>10.07.19</text:p>
          </table:table-cell>
          <table:table-cell table:style-name="ce171" table:formula="of:=WEEKDAY([.A13])" office:value-type="date" office:date-value="1900-01-03" calcext:value-type="date">
            <text:p>Mi</text:p>
          </table:table-cell>
          <table:table-cell table:style-name="ce172"/>
          <table:table-cell table:style-name="ce173" table:number-columns-repeated="3"/>
          <table:table-cell table:style-name="ce174" table:formula="of:=([.D13]-[.C13])-[.E13]+[.F13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3]+1" office:value-type="date" office:date-value="2019-07-11" calcext:value-type="date">
            <text:p>11.07.19</text:p>
          </table:table-cell>
          <table:table-cell table:style-name="ce171" table:formula="of:=WEEKDAY([.A14])" office:value-type="date" office:date-value="1900-01-04" calcext:value-type="date">
            <text:p>Do</text:p>
          </table:table-cell>
          <table:table-cell table:style-name="ce172"/>
          <table:table-cell table:style-name="ce173" table:number-columns-repeated="3"/>
          <table:table-cell table:style-name="ce174" table:formula="of:=([.D14]-[.C14])-[.E14]+[.F14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4]+1" office:value-type="date" office:date-value="2019-07-12" calcext:value-type="date">
            <text:p>12.07.19</text:p>
          </table:table-cell>
          <table:table-cell table:style-name="ce171" table:formula="of:=WEEKDAY([.A15])" office:value-type="date" office:date-value="1900-01-05" calcext:value-type="date">
            <text:p>Fr</text:p>
          </table:table-cell>
          <table:table-cell table:style-name="ce172"/>
          <table:table-cell table:style-name="ce173" table:number-columns-repeated="3"/>
          <table:table-cell table:style-name="ce174" table:formula="of:=([.D15]-[.C15])-[.E15]+[.F15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5]+1" office:value-type="date" office:date-value="2019-07-13" calcext:value-type="date">
            <text:p>13.07.19</text:p>
          </table:table-cell>
          <table:table-cell table:style-name="ce171" table:formula="of:=WEEKDAY([.A16])" office:value-type="date" office:date-value="1900-01-06" calcext:value-type="date">
            <text:p>Sa</text:p>
          </table:table-cell>
          <table:table-cell table:style-name="ce172"/>
          <table:table-cell table:style-name="ce173" table:number-columns-repeated="3"/>
          <table:table-cell table:style-name="ce174" table:formula="of:=([.D16]-[.C16])-[.E16]+[.F16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6]+1" office:value-type="date" office:date-value="2019-07-14" calcext:value-type="date">
            <text:p>14.07.19</text:p>
          </table:table-cell>
          <table:table-cell table:style-name="ce171" table:formula="of:=WEEKDAY([.A17])" office:value-type="date" office:date-value="1899-12-31" calcext:value-type="date">
            <text:p>So</text:p>
          </table:table-cell>
          <table:table-cell table:style-name="ce172"/>
          <table:table-cell table:style-name="ce173" table:number-columns-repeated="3"/>
          <table:table-cell table:style-name="ce174" table:formula="of:=([.D17]-[.C17])-[.E17]+[.F17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7]+1" office:value-type="date" office:date-value="2019-07-15" calcext:value-type="date">
            <text:p>15.07.19</text:p>
          </table:table-cell>
          <table:table-cell table:style-name="ce171" table:formula="of:=WEEKDAY([.A18])" office:value-type="date" office:date-value="1900-01-01" calcext:value-type="date">
            <text:p>Mo</text:p>
          </table:table-cell>
          <table:table-cell table:style-name="ce172"/>
          <table:table-cell table:style-name="ce173" table:number-columns-repeated="3"/>
          <table:table-cell table:style-name="ce174" table:formula="of:=([.D18]-[.C18])-[.E18]+[.F18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8]+1" office:value-type="date" office:date-value="2019-07-16" calcext:value-type="date">
            <text:p>16.07.19</text:p>
          </table:table-cell>
          <table:table-cell table:style-name="ce171" table:formula="of:=WEEKDAY([.A19])" office:value-type="date" office:date-value="1900-01-02" calcext:value-type="date">
            <text:p>Di</text:p>
          </table:table-cell>
          <table:table-cell table:style-name="ce172"/>
          <table:table-cell table:style-name="ce173" table:number-columns-repeated="3"/>
          <table:table-cell table:style-name="ce174" table:formula="of:=([.D19]-[.C19])-[.E19]+[.F19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19]+1" office:value-type="date" office:date-value="2019-07-17" calcext:value-type="date">
            <text:p>17.07.19</text:p>
          </table:table-cell>
          <table:table-cell table:style-name="ce171" table:formula="of:=WEEKDAY([.A20])" office:value-type="date" office:date-value="1900-01-03" calcext:value-type="date">
            <text:p>Mi</text:p>
          </table:table-cell>
          <table:table-cell table:style-name="ce172"/>
          <table:table-cell table:style-name="ce173" table:number-columns-repeated="3"/>
          <table:table-cell table:style-name="ce174" table:formula="of:=([.D20]-[.C20])-[.E20]+[.F20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0]+1" office:value-type="date" office:date-value="2019-07-18" calcext:value-type="date">
            <text:p>18.07.19</text:p>
          </table:table-cell>
          <table:table-cell table:style-name="ce171" table:formula="of:=WEEKDAY([.A21])" office:value-type="date" office:date-value="1900-01-04" calcext:value-type="date">
            <text:p>Do</text:p>
          </table:table-cell>
          <table:table-cell table:style-name="ce172"/>
          <table:table-cell table:style-name="ce173" table:number-columns-repeated="3"/>
          <table:table-cell table:style-name="ce174" table:formula="of:=([.D21]-[.C21])-[.E21]+[.F21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1]+1" office:value-type="date" office:date-value="2019-07-19" calcext:value-type="date">
            <text:p>19.07.19</text:p>
          </table:table-cell>
          <table:table-cell table:style-name="ce171" table:formula="of:=WEEKDAY([.A22])" office:value-type="date" office:date-value="1900-01-05" calcext:value-type="date">
            <text:p>Fr</text:p>
          </table:table-cell>
          <table:table-cell table:style-name="ce172"/>
          <table:table-cell table:style-name="ce173" table:number-columns-repeated="3"/>
          <table:table-cell table:style-name="ce174" table:formula="of:=([.D22]-[.C22])-[.E22]+[.F22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2]+1" office:value-type="date" office:date-value="2019-07-20" calcext:value-type="date">
            <text:p>20.07.19</text:p>
          </table:table-cell>
          <table:table-cell table:style-name="ce171" table:formula="of:=WEEKDAY([.A23])" office:value-type="date" office:date-value="1900-01-06" calcext:value-type="date">
            <text:p>Sa</text:p>
          </table:table-cell>
          <table:table-cell table:style-name="ce172"/>
          <table:table-cell table:style-name="ce173" table:number-columns-repeated="3"/>
          <table:table-cell table:style-name="ce174" table:formula="of:=([.D23]-[.C23])-[.E23]+[.F23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3]+1" office:value-type="date" office:date-value="2019-07-21" calcext:value-type="date">
            <text:p>21.07.19</text:p>
          </table:table-cell>
          <table:table-cell table:style-name="ce171" table:formula="of:=WEEKDAY([.A24])" office:value-type="date" office:date-value="1899-12-31" calcext:value-type="date">
            <text:p>So</text:p>
          </table:table-cell>
          <table:table-cell table:style-name="ce172"/>
          <table:table-cell table:style-name="ce173" table:number-columns-repeated="3"/>
          <table:table-cell table:style-name="ce174" table:formula="of:=([.D24]-[.C24])-[.E24]+[.F24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4]+1" office:value-type="date" office:date-value="2019-07-22" calcext:value-type="date">
            <text:p>22.07.19</text:p>
          </table:table-cell>
          <table:table-cell table:style-name="ce171" table:formula="of:=WEEKDAY([.A25])" office:value-type="date" office:date-value="1900-01-01" calcext:value-type="date">
            <text:p>Mo</text:p>
          </table:table-cell>
          <table:table-cell table:style-name="ce172"/>
          <table:table-cell table:style-name="ce173" table:number-columns-repeated="3"/>
          <table:table-cell table:style-name="ce174" table:formula="of:=([.D25]-[.C25])-[.E25]+[.F25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5]+1" office:value-type="date" office:date-value="2019-07-23" calcext:value-type="date">
            <text:p>23.07.19</text:p>
          </table:table-cell>
          <table:table-cell table:style-name="ce171" table:formula="of:=WEEKDAY([.A26])" office:value-type="date" office:date-value="1900-01-02" calcext:value-type="date">
            <text:p>Di</text:p>
          </table:table-cell>
          <table:table-cell table:style-name="ce172"/>
          <table:table-cell table:style-name="ce173" table:number-columns-repeated="3"/>
          <table:table-cell table:style-name="ce174" table:formula="of:=([.D26]-[.C26])-[.E26]+[.F26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6]+1" office:value-type="date" office:date-value="2019-07-24" calcext:value-type="date">
            <text:p>24.07.19</text:p>
          </table:table-cell>
          <table:table-cell table:style-name="ce171" table:formula="of:=WEEKDAY([.A27])" office:value-type="date" office:date-value="1900-01-03" calcext:value-type="date">
            <text:p>Mi</text:p>
          </table:table-cell>
          <table:table-cell table:style-name="ce172"/>
          <table:table-cell table:style-name="ce173" table:number-columns-repeated="3"/>
          <table:table-cell table:style-name="ce174" table:formula="of:=([.D27]-[.C27])-[.E27]+[.F27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7]+1" office:value-type="date" office:date-value="2019-07-25" calcext:value-type="date">
            <text:p>25.07.19</text:p>
          </table:table-cell>
          <table:table-cell table:style-name="ce171" table:formula="of:=WEEKDAY([.A28])" office:value-type="date" office:date-value="1900-01-04" calcext:value-type="date">
            <text:p>Do</text:p>
          </table:table-cell>
          <table:table-cell table:style-name="ce172"/>
          <table:table-cell table:style-name="ce173" table:number-columns-repeated="3"/>
          <table:table-cell table:style-name="ce174" table:formula="of:=([.D28]-[.C28])-[.E28]+[.F28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8]+1" office:value-type="date" office:date-value="2019-07-26" calcext:value-type="date">
            <text:p>26.07.19</text:p>
          </table:table-cell>
          <table:table-cell table:style-name="ce171" table:formula="of:=WEEKDAY([.A29])" office:value-type="date" office:date-value="1900-01-05" calcext:value-type="date">
            <text:p>Fr</text:p>
          </table:table-cell>
          <table:table-cell table:style-name="ce172"/>
          <table:table-cell table:style-name="ce173" table:number-columns-repeated="3"/>
          <table:table-cell table:style-name="ce174" table:formula="of:=([.D29]-[.C29])-[.E29]+[.F29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29]+1" office:value-type="date" office:date-value="2019-07-27" calcext:value-type="date">
            <text:p>27.07.19</text:p>
          </table:table-cell>
          <table:table-cell table:style-name="ce171" table:formula="of:=WEEKDAY([.A30])" office:value-type="date" office:date-value="1900-01-06" calcext:value-type="date">
            <text:p>Sa</text:p>
          </table:table-cell>
          <table:table-cell table:style-name="ce172"/>
          <table:table-cell table:style-name="ce173" table:number-columns-repeated="3"/>
          <table:table-cell table:style-name="ce174" table:formula="of:=([.D30]-[.C30])-[.E30]+[.F30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30]+1" office:value-type="date" office:date-value="2019-07-28" calcext:value-type="date">
            <text:p>28.07.19</text:p>
          </table:table-cell>
          <table:table-cell table:style-name="ce171" table:formula="of:=WEEKDAY([.A31])" office:value-type="date" office:date-value="1899-12-31" calcext:value-type="date">
            <text:p>So</text:p>
          </table:table-cell>
          <table:table-cell table:style-name="ce172"/>
          <table:table-cell table:style-name="ce173" table:number-columns-repeated="3"/>
          <table:table-cell table:style-name="ce174" table:formula="of:=([.D31]-[.C31])-[.E31]+[.F31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31]+1" office:value-type="date" office:date-value="2019-07-29" calcext:value-type="date">
            <text:p>29.07.19</text:p>
          </table:table-cell>
          <table:table-cell table:style-name="ce171" table:formula="of:=WEEKDAY([.A32])" office:value-type="date" office:date-value="1900-01-01" calcext:value-type="date">
            <text:p>Mo</text:p>
          </table:table-cell>
          <table:table-cell table:style-name="ce172"/>
          <table:table-cell table:style-name="ce173" table:number-columns-repeated="3"/>
          <table:table-cell table:style-name="ce174" table:formula="of:=([.D32]-[.C32])-[.E32]+[.F32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32]+1" office:value-type="date" office:date-value="2019-07-30" calcext:value-type="date">
            <text:p>30.07.19</text:p>
          </table:table-cell>
          <table:table-cell table:style-name="ce171" table:formula="of:=WEEKDAY([.A33])" office:value-type="date" office:date-value="1900-01-02" calcext:value-type="date">
            <text:p>Di</text:p>
          </table:table-cell>
          <table:table-cell table:style-name="ce172"/>
          <table:table-cell table:style-name="ce173" table:number-columns-repeated="3"/>
          <table:table-cell table:style-name="ce174" table:formula="of:=([.D33]-[.C33])-[.E33]+[.F33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4">
          <table:table-cell table:style-name="ce170" table:formula="of:=[.A33]+1" office:value-type="date" office:date-value="2019-07-31" calcext:value-type="date">
            <text:p>31.07.19</text:p>
          </table:table-cell>
          <table:table-cell table:style-name="ce171" table:formula="of:=WEEKDAY([.A34])" office:value-type="date" office:date-value="1900-01-03" calcext:value-type="date">
            <text:p>Mi</text:p>
          </table:table-cell>
          <table:table-cell table:style-name="ce172"/>
          <table:table-cell table:style-name="ce173" table:number-columns-repeated="3"/>
          <table:table-cell table:style-name="ce174" table:formula="of:=([.D34]-[.C34])-[.E34]+[.F34]" office:value-type="time" office:time-value="PT00H00M00S" calcext:value-type="time">
            <text:p>00:00</text:p>
          </table:table-cell>
          <table:table-cell table:style-name="ce175"/>
          <table:table-cell table:style-name="ce104" table:content-validation-name="val7"/>
          <table:table-cell table:number-columns-repeated="1015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Juni.G42]" office:value-type="time" office:time-value="-PT976H00M00S" calcext:value-type="time">
            <text:p>-97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976H00M00S" calcext:value-type="time">
            <text:p>-97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9]" office:value-type="time" office:time-value="PT184H00M00S" calcext:value-type="time">
            <text:p>18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1160H00M00S" calcext:value-type="time">
            <text:p>-1160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19]" office:value-type="float" office:value="23" calcext:value-type="float">
            <text:p>23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19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19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19]" office:value-type="float" office:value="23" calcext:value-type="float">
            <text:p>23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Juli.A4:Juli.I34">
            <calcext:condition calcext:apply-style-name="Weekend" calcext:value="formula-is(OR([.$B4]=1; [.$B4]=7; [.$I4]=[$Übersicht.$D$47]))" calcext:base-cell-address="Juli.A4"/>
            <calcext:condition calcext:apply-style-name="Free" calcext:value="formula-is(NOT(ISNA(MATCH([.$I4];[$Übersicht.$E$47:.$Z$47];0))))" calcext:base-cell-address="Juli.A4"/>
            <calcext:condition calcext:apply-style-name="Overtime" calcext:value="formula-is([.$I4]=[$Übersicht.$B$47])" calcext:base-cell-address="Juli.A4"/>
          </calcext:conditional-format>
        </calcext:conditional-formats>
      </table:table>
      <table:table table:name="August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8-01" calcext:value-type="date">
            <text:p>August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4">
          <table:table-cell table:style-name="ce177" table:formula="of:=DATE([$Übersicht.$B$2]; 8;1)" office:value-type="date" office:date-value="2019-08-01" calcext:value-type="date">
            <text:p>01.08.19</text:p>
          </table:table-cell>
          <table:table-cell table:style-name="ce178" table:formula="of:=WEEKDAY([.A4])" office:value-type="date" office:date-value="1900-01-04" calcext:value-type="date">
            <text:p>Do</text:p>
          </table:table-cell>
          <table:table-cell table:style-name="ce179"/>
          <table:table-cell table:style-name="ce180" table:number-columns-repeated="3"/>
          <table:table-cell table:style-name="ce181" table:formula="of:=([.D4]-[.C4])-[.E4]+[.F4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4]+1" office:value-type="date" office:date-value="2019-08-02" calcext:value-type="date">
            <text:p>02.08.19</text:p>
          </table:table-cell>
          <table:table-cell table:style-name="ce178" table:formula="of:=WEEKDAY([.A5])" office:value-type="date" office:date-value="1900-01-05" calcext:value-type="date">
            <text:p>Fr</text:p>
          </table:table-cell>
          <table:table-cell table:style-name="ce179"/>
          <table:table-cell table:style-name="ce180" table:number-columns-repeated="3"/>
          <table:table-cell table:style-name="ce181" table:formula="of:=([.D5]-[.C5])-[.E5]+[.F5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5]+1" office:value-type="date" office:date-value="2019-08-03" calcext:value-type="date">
            <text:p>03.08.19</text:p>
          </table:table-cell>
          <table:table-cell table:style-name="ce178" table:formula="of:=WEEKDAY([.A6])" office:value-type="date" office:date-value="1900-01-06" calcext:value-type="date">
            <text:p>Sa</text:p>
          </table:table-cell>
          <table:table-cell table:style-name="ce179"/>
          <table:table-cell table:style-name="ce180" table:number-columns-repeated="3"/>
          <table:table-cell table:style-name="ce181" table:formula="of:=([.D6]-[.C6])-[.E6]+[.F6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6]+1" office:value-type="date" office:date-value="2019-08-04" calcext:value-type="date">
            <text:p>04.08.19</text:p>
          </table:table-cell>
          <table:table-cell table:style-name="ce178" table:formula="of:=WEEKDAY([.A7])" office:value-type="date" office:date-value="1899-12-31" calcext:value-type="date">
            <text:p>So</text:p>
          </table:table-cell>
          <table:table-cell table:style-name="ce179"/>
          <table:table-cell table:style-name="ce180" table:number-columns-repeated="3"/>
          <table:table-cell table:style-name="ce181" table:formula="of:=([.D7]-[.C7])-[.E7]+[.F7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7]+1" office:value-type="date" office:date-value="2019-08-05" calcext:value-type="date">
            <text:p>05.08.19</text:p>
          </table:table-cell>
          <table:table-cell table:style-name="ce178" table:formula="of:=WEEKDAY([.A8])" office:value-type="date" office:date-value="1900-01-01" calcext:value-type="date">
            <text:p>Mo</text:p>
          </table:table-cell>
          <table:table-cell table:style-name="ce179"/>
          <table:table-cell table:style-name="ce180" table:number-columns-repeated="3"/>
          <table:table-cell table:style-name="ce181" table:formula="of:=([.D8]-[.C8])-[.E8]+[.F8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1">
          <table:table-cell table:style-name="ce177" table:formula="of:=[.A8]+1" office:value-type="date" office:date-value="2019-08-06" calcext:value-type="date">
            <text:p>06.08.19</text:p>
          </table:table-cell>
          <table:table-cell table:style-name="ce178" table:formula="of:=WEEKDAY([.A9])" office:value-type="date" office:date-value="1900-01-02" calcext:value-type="date">
            <text:p>Di</text:p>
          </table:table-cell>
          <table:table-cell table:style-name="ce179"/>
          <table:table-cell table:style-name="ce180" table:number-columns-repeated="3"/>
          <table:table-cell table:style-name="ce181" table:formula="of:=([.D9]-[.C9])-[.E9]+[.F9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9]+1" office:value-type="date" office:date-value="2019-08-07" calcext:value-type="date">
            <text:p>07.08.19</text:p>
          </table:table-cell>
          <table:table-cell table:style-name="ce178" table:formula="of:=WEEKDAY([.A10])" office:value-type="date" office:date-value="1900-01-03" calcext:value-type="date">
            <text:p>Mi</text:p>
          </table:table-cell>
          <table:table-cell table:style-name="ce179"/>
          <table:table-cell table:style-name="ce180" table:number-columns-repeated="3"/>
          <table:table-cell table:style-name="ce181" table:formula="of:=([.D10]-[.C10])-[.E10]+[.F10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0]+1" office:value-type="date" office:date-value="2019-08-08" calcext:value-type="date">
            <text:p>08.08.19</text:p>
          </table:table-cell>
          <table:table-cell table:style-name="ce178" table:formula="of:=WEEKDAY([.A11])" office:value-type="date" office:date-value="1900-01-04" calcext:value-type="date">
            <text:p>Do</text:p>
          </table:table-cell>
          <table:table-cell table:style-name="ce179"/>
          <table:table-cell table:style-name="ce180" table:number-columns-repeated="3"/>
          <table:table-cell table:style-name="ce181" table:formula="of:=([.D11]-[.C11])-[.E11]+[.F11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1]+1" office:value-type="date" office:date-value="2019-08-09" calcext:value-type="date">
            <text:p>09.08.19</text:p>
          </table:table-cell>
          <table:table-cell table:style-name="ce178" table:formula="of:=WEEKDAY([.A12])" office:value-type="date" office:date-value="1900-01-05" calcext:value-type="date">
            <text:p>Fr</text:p>
          </table:table-cell>
          <table:table-cell table:style-name="ce179"/>
          <table:table-cell table:style-name="ce180" table:number-columns-repeated="3"/>
          <table:table-cell table:style-name="ce181" table:formula="of:=([.D12]-[.C12])-[.E12]+[.F12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2]+1" office:value-type="date" office:date-value="2019-08-10" calcext:value-type="date">
            <text:p>10.08.19</text:p>
          </table:table-cell>
          <table:table-cell table:style-name="ce178" table:formula="of:=WEEKDAY([.A13])" office:value-type="date" office:date-value="1900-01-06" calcext:value-type="date">
            <text:p>Sa</text:p>
          </table:table-cell>
          <table:table-cell table:style-name="ce179"/>
          <table:table-cell table:style-name="ce180" table:number-columns-repeated="3"/>
          <table:table-cell table:style-name="ce181" table:formula="of:=([.D13]-[.C13])-[.E13]+[.F13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3]+1" office:value-type="date" office:date-value="2019-08-11" calcext:value-type="date">
            <text:p>11.08.19</text:p>
          </table:table-cell>
          <table:table-cell table:style-name="ce178" table:formula="of:=WEEKDAY([.A14])" office:value-type="date" office:date-value="1899-12-31" calcext:value-type="date">
            <text:p>So</text:p>
          </table:table-cell>
          <table:table-cell table:style-name="ce179"/>
          <table:table-cell table:style-name="ce180" table:number-columns-repeated="3"/>
          <table:table-cell table:style-name="ce181" table:formula="of:=([.D14]-[.C14])-[.E14]+[.F14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4]+1" office:value-type="date" office:date-value="2019-08-12" calcext:value-type="date">
            <text:p>12.08.19</text:p>
          </table:table-cell>
          <table:table-cell table:style-name="ce178" table:formula="of:=WEEKDAY([.A15])" office:value-type="date" office:date-value="1900-01-01" calcext:value-type="date">
            <text:p>Mo</text:p>
          </table:table-cell>
          <table:table-cell table:style-name="ce179"/>
          <table:table-cell table:style-name="ce180" table:number-columns-repeated="3"/>
          <table:table-cell table:style-name="ce181" table:formula="of:=([.D15]-[.C15])-[.E15]+[.F15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5]+1" office:value-type="date" office:date-value="2019-08-13" calcext:value-type="date">
            <text:p>13.08.19</text:p>
          </table:table-cell>
          <table:table-cell table:style-name="ce178" table:formula="of:=WEEKDAY([.A16])" office:value-type="date" office:date-value="1900-01-02" calcext:value-type="date">
            <text:p>Di</text:p>
          </table:table-cell>
          <table:table-cell table:style-name="ce179"/>
          <table:table-cell table:style-name="ce180" table:number-columns-repeated="3"/>
          <table:table-cell table:style-name="ce181" table:formula="of:=([.D16]-[.C16])-[.E16]+[.F16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6]+1" office:value-type="date" office:date-value="2019-08-14" calcext:value-type="date">
            <text:p>14.08.19</text:p>
          </table:table-cell>
          <table:table-cell table:style-name="ce178" table:formula="of:=WEEKDAY([.A17])" office:value-type="date" office:date-value="1900-01-03" calcext:value-type="date">
            <text:p>Mi</text:p>
          </table:table-cell>
          <table:table-cell table:style-name="ce179"/>
          <table:table-cell table:style-name="ce180" table:number-columns-repeated="3"/>
          <table:table-cell table:style-name="ce181" table:formula="of:=([.D17]-[.C17])-[.E17]+[.F17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7]+1" office:value-type="date" office:date-value="2019-08-15" calcext:value-type="date">
            <text:p>15.08.19</text:p>
          </table:table-cell>
          <table:table-cell table:style-name="ce178" table:formula="of:=WEEKDAY([.A18])" office:value-type="date" office:date-value="1900-01-04" calcext:value-type="date">
            <text:p>Do</text:p>
          </table:table-cell>
          <table:table-cell table:style-name="ce179"/>
          <table:table-cell table:style-name="ce180" table:number-columns-repeated="3"/>
          <table:table-cell table:style-name="ce181" table:formula="of:=([.D18]-[.C18])-[.E18]+[.F18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8]+1" office:value-type="date" office:date-value="2019-08-16" calcext:value-type="date">
            <text:p>16.08.19</text:p>
          </table:table-cell>
          <table:table-cell table:style-name="ce178" table:formula="of:=WEEKDAY([.A19])" office:value-type="date" office:date-value="1900-01-05" calcext:value-type="date">
            <text:p>Fr</text:p>
          </table:table-cell>
          <table:table-cell table:style-name="ce179"/>
          <table:table-cell table:style-name="ce180" table:number-columns-repeated="3"/>
          <table:table-cell table:style-name="ce181" table:formula="of:=([.D19]-[.C19])-[.E19]+[.F19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19]+1" office:value-type="date" office:date-value="2019-08-17" calcext:value-type="date">
            <text:p>17.08.19</text:p>
          </table:table-cell>
          <table:table-cell table:style-name="ce178" table:formula="of:=WEEKDAY([.A20])" office:value-type="date" office:date-value="1900-01-06" calcext:value-type="date">
            <text:p>Sa</text:p>
          </table:table-cell>
          <table:table-cell table:style-name="ce179"/>
          <table:table-cell table:style-name="ce180" table:number-columns-repeated="3"/>
          <table:table-cell table:style-name="ce181" table:formula="of:=([.D20]-[.C20])-[.E20]+[.F20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0]+1" office:value-type="date" office:date-value="2019-08-18" calcext:value-type="date">
            <text:p>18.08.19</text:p>
          </table:table-cell>
          <table:table-cell table:style-name="ce178" table:formula="of:=WEEKDAY([.A21])" office:value-type="date" office:date-value="1899-12-31" calcext:value-type="date">
            <text:p>So</text:p>
          </table:table-cell>
          <table:table-cell table:style-name="ce179"/>
          <table:table-cell table:style-name="ce180" table:number-columns-repeated="3"/>
          <table:table-cell table:style-name="ce181" table:formula="of:=([.D21]-[.C21])-[.E21]+[.F21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1]+1" office:value-type="date" office:date-value="2019-08-19" calcext:value-type="date">
            <text:p>19.08.19</text:p>
          </table:table-cell>
          <table:table-cell table:style-name="ce178" table:formula="of:=WEEKDAY([.A22])" office:value-type="date" office:date-value="1900-01-01" calcext:value-type="date">
            <text:p>Mo</text:p>
          </table:table-cell>
          <table:table-cell table:style-name="ce179"/>
          <table:table-cell table:style-name="ce180" table:number-columns-repeated="3"/>
          <table:table-cell table:style-name="ce181" table:formula="of:=([.D22]-[.C22])-[.E22]+[.F22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2]+1" office:value-type="date" office:date-value="2019-08-20" calcext:value-type="date">
            <text:p>20.08.19</text:p>
          </table:table-cell>
          <table:table-cell table:style-name="ce178" table:formula="of:=WEEKDAY([.A23])" office:value-type="date" office:date-value="1900-01-02" calcext:value-type="date">
            <text:p>Di</text:p>
          </table:table-cell>
          <table:table-cell table:style-name="ce179"/>
          <table:table-cell table:style-name="ce180" table:number-columns-repeated="3"/>
          <table:table-cell table:style-name="ce181" table:formula="of:=([.D23]-[.C23])-[.E23]+[.F23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3]+1" office:value-type="date" office:date-value="2019-08-21" calcext:value-type="date">
            <text:p>21.08.19</text:p>
          </table:table-cell>
          <table:table-cell table:style-name="ce178" table:formula="of:=WEEKDAY([.A24])" office:value-type="date" office:date-value="1900-01-03" calcext:value-type="date">
            <text:p>Mi</text:p>
          </table:table-cell>
          <table:table-cell table:style-name="ce179"/>
          <table:table-cell table:style-name="ce180" table:number-columns-repeated="3"/>
          <table:table-cell table:style-name="ce181" table:formula="of:=([.D24]-[.C24])-[.E24]+[.F24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4]+1" office:value-type="date" office:date-value="2019-08-22" calcext:value-type="date">
            <text:p>22.08.19</text:p>
          </table:table-cell>
          <table:table-cell table:style-name="ce178" table:formula="of:=WEEKDAY([.A25])" office:value-type="date" office:date-value="1900-01-04" calcext:value-type="date">
            <text:p>Do</text:p>
          </table:table-cell>
          <table:table-cell table:style-name="ce179"/>
          <table:table-cell table:style-name="ce180" table:number-columns-repeated="3"/>
          <table:table-cell table:style-name="ce181" table:formula="of:=([.D25]-[.C25])-[.E25]+[.F25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5]+1" office:value-type="date" office:date-value="2019-08-23" calcext:value-type="date">
            <text:p>23.08.19</text:p>
          </table:table-cell>
          <table:table-cell table:style-name="ce178" table:formula="of:=WEEKDAY([.A26])" office:value-type="date" office:date-value="1900-01-05" calcext:value-type="date">
            <text:p>Fr</text:p>
          </table:table-cell>
          <table:table-cell table:style-name="ce179"/>
          <table:table-cell table:style-name="ce180" table:number-columns-repeated="3"/>
          <table:table-cell table:style-name="ce181" table:formula="of:=([.D26]-[.C26])-[.E26]+[.F26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6]+1" office:value-type="date" office:date-value="2019-08-24" calcext:value-type="date">
            <text:p>24.08.19</text:p>
          </table:table-cell>
          <table:table-cell table:style-name="ce178" table:formula="of:=WEEKDAY([.A27])" office:value-type="date" office:date-value="1900-01-06" calcext:value-type="date">
            <text:p>Sa</text:p>
          </table:table-cell>
          <table:table-cell table:style-name="ce179"/>
          <table:table-cell table:style-name="ce180" table:number-columns-repeated="3"/>
          <table:table-cell table:style-name="ce181" table:formula="of:=([.D27]-[.C27])-[.E27]+[.F27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7]+1" office:value-type="date" office:date-value="2019-08-25" calcext:value-type="date">
            <text:p>25.08.19</text:p>
          </table:table-cell>
          <table:table-cell table:style-name="ce178" table:formula="of:=WEEKDAY([.A28])" office:value-type="date" office:date-value="1899-12-31" calcext:value-type="date">
            <text:p>So</text:p>
          </table:table-cell>
          <table:table-cell table:style-name="ce179"/>
          <table:table-cell table:style-name="ce180" table:number-columns-repeated="3"/>
          <table:table-cell table:style-name="ce181" table:formula="of:=([.D28]-[.C28])-[.E28]+[.F28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8]+1" office:value-type="date" office:date-value="2019-08-26" calcext:value-type="date">
            <text:p>26.08.19</text:p>
          </table:table-cell>
          <table:table-cell table:style-name="ce178" table:formula="of:=WEEKDAY([.A29])" office:value-type="date" office:date-value="1900-01-01" calcext:value-type="date">
            <text:p>Mo</text:p>
          </table:table-cell>
          <table:table-cell table:style-name="ce179"/>
          <table:table-cell table:style-name="ce180" table:number-columns-repeated="3"/>
          <table:table-cell table:style-name="ce181" table:formula="of:=([.D29]-[.C29])-[.E29]+[.F29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29]+1" office:value-type="date" office:date-value="2019-08-27" calcext:value-type="date">
            <text:p>27.08.19</text:p>
          </table:table-cell>
          <table:table-cell table:style-name="ce178" table:formula="of:=WEEKDAY([.A30])" office:value-type="date" office:date-value="1900-01-02" calcext:value-type="date">
            <text:p>Di</text:p>
          </table:table-cell>
          <table:table-cell table:style-name="ce179"/>
          <table:table-cell table:style-name="ce180" table:number-columns-repeated="3"/>
          <table:table-cell table:style-name="ce181" table:formula="of:=([.D30]-[.C30])-[.E30]+[.F30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30]+1" office:value-type="date" office:date-value="2019-08-28" calcext:value-type="date">
            <text:p>28.08.19</text:p>
          </table:table-cell>
          <table:table-cell table:style-name="ce178" table:formula="of:=WEEKDAY([.A31])" office:value-type="date" office:date-value="1900-01-03" calcext:value-type="date">
            <text:p>Mi</text:p>
          </table:table-cell>
          <table:table-cell table:style-name="ce179"/>
          <table:table-cell table:style-name="ce180" table:number-columns-repeated="3"/>
          <table:table-cell table:style-name="ce181" table:formula="of:=([.D31]-[.C31])-[.E31]+[.F31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31]+1" office:value-type="date" office:date-value="2019-08-29" calcext:value-type="date">
            <text:p>29.08.19</text:p>
          </table:table-cell>
          <table:table-cell table:style-name="ce178" table:formula="of:=WEEKDAY([.A32])" office:value-type="date" office:date-value="1900-01-04" calcext:value-type="date">
            <text:p>Do</text:p>
          </table:table-cell>
          <table:table-cell table:style-name="ce179"/>
          <table:table-cell table:style-name="ce180" table:number-columns-repeated="3"/>
          <table:table-cell table:style-name="ce181" table:formula="of:=([.D32]-[.C32])-[.E32]+[.F32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32]+1" office:value-type="date" office:date-value="2019-08-30" calcext:value-type="date">
            <text:p>30.08.19</text:p>
          </table:table-cell>
          <table:table-cell table:style-name="ce178" table:formula="of:=WEEKDAY([.A33])" office:value-type="date" office:date-value="1900-01-05" calcext:value-type="date">
            <text:p>Fr</text:p>
          </table:table-cell>
          <table:table-cell table:style-name="ce179"/>
          <table:table-cell table:style-name="ce180" table:number-columns-repeated="3"/>
          <table:table-cell table:style-name="ce181" table:formula="of:=([.D33]-[.C33])-[.E33]+[.F33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4">
          <table:table-cell table:style-name="ce177" table:formula="of:=[.A33]+1" office:value-type="date" office:date-value="2019-08-31" calcext:value-type="date">
            <text:p>31.08.19</text:p>
          </table:table-cell>
          <table:table-cell table:style-name="ce178" table:formula="of:=WEEKDAY([.A34])" office:value-type="date" office:date-value="1900-01-06" calcext:value-type="date">
            <text:p>Sa</text:p>
          </table:table-cell>
          <table:table-cell table:style-name="ce179"/>
          <table:table-cell table:style-name="ce180" table:number-columns-repeated="3"/>
          <table:table-cell table:style-name="ce181" table:formula="of:=([.D34]-[.C34])-[.E34]+[.F34]" office:value-type="time" office:time-value="PT00H00M00S" calcext:value-type="time">
            <text:p>00:00</text:p>
          </table:table-cell>
          <table:table-cell table:style-name="ce182"/>
          <table:table-cell table:style-name="ce183" table:content-validation-name="val7"/>
          <table:table-cell table:number-columns-repeated="1015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Juli.G42]" office:value-type="time" office:time-value="-PT1160H00M00S" calcext:value-type="time">
            <text:p>-116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1160H00M00S" calcext:value-type="time">
            <text:p>-116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0]" office:value-type="time" office:time-value="PT176H00M00S" calcext:value-type="time">
            <text:p>17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1336H00M00S" calcext:value-type="time">
            <text:p>-1336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20]" office:value-type="float" office:value="22" calcext:value-type="float">
            <text:p>22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20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20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20]" office:value-type="float" office:value="22" calcext:value-type="float">
            <text:p>22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ugust.A4:August.I34">
            <calcext:condition calcext:apply-style-name="Weekend" calcext:value="formula-is(OR([.$B4]=1; [.$B4]=7; [.$I4]=[$Übersicht.$D$47]))" calcext:base-cell-address="August.A4"/>
            <calcext:condition calcext:apply-style-name="Free" calcext:value="formula-is(NOT(ISNA(MATCH([.$I4];[$Übersicht.$E$47:.$Z$47];0))))" calcext:base-cell-address="August.A4"/>
            <calcext:condition calcext:apply-style-name="Overtime" calcext:value="formula-is([.$I4]=[$Übersicht.$B$47])" calcext:base-cell-address="August.A4"/>
          </calcext:conditional-format>
        </calcext:conditional-formats>
      </table:table>
      <table:table table:name="Sept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09-01" calcext:value-type="date">
            <text:p>September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4">
          <table:table-cell table:style-name="ce184" table:formula="of:=DATE([$Übersicht.$B$2]; 9;1)" office:value-type="date" office:date-value="2019-09-01" calcext:value-type="date">
            <text:p>01.09.19</text:p>
          </table:table-cell>
          <table:table-cell table:style-name="ce185" table:formula="of:=WEEKDAY([.A4])" office:value-type="date" office:date-value="1899-12-31" calcext:value-type="date">
            <text:p>So</text:p>
          </table:table-cell>
          <table:table-cell table:style-name="ce186"/>
          <table:table-cell table:style-name="ce187" table:number-columns-repeated="3"/>
          <table:table-cell table:style-name="ce188" table:formula="of:=([.D4]-[.C4])-[.E4]+[.F4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4]+1" office:value-type="date" office:date-value="2019-09-02" calcext:value-type="date">
            <text:p>02.09.19</text:p>
          </table:table-cell>
          <table:table-cell table:style-name="ce185" table:formula="of:=WEEKDAY([.A5])" office:value-type="date" office:date-value="1900-01-01" calcext:value-type="date">
            <text:p>Mo</text:p>
          </table:table-cell>
          <table:table-cell table:style-name="ce186"/>
          <table:table-cell table:style-name="ce187" table:number-columns-repeated="3"/>
          <table:table-cell table:style-name="ce188" table:formula="of:=([.D5]-[.C5])-[.E5]+[.F5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5]+1" office:value-type="date" office:date-value="2019-09-03" calcext:value-type="date">
            <text:p>03.09.19</text:p>
          </table:table-cell>
          <table:table-cell table:style-name="ce185" table:formula="of:=WEEKDAY([.A6])" office:value-type="date" office:date-value="1900-01-02" calcext:value-type="date">
            <text:p>Di</text:p>
          </table:table-cell>
          <table:table-cell table:style-name="ce186"/>
          <table:table-cell table:style-name="ce187" table:number-columns-repeated="3"/>
          <table:table-cell table:style-name="ce188" table:formula="of:=([.D6]-[.C6])-[.E6]+[.F6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6]+1" office:value-type="date" office:date-value="2019-09-04" calcext:value-type="date">
            <text:p>04.09.19</text:p>
          </table:table-cell>
          <table:table-cell table:style-name="ce185" table:formula="of:=WEEKDAY([.A7])" office:value-type="date" office:date-value="1900-01-03" calcext:value-type="date">
            <text:p>Mi</text:p>
          </table:table-cell>
          <table:table-cell table:style-name="ce186"/>
          <table:table-cell table:style-name="ce187" table:number-columns-repeated="3"/>
          <table:table-cell table:style-name="ce188" table:formula="of:=([.D7]-[.C7])-[.E7]+[.F7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7]+1" office:value-type="date" office:date-value="2019-09-05" calcext:value-type="date">
            <text:p>05.09.19</text:p>
          </table:table-cell>
          <table:table-cell table:style-name="ce185" table:formula="of:=WEEKDAY([.A8])" office:value-type="date" office:date-value="1900-01-04" calcext:value-type="date">
            <text:p>Do</text:p>
          </table:table-cell>
          <table:table-cell table:style-name="ce186"/>
          <table:table-cell table:style-name="ce187" table:number-columns-repeated="3"/>
          <table:table-cell table:style-name="ce188" table:formula="of:=([.D8]-[.C8])-[.E8]+[.F8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8]+1" office:value-type="date" office:date-value="2019-09-06" calcext:value-type="date">
            <text:p>06.09.19</text:p>
          </table:table-cell>
          <table:table-cell table:style-name="ce185" table:formula="of:=WEEKDAY([.A9])" office:value-type="date" office:date-value="1900-01-05" calcext:value-type="date">
            <text:p>Fr</text:p>
          </table:table-cell>
          <table:table-cell table:style-name="ce186"/>
          <table:table-cell table:style-name="ce187" table:number-columns-repeated="3"/>
          <table:table-cell table:style-name="ce188" table:formula="of:=([.D9]-[.C9])-[.E9]+[.F9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9]+1" office:value-type="date" office:date-value="2019-09-07" calcext:value-type="date">
            <text:p>07.09.19</text:p>
          </table:table-cell>
          <table:table-cell table:style-name="ce185" table:formula="of:=WEEKDAY([.A10])" office:value-type="date" office:date-value="1900-01-06" calcext:value-type="date">
            <text:p>Sa</text:p>
          </table:table-cell>
          <table:table-cell table:style-name="ce186"/>
          <table:table-cell table:style-name="ce187" table:number-columns-repeated="3"/>
          <table:table-cell table:style-name="ce188" table:formula="of:=([.D10]-[.C10])-[.E10]+[.F10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0]+1" office:value-type="date" office:date-value="2019-09-08" calcext:value-type="date">
            <text:p>08.09.19</text:p>
          </table:table-cell>
          <table:table-cell table:style-name="ce185" table:formula="of:=WEEKDAY([.A11])" office:value-type="date" office:date-value="1899-12-31" calcext:value-type="date">
            <text:p>So</text:p>
          </table:table-cell>
          <table:table-cell table:style-name="ce186"/>
          <table:table-cell table:style-name="ce187" table:number-columns-repeated="3"/>
          <table:table-cell table:style-name="ce188" table:formula="of:=([.D11]-[.C11])-[.E11]+[.F11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1]+1" office:value-type="date" office:date-value="2019-09-09" calcext:value-type="date">
            <text:p>09.09.19</text:p>
          </table:table-cell>
          <table:table-cell table:style-name="ce185" table:formula="of:=WEEKDAY([.A12])" office:value-type="date" office:date-value="1900-01-01" calcext:value-type="date">
            <text:p>Mo</text:p>
          </table:table-cell>
          <table:table-cell table:style-name="ce186"/>
          <table:table-cell table:style-name="ce187" table:number-columns-repeated="3"/>
          <table:table-cell table:style-name="ce188" table:formula="of:=([.D12]-[.C12])-[.E12]+[.F12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2]+1" office:value-type="date" office:date-value="2019-09-10" calcext:value-type="date">
            <text:p>10.09.19</text:p>
          </table:table-cell>
          <table:table-cell table:style-name="ce185" table:formula="of:=WEEKDAY([.A13])" office:value-type="date" office:date-value="1900-01-02" calcext:value-type="date">
            <text:p>Di</text:p>
          </table:table-cell>
          <table:table-cell table:style-name="ce186"/>
          <table:table-cell table:style-name="ce187" table:number-columns-repeated="3"/>
          <table:table-cell table:style-name="ce188" table:formula="of:=([.D13]-[.C13])-[.E13]+[.F13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3]+1" office:value-type="date" office:date-value="2019-09-11" calcext:value-type="date">
            <text:p>11.09.19</text:p>
          </table:table-cell>
          <table:table-cell table:style-name="ce185" table:formula="of:=WEEKDAY([.A14])" office:value-type="date" office:date-value="1900-01-03" calcext:value-type="date">
            <text:p>Mi</text:p>
          </table:table-cell>
          <table:table-cell table:style-name="ce186"/>
          <table:table-cell table:style-name="ce187" table:number-columns-repeated="3"/>
          <table:table-cell table:style-name="ce188" table:formula="of:=([.D14]-[.C14])-[.E14]+[.F14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4]+1" office:value-type="date" office:date-value="2019-09-12" calcext:value-type="date">
            <text:p>12.09.19</text:p>
          </table:table-cell>
          <table:table-cell table:style-name="ce185" table:formula="of:=WEEKDAY([.A15])" office:value-type="date" office:date-value="1900-01-04" calcext:value-type="date">
            <text:p>Do</text:p>
          </table:table-cell>
          <table:table-cell table:style-name="ce186"/>
          <table:table-cell table:style-name="ce187" table:number-columns-repeated="3"/>
          <table:table-cell table:style-name="ce188" table:formula="of:=([.D15]-[.C15])-[.E15]+[.F15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5]+1" office:value-type="date" office:date-value="2019-09-13" calcext:value-type="date">
            <text:p>13.09.19</text:p>
          </table:table-cell>
          <table:table-cell table:style-name="ce185" table:formula="of:=WEEKDAY([.A16])" office:value-type="date" office:date-value="1900-01-05" calcext:value-type="date">
            <text:p>Fr</text:p>
          </table:table-cell>
          <table:table-cell table:style-name="ce186"/>
          <table:table-cell table:style-name="ce187" table:number-columns-repeated="3"/>
          <table:table-cell table:style-name="ce188" table:formula="of:=([.D16]-[.C16])-[.E16]+[.F16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6]+1" office:value-type="date" office:date-value="2019-09-14" calcext:value-type="date">
            <text:p>14.09.19</text:p>
          </table:table-cell>
          <table:table-cell table:style-name="ce185" table:formula="of:=WEEKDAY([.A17])" office:value-type="date" office:date-value="1900-01-06" calcext:value-type="date">
            <text:p>Sa</text:p>
          </table:table-cell>
          <table:table-cell table:style-name="ce186"/>
          <table:table-cell table:style-name="ce187" table:number-columns-repeated="3"/>
          <table:table-cell table:style-name="ce188" table:formula="of:=([.D17]-[.C17])-[.E17]+[.F17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7]+1" office:value-type="date" office:date-value="2019-09-15" calcext:value-type="date">
            <text:p>15.09.19</text:p>
          </table:table-cell>
          <table:table-cell table:style-name="ce185" table:formula="of:=WEEKDAY([.A18])" office:value-type="date" office:date-value="1899-12-31" calcext:value-type="date">
            <text:p>So</text:p>
          </table:table-cell>
          <table:table-cell table:style-name="ce186"/>
          <table:table-cell table:style-name="ce187" table:number-columns-repeated="3"/>
          <table:table-cell table:style-name="ce188" table:formula="of:=([.D18]-[.C18])-[.E18]+[.F18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8]+1" office:value-type="date" office:date-value="2019-09-16" calcext:value-type="date">
            <text:p>16.09.19</text:p>
          </table:table-cell>
          <table:table-cell table:style-name="ce185" table:formula="of:=WEEKDAY([.A19])" office:value-type="date" office:date-value="1900-01-01" calcext:value-type="date">
            <text:p>Mo</text:p>
          </table:table-cell>
          <table:table-cell table:style-name="ce186"/>
          <table:table-cell table:style-name="ce187" table:number-columns-repeated="3"/>
          <table:table-cell table:style-name="ce188" table:formula="of:=([.D19]-[.C19])-[.E19]+[.F19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19]+1" office:value-type="date" office:date-value="2019-09-17" calcext:value-type="date">
            <text:p>17.09.19</text:p>
          </table:table-cell>
          <table:table-cell table:style-name="ce185" table:formula="of:=WEEKDAY([.A20])" office:value-type="date" office:date-value="1900-01-02" calcext:value-type="date">
            <text:p>Di</text:p>
          </table:table-cell>
          <table:table-cell table:style-name="ce186"/>
          <table:table-cell table:style-name="ce187" table:number-columns-repeated="3"/>
          <table:table-cell table:style-name="ce188" table:formula="of:=([.D20]-[.C20])-[.E20]+[.F20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0]+1" office:value-type="date" office:date-value="2019-09-18" calcext:value-type="date">
            <text:p>18.09.19</text:p>
          </table:table-cell>
          <table:table-cell table:style-name="ce185" table:formula="of:=WEEKDAY([.A21])" office:value-type="date" office:date-value="1900-01-03" calcext:value-type="date">
            <text:p>Mi</text:p>
          </table:table-cell>
          <table:table-cell table:style-name="ce186"/>
          <table:table-cell table:style-name="ce187" table:number-columns-repeated="3"/>
          <table:table-cell table:style-name="ce188" table:formula="of:=([.D21]-[.C21])-[.E21]+[.F21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1]+1" office:value-type="date" office:date-value="2019-09-19" calcext:value-type="date">
            <text:p>19.09.19</text:p>
          </table:table-cell>
          <table:table-cell table:style-name="ce185" table:formula="of:=WEEKDAY([.A22])" office:value-type="date" office:date-value="1900-01-04" calcext:value-type="date">
            <text:p>Do</text:p>
          </table:table-cell>
          <table:table-cell table:style-name="ce186"/>
          <table:table-cell table:style-name="ce187" table:number-columns-repeated="3"/>
          <table:table-cell table:style-name="ce188" table:formula="of:=([.D22]-[.C22])-[.E22]+[.F22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2]+1" office:value-type="date" office:date-value="2019-09-20" calcext:value-type="date">
            <text:p>20.09.19</text:p>
          </table:table-cell>
          <table:table-cell table:style-name="ce185" table:formula="of:=WEEKDAY([.A23])" office:value-type="date" office:date-value="1900-01-05" calcext:value-type="date">
            <text:p>Fr</text:p>
          </table:table-cell>
          <table:table-cell table:style-name="ce186"/>
          <table:table-cell table:style-name="ce187" table:number-columns-repeated="3"/>
          <table:table-cell table:style-name="ce188" table:formula="of:=([.D23]-[.C23])-[.E23]+[.F23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3]+1" office:value-type="date" office:date-value="2019-09-21" calcext:value-type="date">
            <text:p>21.09.19</text:p>
          </table:table-cell>
          <table:table-cell table:style-name="ce185" table:formula="of:=WEEKDAY([.A24])" office:value-type="date" office:date-value="1900-01-06" calcext:value-type="date">
            <text:p>Sa</text:p>
          </table:table-cell>
          <table:table-cell table:style-name="ce186"/>
          <table:table-cell table:style-name="ce187" table:number-columns-repeated="3"/>
          <table:table-cell table:style-name="ce188" table:formula="of:=([.D24]-[.C24])-[.E24]+[.F24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4]+1" office:value-type="date" office:date-value="2019-09-22" calcext:value-type="date">
            <text:p>22.09.19</text:p>
          </table:table-cell>
          <table:table-cell table:style-name="ce185" table:formula="of:=WEEKDAY([.A25])" office:value-type="date" office:date-value="1899-12-31" calcext:value-type="date">
            <text:p>So</text:p>
          </table:table-cell>
          <table:table-cell table:style-name="ce186"/>
          <table:table-cell table:style-name="ce187" table:number-columns-repeated="3"/>
          <table:table-cell table:style-name="ce188" table:formula="of:=([.D25]-[.C25])-[.E25]+[.F25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5]+1" office:value-type="date" office:date-value="2019-09-23" calcext:value-type="date">
            <text:p>23.09.19</text:p>
          </table:table-cell>
          <table:table-cell table:style-name="ce185" table:formula="of:=WEEKDAY([.A26])" office:value-type="date" office:date-value="1900-01-01" calcext:value-type="date">
            <text:p>Mo</text:p>
          </table:table-cell>
          <table:table-cell table:style-name="ce186"/>
          <table:table-cell table:style-name="ce187" table:number-columns-repeated="3"/>
          <table:table-cell table:style-name="ce188" table:formula="of:=([.D26]-[.C26])-[.E26]+[.F26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6]+1" office:value-type="date" office:date-value="2019-09-24" calcext:value-type="date">
            <text:p>24.09.19</text:p>
          </table:table-cell>
          <table:table-cell table:style-name="ce185" table:formula="of:=WEEKDAY([.A27])" office:value-type="date" office:date-value="1900-01-02" calcext:value-type="date">
            <text:p>Di</text:p>
          </table:table-cell>
          <table:table-cell table:style-name="ce186"/>
          <table:table-cell table:style-name="ce187" table:number-columns-repeated="3"/>
          <table:table-cell table:style-name="ce188" table:formula="of:=([.D27]-[.C27])-[.E27]+[.F27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7]+1" office:value-type="date" office:date-value="2019-09-25" calcext:value-type="date">
            <text:p>25.09.19</text:p>
          </table:table-cell>
          <table:table-cell table:style-name="ce185" table:formula="of:=WEEKDAY([.A28])" office:value-type="date" office:date-value="1900-01-03" calcext:value-type="date">
            <text:p>Mi</text:p>
          </table:table-cell>
          <table:table-cell table:style-name="ce186"/>
          <table:table-cell table:style-name="ce187" table:number-columns-repeated="3"/>
          <table:table-cell table:style-name="ce188" table:formula="of:=([.D28]-[.C28])-[.E28]+[.F28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28]+1" office:value-type="date" office:date-value="2019-09-26" calcext:value-type="date">
            <text:p>26.09.19</text:p>
          </table:table-cell>
          <table:table-cell table:style-name="ce185" table:formula="of:=WEEKDAY([.A29])" office:value-type="date" office:date-value="1900-01-04" calcext:value-type="date">
            <text:p>Do</text:p>
          </table:table-cell>
          <table:table-cell table:style-name="ce186"/>
          <table:table-cell table:style-name="ce187" table:number-columns-repeated="3"/>
          <table:table-cell table:style-name="ce188" table:formula="of:=([.D29]-[.C29])-[.E29]+[.F29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1">
          <table:table-cell table:style-name="ce184" table:formula="of:=[.A29]+1" office:value-type="date" office:date-value="2019-09-27" calcext:value-type="date">
            <text:p>27.09.19</text:p>
          </table:table-cell>
          <table:table-cell table:style-name="ce185" table:formula="of:=WEEKDAY([.A30])" office:value-type="date" office:date-value="1900-01-05" calcext:value-type="date">
            <text:p>Fr</text:p>
          </table:table-cell>
          <table:table-cell table:style-name="ce186"/>
          <table:table-cell table:style-name="ce187" table:number-columns-repeated="3"/>
          <table:table-cell table:style-name="ce188" table:formula="of:=([.D30]-[.C30])-[.E30]+[.F30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30]+1" office:value-type="date" office:date-value="2019-09-28" calcext:value-type="date">
            <text:p>28.09.19</text:p>
          </table:table-cell>
          <table:table-cell table:style-name="ce185" table:formula="of:=WEEKDAY([.A31])" office:value-type="date" office:date-value="1900-01-06" calcext:value-type="date">
            <text:p>Sa</text:p>
          </table:table-cell>
          <table:table-cell table:style-name="ce186"/>
          <table:table-cell table:style-name="ce187" table:number-columns-repeated="3"/>
          <table:table-cell table:style-name="ce188" table:formula="of:=([.D31]-[.C31])-[.E31]+[.F31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31]+1" office:value-type="date" office:date-value="2019-09-29" calcext:value-type="date">
            <text:p>29.09.19</text:p>
          </table:table-cell>
          <table:table-cell table:style-name="ce185" table:formula="of:=WEEKDAY([.A32])" office:value-type="date" office:date-value="1899-12-31" calcext:value-type="date">
            <text:p>So</text:p>
          </table:table-cell>
          <table:table-cell table:style-name="ce186"/>
          <table:table-cell table:style-name="ce187" table:number-columns-repeated="3"/>
          <table:table-cell table:style-name="ce188" table:formula="of:=([.D32]-[.C32])-[.E32]+[.F32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4">
          <table:table-cell table:style-name="ce184" table:formula="of:=[.A32]+1" office:value-type="date" office:date-value="2019-09-30" calcext:value-type="date">
            <text:p>30.09.19</text:p>
          </table:table-cell>
          <table:table-cell table:style-name="ce185" table:formula="of:=WEEKDAY([.A33])" office:value-type="date" office:date-value="1900-01-01" calcext:value-type="date">
            <text:p>Mo</text:p>
          </table:table-cell>
          <table:table-cell table:style-name="ce186"/>
          <table:table-cell table:style-name="ce187" table:number-columns-repeated="3"/>
          <table:table-cell table:style-name="ce188" table:formula="of:=([.D33]-[.C33])-[.E33]+[.F33]" office:value-type="time" office:time-value="PT00H00M00S" calcext:value-type="time">
            <text:p>00:00</text:p>
          </table:table-cell>
          <table:table-cell table:style-name="ce189"/>
          <table:table-cell table:style-name="ce190" table:content-validation-name="val7"/>
          <table:table-cell table:number-columns-repeated="1015"/>
        </table:table-row>
        <table:table-row table:style-name="ro8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August.G42]" office:value-type="time" office:time-value="-PT1336H00M00S" calcext:value-type="time">
            <text:p>-133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1336H00M00S" calcext:value-type="time">
            <text:p>-133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1]" office:value-type="time" office:time-value="PT168H00M00S" calcext:value-type="time">
            <text:p>168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1504H00M00S" calcext:value-type="time">
            <text:p>-1504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21]" office:value-type="float" office:value="21" calcext:value-type="float">
            <text:p>2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21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21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21]" office:value-type="float" office:value="21" calcext:value-type="float">
            <text:p>21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eptember.A4:September.I33">
            <calcext:condition calcext:apply-style-name="Weekend" calcext:value="formula-is(OR([.$B4]=1; [.$B4]=7; [.$I4]=[$Übersicht.$D$47]))" calcext:base-cell-address="September.A4"/>
            <calcext:condition calcext:apply-style-name="Free" calcext:value="formula-is(NOT(ISNA(MATCH([.$I4];[$Übersicht.$E$47:.$Z$47];0))))" calcext:base-cell-address="September.A4"/>
            <calcext:condition calcext:apply-style-name="Overtime" calcext:value="formula-is([.$I4]=[$Übersicht.$B$47])" calcext:base-cell-address="September.A4"/>
          </calcext:conditional-format>
        </calcext:conditional-formats>
      </table:table>
      <table:table table:name="Okto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10-01" calcext:value-type="date">
            <text:p>Oktober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4">
          <table:table-cell table:style-name="ce191" table:formula="of:=DATE([$Übersicht.$B$2]; 10;1)" office:value-type="date" office:date-value="2019-10-01" calcext:value-type="date">
            <text:p>01.10.19</text:p>
          </table:table-cell>
          <table:table-cell table:style-name="ce192" table:formula="of:=WEEKDAY([.A4])" office:value-type="date" office:date-value="1900-01-02" calcext:value-type="date">
            <text:p>Di</text:p>
          </table:table-cell>
          <table:table-cell table:style-name="ce193"/>
          <table:table-cell table:style-name="ce194" table:number-columns-repeated="3"/>
          <table:table-cell table:style-name="ce195" table:formula="of:=([.D4]-[.C4])-[.E4]+[.F4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4]+1" office:value-type="date" office:date-value="2019-10-02" calcext:value-type="date">
            <text:p>02.10.19</text:p>
          </table:table-cell>
          <table:table-cell table:style-name="ce192" table:formula="of:=WEEKDAY([.A5])" office:value-type="date" office:date-value="1900-01-03" calcext:value-type="date">
            <text:p>Mi</text:p>
          </table:table-cell>
          <table:table-cell table:style-name="ce193"/>
          <table:table-cell table:style-name="ce194" table:number-columns-repeated="3"/>
          <table:table-cell table:style-name="ce195" table:formula="of:=([.D5]-[.C5])-[.E5]+[.F5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1">
          <table:table-cell table:style-name="ce191" table:formula="of:=[.A5]+1" office:value-type="date" office:date-value="2019-10-03" calcext:value-type="date">
            <text:p>03.10.19</text:p>
          </table:table-cell>
          <table:table-cell table:style-name="ce192" table:formula="of:=WEEKDAY([.A6])" office:value-type="date" office:date-value="1900-01-04" calcext:value-type="date">
            <text:p>Do</text:p>
          </table:table-cell>
          <table:table-cell table:style-name="ce193"/>
          <table:table-cell table:style-name="ce194" table:number-columns-repeated="3"/>
          <table:table-cell table:style-name="ce195" table:formula="of:=([.D6]-[.C6])-[.E6]+[.F6]" office:value-type="time" office:time-value="PT00H00M00S" calcext:value-type="time">
            <text:p>00:00</text:p>
          </table:table-cell>
          <table:table-cell table:style-name="ce197" table:formula="of:=[$Übersicht.$A$40]" office:value-type="string" office:string-value="Tag der dt. Einheit" calcext:value-type="string">
            <text:p>Tag der dt. Einheit</text:p>
          </table:table-cell>
          <table:table-cell table:style-name="ce198" table:content-validation-name="val7" office:value-type="string" calcext:value-type="string">
            <text:p>Feiertag</text:p>
          </table:table-cell>
          <table:table-cell table:number-columns-repeated="1015"/>
        </table:table-row>
        <table:table-row table:style-name="ro4">
          <table:table-cell table:style-name="ce191" table:formula="of:=[.A6]+1" office:value-type="date" office:date-value="2019-10-04" calcext:value-type="date">
            <text:p>04.10.19</text:p>
          </table:table-cell>
          <table:table-cell table:style-name="ce192" table:formula="of:=WEEKDAY([.A7])" office:value-type="date" office:date-value="1900-01-05" calcext:value-type="date">
            <text:p>Fr</text:p>
          </table:table-cell>
          <table:table-cell table:style-name="ce193"/>
          <table:table-cell table:style-name="ce194" table:number-columns-repeated="3"/>
          <table:table-cell table:style-name="ce195" table:formula="of:=([.D7]-[.C7])-[.E7]+[.F7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7]+1" office:value-type="date" office:date-value="2019-10-05" calcext:value-type="date">
            <text:p>05.10.19</text:p>
          </table:table-cell>
          <table:table-cell table:style-name="ce192" table:formula="of:=WEEKDAY([.A8])" office:value-type="date" office:date-value="1900-01-06" calcext:value-type="date">
            <text:p>Sa</text:p>
          </table:table-cell>
          <table:table-cell table:style-name="ce193"/>
          <table:table-cell table:style-name="ce194" table:number-columns-repeated="3"/>
          <table:table-cell table:style-name="ce195" table:formula="of:=([.D8]-[.C8])-[.E8]+[.F8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8]+1" office:value-type="date" office:date-value="2019-10-06" calcext:value-type="date">
            <text:p>06.10.19</text:p>
          </table:table-cell>
          <table:table-cell table:style-name="ce192" table:formula="of:=WEEKDAY([.A9])" office:value-type="date" office:date-value="1899-12-31" calcext:value-type="date">
            <text:p>So</text:p>
          </table:table-cell>
          <table:table-cell table:style-name="ce193"/>
          <table:table-cell table:style-name="ce194" table:number-columns-repeated="3"/>
          <table:table-cell table:style-name="ce195" table:formula="of:=([.D9]-[.C9])-[.E9]+[.F9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9]+1" office:value-type="date" office:date-value="2019-10-07" calcext:value-type="date">
            <text:p>07.10.19</text:p>
          </table:table-cell>
          <table:table-cell table:style-name="ce192" table:formula="of:=WEEKDAY([.A10])" office:value-type="date" office:date-value="1900-01-01" calcext:value-type="date">
            <text:p>Mo</text:p>
          </table:table-cell>
          <table:table-cell table:style-name="ce193"/>
          <table:table-cell table:style-name="ce194" table:number-columns-repeated="3"/>
          <table:table-cell table:style-name="ce195" table:formula="of:=([.D10]-[.C10])-[.E10]+[.F10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0]+1" office:value-type="date" office:date-value="2019-10-08" calcext:value-type="date">
            <text:p>08.10.19</text:p>
          </table:table-cell>
          <table:table-cell table:style-name="ce192" table:formula="of:=WEEKDAY([.A11])" office:value-type="date" office:date-value="1900-01-02" calcext:value-type="date">
            <text:p>Di</text:p>
          </table:table-cell>
          <table:table-cell table:style-name="ce193"/>
          <table:table-cell table:style-name="ce194" table:number-columns-repeated="3"/>
          <table:table-cell table:style-name="ce195" table:formula="of:=([.D11]-[.C11])-[.E11]+[.F11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1]+1" office:value-type="date" office:date-value="2019-10-09" calcext:value-type="date">
            <text:p>09.10.19</text:p>
          </table:table-cell>
          <table:table-cell table:style-name="ce192" table:formula="of:=WEEKDAY([.A12])" office:value-type="date" office:date-value="1900-01-03" calcext:value-type="date">
            <text:p>Mi</text:p>
          </table:table-cell>
          <table:table-cell table:style-name="ce193"/>
          <table:table-cell table:style-name="ce194" table:number-columns-repeated="3"/>
          <table:table-cell table:style-name="ce195" table:formula="of:=([.D12]-[.C12])-[.E12]+[.F12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2]+1" office:value-type="date" office:date-value="2019-10-10" calcext:value-type="date">
            <text:p>10.10.19</text:p>
          </table:table-cell>
          <table:table-cell table:style-name="ce192" table:formula="of:=WEEKDAY([.A13])" office:value-type="date" office:date-value="1900-01-04" calcext:value-type="date">
            <text:p>Do</text:p>
          </table:table-cell>
          <table:table-cell table:style-name="ce193"/>
          <table:table-cell table:style-name="ce194" table:number-columns-repeated="3"/>
          <table:table-cell table:style-name="ce195" table:formula="of:=([.D13]-[.C13])-[.E13]+[.F13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3]+1" office:value-type="date" office:date-value="2019-10-11" calcext:value-type="date">
            <text:p>11.10.19</text:p>
          </table:table-cell>
          <table:table-cell table:style-name="ce192" table:formula="of:=WEEKDAY([.A14])" office:value-type="date" office:date-value="1900-01-05" calcext:value-type="date">
            <text:p>Fr</text:p>
          </table:table-cell>
          <table:table-cell table:style-name="ce193"/>
          <table:table-cell table:style-name="ce194" table:number-columns-repeated="3"/>
          <table:table-cell table:style-name="ce195" table:formula="of:=([.D14]-[.C14])-[.E14]+[.F14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4]+1" office:value-type="date" office:date-value="2019-10-12" calcext:value-type="date">
            <text:p>12.10.19</text:p>
          </table:table-cell>
          <table:table-cell table:style-name="ce192" table:formula="of:=WEEKDAY([.A15])" office:value-type="date" office:date-value="1900-01-06" calcext:value-type="date">
            <text:p>Sa</text:p>
          </table:table-cell>
          <table:table-cell table:style-name="ce193"/>
          <table:table-cell table:style-name="ce194" table:number-columns-repeated="3"/>
          <table:table-cell table:style-name="ce195" table:formula="of:=([.D15]-[.C15])-[.E15]+[.F15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5]+1" office:value-type="date" office:date-value="2019-10-13" calcext:value-type="date">
            <text:p>13.10.19</text:p>
          </table:table-cell>
          <table:table-cell table:style-name="ce192" table:formula="of:=WEEKDAY([.A16])" office:value-type="date" office:date-value="1899-12-31" calcext:value-type="date">
            <text:p>So</text:p>
          </table:table-cell>
          <table:table-cell table:style-name="ce193"/>
          <table:table-cell table:style-name="ce194" table:number-columns-repeated="3"/>
          <table:table-cell table:style-name="ce195" table:formula="of:=([.D16]-[.C16])-[.E16]+[.F16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6]+1" office:value-type="date" office:date-value="2019-10-14" calcext:value-type="date">
            <text:p>14.10.19</text:p>
          </table:table-cell>
          <table:table-cell table:style-name="ce192" table:formula="of:=WEEKDAY([.A17])" office:value-type="date" office:date-value="1900-01-01" calcext:value-type="date">
            <text:p>Mo</text:p>
          </table:table-cell>
          <table:table-cell table:style-name="ce193"/>
          <table:table-cell table:style-name="ce194" table:number-columns-repeated="3"/>
          <table:table-cell table:style-name="ce195" table:formula="of:=([.D17]-[.C17])-[.E17]+[.F17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7]+1" office:value-type="date" office:date-value="2019-10-15" calcext:value-type="date">
            <text:p>15.10.19</text:p>
          </table:table-cell>
          <table:table-cell table:style-name="ce192" table:formula="of:=WEEKDAY([.A18])" office:value-type="date" office:date-value="1900-01-02" calcext:value-type="date">
            <text:p>Di</text:p>
          </table:table-cell>
          <table:table-cell table:style-name="ce193"/>
          <table:table-cell table:style-name="ce194" table:number-columns-repeated="3"/>
          <table:table-cell table:style-name="ce195" table:formula="of:=([.D18]-[.C18])-[.E18]+[.F18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8]+1" office:value-type="date" office:date-value="2019-10-16" calcext:value-type="date">
            <text:p>16.10.19</text:p>
          </table:table-cell>
          <table:table-cell table:style-name="ce192" table:formula="of:=WEEKDAY([.A19])" office:value-type="date" office:date-value="1900-01-03" calcext:value-type="date">
            <text:p>Mi</text:p>
          </table:table-cell>
          <table:table-cell table:style-name="ce193"/>
          <table:table-cell table:style-name="ce194" table:number-columns-repeated="3"/>
          <table:table-cell table:style-name="ce195" table:formula="of:=([.D19]-[.C19])-[.E19]+[.F19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19]+1" office:value-type="date" office:date-value="2019-10-17" calcext:value-type="date">
            <text:p>17.10.19</text:p>
          </table:table-cell>
          <table:table-cell table:style-name="ce192" table:formula="of:=WEEKDAY([.A20])" office:value-type="date" office:date-value="1900-01-04" calcext:value-type="date">
            <text:p>Do</text:p>
          </table:table-cell>
          <table:table-cell table:style-name="ce193"/>
          <table:table-cell table:style-name="ce194" table:number-columns-repeated="3"/>
          <table:table-cell table:style-name="ce195" table:formula="of:=([.D20]-[.C20])-[.E20]+[.F20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0]+1" office:value-type="date" office:date-value="2019-10-18" calcext:value-type="date">
            <text:p>18.10.19</text:p>
          </table:table-cell>
          <table:table-cell table:style-name="ce192" table:formula="of:=WEEKDAY([.A21])" office:value-type="date" office:date-value="1900-01-05" calcext:value-type="date">
            <text:p>Fr</text:p>
          </table:table-cell>
          <table:table-cell table:style-name="ce193"/>
          <table:table-cell table:style-name="ce194" table:number-columns-repeated="3"/>
          <table:table-cell table:style-name="ce195" table:formula="of:=([.D21]-[.C21])-[.E21]+[.F21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1]+1" office:value-type="date" office:date-value="2019-10-19" calcext:value-type="date">
            <text:p>19.10.19</text:p>
          </table:table-cell>
          <table:table-cell table:style-name="ce192" table:formula="of:=WEEKDAY([.A22])" office:value-type="date" office:date-value="1900-01-06" calcext:value-type="date">
            <text:p>Sa</text:p>
          </table:table-cell>
          <table:table-cell table:style-name="ce193"/>
          <table:table-cell table:style-name="ce194" table:number-columns-repeated="3"/>
          <table:table-cell table:style-name="ce195" table:formula="of:=([.D22]-[.C22])-[.E22]+[.F22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2]+1" office:value-type="date" office:date-value="2019-10-20" calcext:value-type="date">
            <text:p>20.10.19</text:p>
          </table:table-cell>
          <table:table-cell table:style-name="ce192" table:formula="of:=WEEKDAY([.A23])" office:value-type="date" office:date-value="1899-12-31" calcext:value-type="date">
            <text:p>So</text:p>
          </table:table-cell>
          <table:table-cell table:style-name="ce193"/>
          <table:table-cell table:style-name="ce194" table:number-columns-repeated="3"/>
          <table:table-cell table:style-name="ce195" table:formula="of:=([.D23]-[.C23])-[.E23]+[.F23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3]+1" office:value-type="date" office:date-value="2019-10-21" calcext:value-type="date">
            <text:p>21.10.19</text:p>
          </table:table-cell>
          <table:table-cell table:style-name="ce192" table:formula="of:=WEEKDAY([.A24])" office:value-type="date" office:date-value="1900-01-01" calcext:value-type="date">
            <text:p>Mo</text:p>
          </table:table-cell>
          <table:table-cell table:style-name="ce193"/>
          <table:table-cell table:style-name="ce194" table:number-columns-repeated="3"/>
          <table:table-cell table:style-name="ce195" table:formula="of:=([.D24]-[.C24])-[.E24]+[.F24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4]+1" office:value-type="date" office:date-value="2019-10-22" calcext:value-type="date">
            <text:p>22.10.19</text:p>
          </table:table-cell>
          <table:table-cell table:style-name="ce192" table:formula="of:=WEEKDAY([.A25])" office:value-type="date" office:date-value="1900-01-02" calcext:value-type="date">
            <text:p>Di</text:p>
          </table:table-cell>
          <table:table-cell table:style-name="ce193"/>
          <table:table-cell table:style-name="ce194" table:number-columns-repeated="3"/>
          <table:table-cell table:style-name="ce195" table:formula="of:=([.D25]-[.C25])-[.E25]+[.F25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5]+1" office:value-type="date" office:date-value="2019-10-23" calcext:value-type="date">
            <text:p>23.10.19</text:p>
          </table:table-cell>
          <table:table-cell table:style-name="ce192" table:formula="of:=WEEKDAY([.A26])" office:value-type="date" office:date-value="1900-01-03" calcext:value-type="date">
            <text:p>Mi</text:p>
          </table:table-cell>
          <table:table-cell table:style-name="ce193"/>
          <table:table-cell table:style-name="ce194" table:number-columns-repeated="3"/>
          <table:table-cell table:style-name="ce195" table:formula="of:=([.D26]-[.C26])-[.E26]+[.F26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6]+1" office:value-type="date" office:date-value="2019-10-24" calcext:value-type="date">
            <text:p>24.10.19</text:p>
          </table:table-cell>
          <table:table-cell table:style-name="ce192" table:formula="of:=WEEKDAY([.A27])" office:value-type="date" office:date-value="1900-01-04" calcext:value-type="date">
            <text:p>Do</text:p>
          </table:table-cell>
          <table:table-cell table:style-name="ce193"/>
          <table:table-cell table:style-name="ce194" table:number-columns-repeated="3"/>
          <table:table-cell table:style-name="ce195" table:formula="of:=([.D27]-[.C27])-[.E27]+[.F27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7]+1" office:value-type="date" office:date-value="2019-10-25" calcext:value-type="date">
            <text:p>25.10.19</text:p>
          </table:table-cell>
          <table:table-cell table:style-name="ce192" table:formula="of:=WEEKDAY([.A28])" office:value-type="date" office:date-value="1900-01-05" calcext:value-type="date">
            <text:p>Fr</text:p>
          </table:table-cell>
          <table:table-cell table:style-name="ce193"/>
          <table:table-cell table:style-name="ce194" table:number-columns-repeated="3"/>
          <table:table-cell table:style-name="ce195" table:formula="of:=([.D28]-[.C28])-[.E28]+[.F28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8]+1" office:value-type="date" office:date-value="2019-10-26" calcext:value-type="date">
            <text:p>26.10.19</text:p>
          </table:table-cell>
          <table:table-cell table:style-name="ce192" table:formula="of:=WEEKDAY([.A29])" office:value-type="date" office:date-value="1900-01-06" calcext:value-type="date">
            <text:p>Sa</text:p>
          </table:table-cell>
          <table:table-cell table:style-name="ce193"/>
          <table:table-cell table:style-name="ce194" table:number-columns-repeated="3"/>
          <table:table-cell table:style-name="ce195" table:formula="of:=([.D29]-[.C29])-[.E29]+[.F29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29]+1" office:value-type="date" office:date-value="2019-10-27" calcext:value-type="date">
            <text:p>27.10.19</text:p>
          </table:table-cell>
          <table:table-cell table:style-name="ce192" table:formula="of:=WEEKDAY([.A30])" office:value-type="date" office:date-value="1899-12-31" calcext:value-type="date">
            <text:p>So</text:p>
          </table:table-cell>
          <table:table-cell table:style-name="ce193"/>
          <table:table-cell table:style-name="ce194" table:number-columns-repeated="3"/>
          <table:table-cell table:style-name="ce195" table:formula="of:=([.D30]-[.C30])-[.E30]+[.F30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30]+1" office:value-type="date" office:date-value="2019-10-28" calcext:value-type="date">
            <text:p>28.10.19</text:p>
          </table:table-cell>
          <table:table-cell table:style-name="ce192" table:formula="of:=WEEKDAY([.A31])" office:value-type="date" office:date-value="1900-01-01" calcext:value-type="date">
            <text:p>Mo</text:p>
          </table:table-cell>
          <table:table-cell table:style-name="ce193"/>
          <table:table-cell table:style-name="ce194" table:number-columns-repeated="3"/>
          <table:table-cell table:style-name="ce195" table:formula="of:=([.D31]-[.C31])-[.E31]+[.F31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31]+1" office:value-type="date" office:date-value="2019-10-29" calcext:value-type="date">
            <text:p>29.10.19</text:p>
          </table:table-cell>
          <table:table-cell table:style-name="ce192" table:formula="of:=WEEKDAY([.A32])" office:value-type="date" office:date-value="1900-01-02" calcext:value-type="date">
            <text:p>Di</text:p>
          </table:table-cell>
          <table:table-cell table:style-name="ce193"/>
          <table:table-cell table:style-name="ce194" table:number-columns-repeated="3"/>
          <table:table-cell table:style-name="ce195" table:formula="of:=([.D32]-[.C32])-[.E32]+[.F32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4">
          <table:table-cell table:style-name="ce191" table:formula="of:=[.A32]+1" office:value-type="date" office:date-value="2019-10-30" calcext:value-type="date">
            <text:p>30.10.19</text:p>
          </table:table-cell>
          <table:table-cell table:style-name="ce192" table:formula="of:=WEEKDAY([.A33])" office:value-type="date" office:date-value="1900-01-03" calcext:value-type="date">
            <text:p>Mi</text:p>
          </table:table-cell>
          <table:table-cell table:style-name="ce193"/>
          <table:table-cell table:style-name="ce194" table:number-columns-repeated="3"/>
          <table:table-cell table:style-name="ce195" table:formula="of:=([.D33]-[.C33])-[.E33]+[.F33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1">
          <table:table-cell table:style-name="ce191" table:formula="of:=[.A33]+1" office:value-type="date" office:date-value="2019-10-31" calcext:value-type="date">
            <text:p>31.10.19</text:p>
          </table:table-cell>
          <table:table-cell table:style-name="ce192" table:formula="of:=WEEKDAY([.A34])" office:value-type="date" office:date-value="1900-01-04" calcext:value-type="date">
            <text:p>Do</text:p>
          </table:table-cell>
          <table:table-cell table:style-name="ce193"/>
          <table:table-cell table:style-name="ce194" table:number-columns-repeated="3"/>
          <table:table-cell table:style-name="ce195" table:formula="of:=([.D34]-[.C34])-[.E34]+[.F34]" office:value-type="time" office:time-value="PT00H00M00S" calcext:value-type="time">
            <text:p>00:00</text:p>
          </table:table-cell>
          <table:table-cell table:style-name="ce196"/>
          <table:table-cell table:style-name="ce198" table:content-validation-name="val7"/>
          <table:table-cell table:number-columns-repeated="1015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September.G42]" office:value-type="time" office:time-value="-PT1504H00M00S" calcext:value-type="time">
            <text:p>-150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1504H00M00S" calcext:value-type="time">
            <text:p>-150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2]" office:value-type="time" office:time-value="PT176H00M00S" calcext:value-type="time">
            <text:p>176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1680H00M00S" calcext:value-type="time">
            <text:p>-1680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22]" office:value-type="float" office:value="22" calcext:value-type="float">
            <text:p>22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22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22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22]" office:value-type="float" office:value="22" calcext:value-type="float">
            <text:p>22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Oktober.A4:Oktober.I34">
            <calcext:condition calcext:apply-style-name="Weekend" calcext:value="formula-is(OR([.$B4]=1; [.$B4]=7; [.$I4]=[$Übersicht.$D$47]))" calcext:base-cell-address="Oktober.A4"/>
            <calcext:condition calcext:apply-style-name="Free" calcext:value="formula-is(NOT(ISNA(MATCH([.$I4];[$Übersicht.$E$47:.$Z$47];0))))" calcext:base-cell-address="Oktober.A4"/>
            <calcext:condition calcext:apply-style-name="Overtime" calcext:value="formula-is([.$I4]=[$Übersicht.$B$47])" calcext:base-cell-address="Oktober.A4"/>
          </calcext:conditional-format>
        </calcext:conditional-formats>
      </table:table>
      <table:table table:name="Nov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11-01" calcext:value-type="date">
            <text:p>November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1">
          <table:table-cell table:style-name="ce199" table:formula="of:=DATE([$Übersicht.$B$2]; 11;1)" office:value-type="date" office:date-value="2019-11-01" calcext:value-type="date">
            <text:p>01.11.19</text:p>
          </table:table-cell>
          <table:table-cell table:style-name="ce200" table:formula="of:=WEEKDAY([.A4])" office:value-type="date" office:date-value="1900-01-05" calcext:value-type="date">
            <text:p>Fr</text:p>
          </table:table-cell>
          <table:table-cell table:style-name="ce201"/>
          <table:table-cell table:style-name="ce202" table:number-columns-repeated="3"/>
          <table:table-cell table:style-name="ce203" table:formula="of:=([.D4]-[.C4])-[.E4]+[.F4]" office:value-type="time" office:time-value="PT00H00M00S" calcext:value-type="time">
            <text:p>00:00</text:p>
          </table:table-cell>
          <table:table-cell table:style-name="ce204" table:formula="of:=[$Übersicht.$A$41]" office:value-type="string" office:string-value="Allerheiligen" calcext:value-type="string">
            <text:p>Allerheiligen</text:p>
          </table:table-cell>
          <table:table-cell table:style-name="ce206" table:content-validation-name="val7" office:value-type="string" calcext:value-type="string">
            <text:p>Feiertag</text:p>
          </table:table-cell>
          <table:table-cell table:number-columns-repeated="1015"/>
        </table:table-row>
        <table:table-row table:style-name="ro4">
          <table:table-cell table:style-name="ce199" table:formula="of:=[.A4]+1" office:value-type="date" office:date-value="2019-11-02" calcext:value-type="date">
            <text:p>02.11.19</text:p>
          </table:table-cell>
          <table:table-cell table:style-name="ce200" table:formula="of:=WEEKDAY([.A5])" office:value-type="date" office:date-value="1900-01-06" calcext:value-type="date">
            <text:p>Sa</text:p>
          </table:table-cell>
          <table:table-cell table:style-name="ce201"/>
          <table:table-cell table:style-name="ce202" table:number-columns-repeated="3"/>
          <table:table-cell table:style-name="ce203" table:formula="of:=([.D5]-[.C5])-[.E5]+[.F5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5]+1" office:value-type="date" office:date-value="2019-11-03" calcext:value-type="date">
            <text:p>03.11.19</text:p>
          </table:table-cell>
          <table:table-cell table:style-name="ce200" table:formula="of:=WEEKDAY([.A6])" office:value-type="date" office:date-value="1899-12-31" calcext:value-type="date">
            <text:p>So</text:p>
          </table:table-cell>
          <table:table-cell table:style-name="ce201"/>
          <table:table-cell table:style-name="ce202" table:number-columns-repeated="3"/>
          <table:table-cell table:style-name="ce203" table:formula="of:=([.D6]-[.C6])-[.E6]+[.F6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6]+1" office:value-type="date" office:date-value="2019-11-04" calcext:value-type="date">
            <text:p>04.11.19</text:p>
          </table:table-cell>
          <table:table-cell table:style-name="ce200" table:formula="of:=WEEKDAY([.A7])" office:value-type="date" office:date-value="1900-01-01" calcext:value-type="date">
            <text:p>Mo</text:p>
          </table:table-cell>
          <table:table-cell table:style-name="ce201"/>
          <table:table-cell table:style-name="ce202" table:number-columns-repeated="3"/>
          <table:table-cell table:style-name="ce203" table:formula="of:=([.D7]-[.C7])-[.E7]+[.F7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7]+1" office:value-type="date" office:date-value="2019-11-05" calcext:value-type="date">
            <text:p>05.11.19</text:p>
          </table:table-cell>
          <table:table-cell table:style-name="ce200" table:formula="of:=WEEKDAY([.A8])" office:value-type="date" office:date-value="1900-01-02" calcext:value-type="date">
            <text:p>Di</text:p>
          </table:table-cell>
          <table:table-cell table:style-name="ce201"/>
          <table:table-cell table:style-name="ce202" table:number-columns-repeated="3"/>
          <table:table-cell table:style-name="ce203" table:formula="of:=([.D8]-[.C8])-[.E8]+[.F8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8]+1" office:value-type="date" office:date-value="2019-11-06" calcext:value-type="date">
            <text:p>06.11.19</text:p>
          </table:table-cell>
          <table:table-cell table:style-name="ce200" table:formula="of:=WEEKDAY([.A9])" office:value-type="date" office:date-value="1900-01-03" calcext:value-type="date">
            <text:p>Mi</text:p>
          </table:table-cell>
          <table:table-cell table:style-name="ce201"/>
          <table:table-cell table:style-name="ce202" table:number-columns-repeated="3"/>
          <table:table-cell table:style-name="ce203" table:formula="of:=([.D9]-[.C9])-[.E9]+[.F9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9]+1" office:value-type="date" office:date-value="2019-11-07" calcext:value-type="date">
            <text:p>07.11.19</text:p>
          </table:table-cell>
          <table:table-cell table:style-name="ce200" table:formula="of:=WEEKDAY([.A10])" office:value-type="date" office:date-value="1900-01-04" calcext:value-type="date">
            <text:p>Do</text:p>
          </table:table-cell>
          <table:table-cell table:style-name="ce201"/>
          <table:table-cell table:style-name="ce202" table:number-columns-repeated="3"/>
          <table:table-cell table:style-name="ce203" table:formula="of:=([.D10]-[.C10])-[.E10]+[.F10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0]+1" office:value-type="date" office:date-value="2019-11-08" calcext:value-type="date">
            <text:p>08.11.19</text:p>
          </table:table-cell>
          <table:table-cell table:style-name="ce200" table:formula="of:=WEEKDAY([.A11])" office:value-type="date" office:date-value="1900-01-05" calcext:value-type="date">
            <text:p>Fr</text:p>
          </table:table-cell>
          <table:table-cell table:style-name="ce201"/>
          <table:table-cell table:style-name="ce202" table:number-columns-repeated="3"/>
          <table:table-cell table:style-name="ce203" table:formula="of:=([.D11]-[.C11])-[.E11]+[.F11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1]+1" office:value-type="date" office:date-value="2019-11-09" calcext:value-type="date">
            <text:p>09.11.19</text:p>
          </table:table-cell>
          <table:table-cell table:style-name="ce200" table:formula="of:=WEEKDAY([.A12])" office:value-type="date" office:date-value="1900-01-06" calcext:value-type="date">
            <text:p>Sa</text:p>
          </table:table-cell>
          <table:table-cell table:style-name="ce201"/>
          <table:table-cell table:style-name="ce202" table:number-columns-repeated="3"/>
          <table:table-cell table:style-name="ce203" table:formula="of:=([.D12]-[.C12])-[.E12]+[.F12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2]+1" office:value-type="date" office:date-value="2019-11-10" calcext:value-type="date">
            <text:p>10.11.19</text:p>
          </table:table-cell>
          <table:table-cell table:style-name="ce200" table:formula="of:=WEEKDAY([.A13])" office:value-type="date" office:date-value="1899-12-31" calcext:value-type="date">
            <text:p>So</text:p>
          </table:table-cell>
          <table:table-cell table:style-name="ce201"/>
          <table:table-cell table:style-name="ce202" table:number-columns-repeated="3"/>
          <table:table-cell table:style-name="ce203" table:formula="of:=([.D13]-[.C13])-[.E13]+[.F13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3]+1" office:value-type="date" office:date-value="2019-11-11" calcext:value-type="date">
            <text:p>11.11.19</text:p>
          </table:table-cell>
          <table:table-cell table:style-name="ce200" table:formula="of:=WEEKDAY([.A14])" office:value-type="date" office:date-value="1900-01-01" calcext:value-type="date">
            <text:p>Mo</text:p>
          </table:table-cell>
          <table:table-cell table:style-name="ce201"/>
          <table:table-cell table:style-name="ce202" table:number-columns-repeated="3"/>
          <table:table-cell table:style-name="ce203" table:formula="of:=([.D14]-[.C14])-[.E14]+[.F14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1">
          <table:table-cell table:style-name="ce199" table:formula="of:=[.A14]+1" office:value-type="date" office:date-value="2019-11-12" calcext:value-type="date">
            <text:p>12.11.19</text:p>
          </table:table-cell>
          <table:table-cell table:style-name="ce200" table:formula="of:=WEEKDAY([.A15])" office:value-type="date" office:date-value="1900-01-02" calcext:value-type="date">
            <text:p>Di</text:p>
          </table:table-cell>
          <table:table-cell table:style-name="ce201"/>
          <table:table-cell table:style-name="ce202" table:number-columns-repeated="3"/>
          <table:table-cell table:style-name="ce203" table:formula="of:=([.D15]-[.C15])-[.E15]+[.F15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5]+1" office:value-type="date" office:date-value="2019-11-13" calcext:value-type="date">
            <text:p>13.11.19</text:p>
          </table:table-cell>
          <table:table-cell table:style-name="ce200" table:formula="of:=WEEKDAY([.A16])" office:value-type="date" office:date-value="1900-01-03" calcext:value-type="date">
            <text:p>Mi</text:p>
          </table:table-cell>
          <table:table-cell table:style-name="ce201"/>
          <table:table-cell table:style-name="ce202" table:number-columns-repeated="3"/>
          <table:table-cell table:style-name="ce203" table:formula="of:=([.D16]-[.C16])-[.E16]+[.F16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6]+1" office:value-type="date" office:date-value="2019-11-14" calcext:value-type="date">
            <text:p>14.11.19</text:p>
          </table:table-cell>
          <table:table-cell table:style-name="ce200" table:formula="of:=WEEKDAY([.A17])" office:value-type="date" office:date-value="1900-01-04" calcext:value-type="date">
            <text:p>Do</text:p>
          </table:table-cell>
          <table:table-cell table:style-name="ce201"/>
          <table:table-cell table:style-name="ce202" table:number-columns-repeated="3"/>
          <table:table-cell table:style-name="ce203" table:formula="of:=([.D17]-[.C17])-[.E17]+[.F17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7]+1" office:value-type="date" office:date-value="2019-11-15" calcext:value-type="date">
            <text:p>15.11.19</text:p>
          </table:table-cell>
          <table:table-cell table:style-name="ce200" table:formula="of:=WEEKDAY([.A18])" office:value-type="date" office:date-value="1900-01-05" calcext:value-type="date">
            <text:p>Fr</text:p>
          </table:table-cell>
          <table:table-cell table:style-name="ce201"/>
          <table:table-cell table:style-name="ce202" table:number-columns-repeated="3"/>
          <table:table-cell table:style-name="ce203" table:formula="of:=([.D18]-[.C18])-[.E18]+[.F18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8]+1" office:value-type="date" office:date-value="2019-11-16" calcext:value-type="date">
            <text:p>16.11.19</text:p>
          </table:table-cell>
          <table:table-cell table:style-name="ce200" table:formula="of:=WEEKDAY([.A19])" office:value-type="date" office:date-value="1900-01-06" calcext:value-type="date">
            <text:p>Sa</text:p>
          </table:table-cell>
          <table:table-cell table:style-name="ce201"/>
          <table:table-cell table:style-name="ce202" table:number-columns-repeated="3"/>
          <table:table-cell table:style-name="ce203" table:formula="of:=([.D19]-[.C19])-[.E19]+[.F19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19]+1" office:value-type="date" office:date-value="2019-11-17" calcext:value-type="date">
            <text:p>17.11.19</text:p>
          </table:table-cell>
          <table:table-cell table:style-name="ce200" table:formula="of:=WEEKDAY([.A20])" office:value-type="date" office:date-value="1899-12-31" calcext:value-type="date">
            <text:p>So</text:p>
          </table:table-cell>
          <table:table-cell table:style-name="ce201"/>
          <table:table-cell table:style-name="ce202" table:number-columns-repeated="3"/>
          <table:table-cell table:style-name="ce203" table:formula="of:=([.D20]-[.C20])-[.E20]+[.F20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0]+1" office:value-type="date" office:date-value="2019-11-18" calcext:value-type="date">
            <text:p>18.11.19</text:p>
          </table:table-cell>
          <table:table-cell table:style-name="ce200" table:formula="of:=WEEKDAY([.A21])" office:value-type="date" office:date-value="1900-01-01" calcext:value-type="date">
            <text:p>Mo</text:p>
          </table:table-cell>
          <table:table-cell table:style-name="ce201"/>
          <table:table-cell table:style-name="ce202" table:number-columns-repeated="3"/>
          <table:table-cell table:style-name="ce203" table:formula="of:=([.D21]-[.C21])-[.E21]+[.F21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1]+1" office:value-type="date" office:date-value="2019-11-19" calcext:value-type="date">
            <text:p>19.11.19</text:p>
          </table:table-cell>
          <table:table-cell table:style-name="ce200" table:formula="of:=WEEKDAY([.A22])" office:value-type="date" office:date-value="1900-01-02" calcext:value-type="date">
            <text:p>Di</text:p>
          </table:table-cell>
          <table:table-cell table:style-name="ce201"/>
          <table:table-cell table:style-name="ce202" table:number-columns-repeated="3"/>
          <table:table-cell table:style-name="ce203" table:formula="of:=([.D22]-[.C22])-[.E22]+[.F22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2]+1" office:value-type="date" office:date-value="2019-11-20" calcext:value-type="date">
            <text:p>20.11.19</text:p>
          </table:table-cell>
          <table:table-cell table:style-name="ce200" table:formula="of:=WEEKDAY([.A23])" office:value-type="date" office:date-value="1900-01-03" calcext:value-type="date">
            <text:p>Mi</text:p>
          </table:table-cell>
          <table:table-cell table:style-name="ce201"/>
          <table:table-cell table:style-name="ce202" table:number-columns-repeated="3"/>
          <table:table-cell table:style-name="ce203" table:formula="of:=([.D23]-[.C23])-[.E23]+[.F23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3]+1" office:value-type="date" office:date-value="2019-11-21" calcext:value-type="date">
            <text:p>21.11.19</text:p>
          </table:table-cell>
          <table:table-cell table:style-name="ce200" table:formula="of:=WEEKDAY([.A24])" office:value-type="date" office:date-value="1900-01-04" calcext:value-type="date">
            <text:p>Do</text:p>
          </table:table-cell>
          <table:table-cell table:style-name="ce201"/>
          <table:table-cell table:style-name="ce202" table:number-columns-repeated="3"/>
          <table:table-cell table:style-name="ce203" table:formula="of:=([.D24]-[.C24])-[.E24]+[.F24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4]+1" office:value-type="date" office:date-value="2019-11-22" calcext:value-type="date">
            <text:p>22.11.19</text:p>
          </table:table-cell>
          <table:table-cell table:style-name="ce200" table:formula="of:=WEEKDAY([.A25])" office:value-type="date" office:date-value="1900-01-05" calcext:value-type="date">
            <text:p>Fr</text:p>
          </table:table-cell>
          <table:table-cell table:style-name="ce201"/>
          <table:table-cell table:style-name="ce202" table:number-columns-repeated="3"/>
          <table:table-cell table:style-name="ce203" table:formula="of:=([.D25]-[.C25])-[.E25]+[.F25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5]+1" office:value-type="date" office:date-value="2019-11-23" calcext:value-type="date">
            <text:p>23.11.19</text:p>
          </table:table-cell>
          <table:table-cell table:style-name="ce200" table:formula="of:=WEEKDAY([.A26])" office:value-type="date" office:date-value="1900-01-06" calcext:value-type="date">
            <text:p>Sa</text:p>
          </table:table-cell>
          <table:table-cell table:style-name="ce201"/>
          <table:table-cell table:style-name="ce202" table:number-columns-repeated="3"/>
          <table:table-cell table:style-name="ce203" table:formula="of:=([.D26]-[.C26])-[.E26]+[.F26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6]+1" office:value-type="date" office:date-value="2019-11-24" calcext:value-type="date">
            <text:p>24.11.19</text:p>
          </table:table-cell>
          <table:table-cell table:style-name="ce200" table:formula="of:=WEEKDAY([.A27])" office:value-type="date" office:date-value="1899-12-31" calcext:value-type="date">
            <text:p>So</text:p>
          </table:table-cell>
          <table:table-cell table:style-name="ce201"/>
          <table:table-cell table:style-name="ce202" table:number-columns-repeated="3"/>
          <table:table-cell table:style-name="ce203" table:formula="of:=([.D27]-[.C27])-[.E27]+[.F27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7]+1" office:value-type="date" office:date-value="2019-11-25" calcext:value-type="date">
            <text:p>25.11.19</text:p>
          </table:table-cell>
          <table:table-cell table:style-name="ce200" table:formula="of:=WEEKDAY([.A28])" office:value-type="date" office:date-value="1900-01-01" calcext:value-type="date">
            <text:p>Mo</text:p>
          </table:table-cell>
          <table:table-cell table:style-name="ce201"/>
          <table:table-cell table:style-name="ce202" table:number-columns-repeated="3"/>
          <table:table-cell table:style-name="ce203" table:formula="of:=([.D28]-[.C28])-[.E28]+[.F28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8]+1" office:value-type="date" office:date-value="2019-11-26" calcext:value-type="date">
            <text:p>26.11.19</text:p>
          </table:table-cell>
          <table:table-cell table:style-name="ce200" table:formula="of:=WEEKDAY([.A29])" office:value-type="date" office:date-value="1900-01-02" calcext:value-type="date">
            <text:p>Di</text:p>
          </table:table-cell>
          <table:table-cell table:style-name="ce201"/>
          <table:table-cell table:style-name="ce202" table:number-columns-repeated="3"/>
          <table:table-cell table:style-name="ce203" table:formula="of:=([.D29]-[.C29])-[.E29]+[.F29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29]+1" office:value-type="date" office:date-value="2019-11-27" calcext:value-type="date">
            <text:p>27.11.19</text:p>
          </table:table-cell>
          <table:table-cell table:style-name="ce200" table:formula="of:=WEEKDAY([.A30])" office:value-type="date" office:date-value="1900-01-03" calcext:value-type="date">
            <text:p>Mi</text:p>
          </table:table-cell>
          <table:table-cell table:style-name="ce201"/>
          <table:table-cell table:style-name="ce202" table:number-columns-repeated="3"/>
          <table:table-cell table:style-name="ce203" table:formula="of:=([.D30]-[.C30])-[.E30]+[.F30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30]+1" office:value-type="date" office:date-value="2019-11-28" calcext:value-type="date">
            <text:p>28.11.19</text:p>
          </table:table-cell>
          <table:table-cell table:style-name="ce200" table:formula="of:=WEEKDAY([.A31])" office:value-type="date" office:date-value="1900-01-04" calcext:value-type="date">
            <text:p>Do</text:p>
          </table:table-cell>
          <table:table-cell table:style-name="ce201"/>
          <table:table-cell table:style-name="ce202" table:number-columns-repeated="3"/>
          <table:table-cell table:style-name="ce203" table:formula="of:=([.D31]-[.C31])-[.E31]+[.F31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31]+1" office:value-type="date" office:date-value="2019-11-29" calcext:value-type="date">
            <text:p>29.11.19</text:p>
          </table:table-cell>
          <table:table-cell table:style-name="ce200" table:formula="of:=WEEKDAY([.A32])" office:value-type="date" office:date-value="1900-01-05" calcext:value-type="date">
            <text:p>Fr</text:p>
          </table:table-cell>
          <table:table-cell table:style-name="ce201"/>
          <table:table-cell table:style-name="ce202" table:number-columns-repeated="3"/>
          <table:table-cell table:style-name="ce203" table:formula="of:=([.D32]-[.C32])-[.E32]+[.F32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4">
          <table:table-cell table:style-name="ce199" table:formula="of:=[.A32]+1" office:value-type="date" office:date-value="2019-11-30" calcext:value-type="date">
            <text:p>30.11.19</text:p>
          </table:table-cell>
          <table:table-cell table:style-name="ce200" table:formula="of:=WEEKDAY([.A33])" office:value-type="date" office:date-value="1900-01-06" calcext:value-type="date">
            <text:p>Sa</text:p>
          </table:table-cell>
          <table:table-cell table:style-name="ce201"/>
          <table:table-cell table:style-name="ce202" table:number-columns-repeated="3"/>
          <table:table-cell table:style-name="ce203" table:formula="of:=([.D33]-[.C33])-[.E33]+[.F33]" office:value-type="time" office:time-value="PT00H00M00S" calcext:value-type="time">
            <text:p>00:00</text:p>
          </table:table-cell>
          <table:table-cell table:style-name="ce205"/>
          <table:table-cell table:style-name="ce206" table:content-validation-name="val7"/>
          <table:table-cell table:number-columns-repeated="1015"/>
        </table:table-row>
        <table:table-row table:style-name="ro8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Oktober.G42]" office:value-type="time" office:time-value="-PT1680H00M00S" calcext:value-type="time">
            <text:p>-168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1680H00M00S" calcext:value-type="time">
            <text:p>-168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3]" office:value-type="time" office:time-value="PT160H00M00S" calcext:value-type="time">
            <text:p>16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1840H00M00S" calcext:value-type="time">
            <text:p>-1840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23]" office:value-type="float" office:value="20" calcext:value-type="float">
            <text:p>2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23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23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23]" office:value-type="float" office:value="20" calcext:value-type="float">
            <text:p>20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November.A4:November.I33">
            <calcext:condition calcext:apply-style-name="Weekend" calcext:value="formula-is(OR([.$B4]=1; [.$B4]=7; [.$I4]=[$Übersicht.$D$47]))" calcext:base-cell-address="November.A4"/>
            <calcext:condition calcext:apply-style-name="Free" calcext:value="formula-is(NOT(ISNA(MATCH([.$I4];[$Übersicht.$E$47:.$Z$47];0))))" calcext:base-cell-address="November.A4"/>
            <calcext:condition calcext:apply-style-name="Overtime" calcext:value="formula-is([.$I4]=[$Übersicht.$B$47])" calcext:base-cell-address="November.A4"/>
          </calcext:conditional-format>
        </calcext:conditional-formats>
      </table:table>
      <table:table table:name="Dez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1" table:visibility="collapse" table:default-cell-style-name="Default"/>
        <table:table-column table:style-name="co11" table:number-columns-repeated="1014" table:default-cell-style-name="ce3"/>
        <table:table-row table:style-name="ro6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/>
          <table:table-cell table:style-name="ce57" table:formula="of:=[.A4]" office:value-type="date" office:date-value="2019-12-01" calcext:value-type="date">
            <text:p>Dezember 2019</text:p>
          </table:table-cell>
          <table:table-cell table:number-columns-repeated="1015"/>
        </table:table-row>
        <table:table-row table:style-name="ro6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/>
          <table:table-cell table:style-name="ce23"/>
          <table:table-cell table:number-columns-repeated="1015"/>
        </table:table-row>
        <table:table-row table:style-name="ro7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5"/>
        </table:table-row>
        <table:table-row table:style-name="ro4">
          <table:table-cell table:style-name="ce207" table:formula="of:=DATE([$Übersicht.$B$2]; 12;1)" office:value-type="date" office:date-value="2019-12-01" calcext:value-type="date">
            <text:p>01.12.19</text:p>
          </table:table-cell>
          <table:table-cell table:style-name="ce208" table:formula="of:=WEEKDAY([.A4])" office:value-type="date" office:date-value="1899-12-31" calcext:value-type="date">
            <text:p>So</text:p>
          </table:table-cell>
          <table:table-cell table:style-name="ce209"/>
          <table:table-cell table:style-name="ce210" table:number-columns-repeated="3"/>
          <table:table-cell table:style-name="ce211" table:formula="of:=([.D4]-[.C4])-[.E4]+[.F4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4]+1" office:value-type="date" office:date-value="2019-12-02" calcext:value-type="date">
            <text:p>02.12.19</text:p>
          </table:table-cell>
          <table:table-cell table:style-name="ce208" table:formula="of:=WEEKDAY([.A5])" office:value-type="date" office:date-value="1900-01-01" calcext:value-type="date">
            <text:p>Mo</text:p>
          </table:table-cell>
          <table:table-cell table:style-name="ce209"/>
          <table:table-cell table:style-name="ce210" table:number-columns-repeated="3"/>
          <table:table-cell table:style-name="ce211" table:formula="of:=([.D5]-[.C5])-[.E5]+[.F5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5]+1" office:value-type="date" office:date-value="2019-12-03" calcext:value-type="date">
            <text:p>03.12.19</text:p>
          </table:table-cell>
          <table:table-cell table:style-name="ce208" table:formula="of:=WEEKDAY([.A6])" office:value-type="date" office:date-value="1900-01-02" calcext:value-type="date">
            <text:p>Di</text:p>
          </table:table-cell>
          <table:table-cell table:style-name="ce209"/>
          <table:table-cell table:style-name="ce210" table:number-columns-repeated="3"/>
          <table:table-cell table:style-name="ce211" table:formula="of:=([.D6]-[.C6])-[.E6]+[.F6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6]+1" office:value-type="date" office:date-value="2019-12-04" calcext:value-type="date">
            <text:p>04.12.19</text:p>
          </table:table-cell>
          <table:table-cell table:style-name="ce208" table:formula="of:=WEEKDAY([.A7])" office:value-type="date" office:date-value="1900-01-03" calcext:value-type="date">
            <text:p>Mi</text:p>
          </table:table-cell>
          <table:table-cell table:style-name="ce209"/>
          <table:table-cell table:style-name="ce210" table:number-columns-repeated="3"/>
          <table:table-cell table:style-name="ce211" table:formula="of:=([.D7]-[.C7])-[.E7]+[.F7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7]+1" office:value-type="date" office:date-value="2019-12-05" calcext:value-type="date">
            <text:p>05.12.19</text:p>
          </table:table-cell>
          <table:table-cell table:style-name="ce208" table:formula="of:=WEEKDAY([.A8])" office:value-type="date" office:date-value="1900-01-04" calcext:value-type="date">
            <text:p>Do</text:p>
          </table:table-cell>
          <table:table-cell table:style-name="ce209"/>
          <table:table-cell table:style-name="ce210" table:number-columns-repeated="3"/>
          <table:table-cell table:style-name="ce211" table:formula="of:=([.D8]-[.C8])-[.E8]+[.F8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8]+1" office:value-type="date" office:date-value="2019-12-06" calcext:value-type="date">
            <text:p>06.12.19</text:p>
          </table:table-cell>
          <table:table-cell table:style-name="ce208" table:formula="of:=WEEKDAY([.A9])" office:value-type="date" office:date-value="1900-01-05" calcext:value-type="date">
            <text:p>Fr</text:p>
          </table:table-cell>
          <table:table-cell table:style-name="ce209"/>
          <table:table-cell table:style-name="ce210" table:number-columns-repeated="3"/>
          <table:table-cell table:style-name="ce211" table:formula="of:=([.D9]-[.C9])-[.E9]+[.F9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9]+1" office:value-type="date" office:date-value="2019-12-07" calcext:value-type="date">
            <text:p>07.12.19</text:p>
          </table:table-cell>
          <table:table-cell table:style-name="ce208" table:formula="of:=WEEKDAY([.A10])" office:value-type="date" office:date-value="1900-01-06" calcext:value-type="date">
            <text:p>Sa</text:p>
          </table:table-cell>
          <table:table-cell table:style-name="ce209"/>
          <table:table-cell table:style-name="ce210" table:number-columns-repeated="3"/>
          <table:table-cell table:style-name="ce211" table:formula="of:=([.D10]-[.C10])-[.E10]+[.F10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0]+1" office:value-type="date" office:date-value="2019-12-08" calcext:value-type="date">
            <text:p>08.12.19</text:p>
          </table:table-cell>
          <table:table-cell table:style-name="ce208" table:formula="of:=WEEKDAY([.A11])" office:value-type="date" office:date-value="1899-12-31" calcext:value-type="date">
            <text:p>So</text:p>
          </table:table-cell>
          <table:table-cell table:style-name="ce209"/>
          <table:table-cell table:style-name="ce210" table:number-columns-repeated="3"/>
          <table:table-cell table:style-name="ce211" table:formula="of:=([.D11]-[.C11])-[.E11]+[.F11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1]+1" office:value-type="date" office:date-value="2019-12-09" calcext:value-type="date">
            <text:p>09.12.19</text:p>
          </table:table-cell>
          <table:table-cell table:style-name="ce208" table:formula="of:=WEEKDAY([.A12])" office:value-type="date" office:date-value="1900-01-01" calcext:value-type="date">
            <text:p>Mo</text:p>
          </table:table-cell>
          <table:table-cell table:style-name="ce209"/>
          <table:table-cell table:style-name="ce210" table:number-columns-repeated="3"/>
          <table:table-cell table:style-name="ce211" table:formula="of:=([.D12]-[.C12])-[.E12]+[.F12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2]+1" office:value-type="date" office:date-value="2019-12-10" calcext:value-type="date">
            <text:p>10.12.19</text:p>
          </table:table-cell>
          <table:table-cell table:style-name="ce208" table:formula="of:=WEEKDAY([.A13])" office:value-type="date" office:date-value="1900-01-02" calcext:value-type="date">
            <text:p>Di</text:p>
          </table:table-cell>
          <table:table-cell table:style-name="ce209"/>
          <table:table-cell table:style-name="ce210" table:number-columns-repeated="3"/>
          <table:table-cell table:style-name="ce211" table:formula="of:=([.D13]-[.C13])-[.E13]+[.F13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3]+1" office:value-type="date" office:date-value="2019-12-11" calcext:value-type="date">
            <text:p>11.12.19</text:p>
          </table:table-cell>
          <table:table-cell table:style-name="ce208" table:formula="of:=WEEKDAY([.A14])" office:value-type="date" office:date-value="1900-01-03" calcext:value-type="date">
            <text:p>Mi</text:p>
          </table:table-cell>
          <table:table-cell table:style-name="ce209"/>
          <table:table-cell table:style-name="ce210" table:number-columns-repeated="3"/>
          <table:table-cell table:style-name="ce211" table:formula="of:=([.D14]-[.C14])-[.E14]+[.F14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1">
          <table:table-cell table:style-name="ce207" table:formula="of:=[.A14]+1" office:value-type="date" office:date-value="2019-12-12" calcext:value-type="date">
            <text:p>12.12.19</text:p>
          </table:table-cell>
          <table:table-cell table:style-name="ce208" table:formula="of:=WEEKDAY([.A15])" office:value-type="date" office:date-value="1900-01-04" calcext:value-type="date">
            <text:p>Do</text:p>
          </table:table-cell>
          <table:table-cell table:style-name="ce209"/>
          <table:table-cell table:style-name="ce210" table:number-columns-repeated="3"/>
          <table:table-cell table:style-name="ce211" table:formula="of:=([.D15]-[.C15])-[.E15]+[.F15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5]+1" office:value-type="date" office:date-value="2019-12-13" calcext:value-type="date">
            <text:p>13.12.19</text:p>
          </table:table-cell>
          <table:table-cell table:style-name="ce208" table:formula="of:=WEEKDAY([.A16])" office:value-type="date" office:date-value="1900-01-05" calcext:value-type="date">
            <text:p>Fr</text:p>
          </table:table-cell>
          <table:table-cell table:style-name="ce209"/>
          <table:table-cell table:style-name="ce210" table:number-columns-repeated="3"/>
          <table:table-cell table:style-name="ce211" table:formula="of:=([.D16]-[.C16])-[.E16]+[.F16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6]+1" office:value-type="date" office:date-value="2019-12-14" calcext:value-type="date">
            <text:p>14.12.19</text:p>
          </table:table-cell>
          <table:table-cell table:style-name="ce208" table:formula="of:=WEEKDAY([.A17])" office:value-type="date" office:date-value="1900-01-06" calcext:value-type="date">
            <text:p>Sa</text:p>
          </table:table-cell>
          <table:table-cell table:style-name="ce209"/>
          <table:table-cell table:style-name="ce210" table:number-columns-repeated="3"/>
          <table:table-cell table:style-name="ce211" table:formula="of:=([.D17]-[.C17])-[.E17]+[.F17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7]+1" office:value-type="date" office:date-value="2019-12-15" calcext:value-type="date">
            <text:p>15.12.19</text:p>
          </table:table-cell>
          <table:table-cell table:style-name="ce208" table:formula="of:=WEEKDAY([.A18])" office:value-type="date" office:date-value="1899-12-31" calcext:value-type="date">
            <text:p>So</text:p>
          </table:table-cell>
          <table:table-cell table:style-name="ce209"/>
          <table:table-cell table:style-name="ce210" table:number-columns-repeated="3"/>
          <table:table-cell table:style-name="ce211" table:formula="of:=([.D18]-[.C18])-[.E18]+[.F18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8]+1" office:value-type="date" office:date-value="2019-12-16" calcext:value-type="date">
            <text:p>16.12.19</text:p>
          </table:table-cell>
          <table:table-cell table:style-name="ce208" table:formula="of:=WEEKDAY([.A19])" office:value-type="date" office:date-value="1900-01-01" calcext:value-type="date">
            <text:p>Mo</text:p>
          </table:table-cell>
          <table:table-cell table:style-name="ce209"/>
          <table:table-cell table:style-name="ce210" table:number-columns-repeated="3"/>
          <table:table-cell table:style-name="ce211" table:formula="of:=([.D19]-[.C19])-[.E19]+[.F19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19]+1" office:value-type="date" office:date-value="2019-12-17" calcext:value-type="date">
            <text:p>17.12.19</text:p>
          </table:table-cell>
          <table:table-cell table:style-name="ce208" table:formula="of:=WEEKDAY([.A20])" office:value-type="date" office:date-value="1900-01-02" calcext:value-type="date">
            <text:p>Di</text:p>
          </table:table-cell>
          <table:table-cell table:style-name="ce209"/>
          <table:table-cell table:style-name="ce210" table:number-columns-repeated="3"/>
          <table:table-cell table:style-name="ce211" table:formula="of:=([.D20]-[.C20])-[.E20]+[.F20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20]+1" office:value-type="date" office:date-value="2019-12-18" calcext:value-type="date">
            <text:p>18.12.19</text:p>
          </table:table-cell>
          <table:table-cell table:style-name="ce208" table:formula="of:=WEEKDAY([.A21])" office:value-type="date" office:date-value="1900-01-03" calcext:value-type="date">
            <text:p>Mi</text:p>
          </table:table-cell>
          <table:table-cell table:style-name="ce209"/>
          <table:table-cell table:style-name="ce210" table:number-columns-repeated="3"/>
          <table:table-cell table:style-name="ce211" table:formula="of:=([.D21]-[.C21])-[.E21]+[.F21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21]+1" office:value-type="date" office:date-value="2019-12-19" calcext:value-type="date">
            <text:p>19.12.19</text:p>
          </table:table-cell>
          <table:table-cell table:style-name="ce208" table:formula="of:=WEEKDAY([.A22])" office:value-type="date" office:date-value="1900-01-04" calcext:value-type="date">
            <text:p>Do</text:p>
          </table:table-cell>
          <table:table-cell table:style-name="ce209"/>
          <table:table-cell table:style-name="ce210" table:number-columns-repeated="3"/>
          <table:table-cell table:style-name="ce211" table:formula="of:=([.D22]-[.C22])-[.E22]+[.F22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22]+1" office:value-type="date" office:date-value="2019-12-20" calcext:value-type="date">
            <text:p>20.12.19</text:p>
          </table:table-cell>
          <table:table-cell table:style-name="ce208" table:formula="of:=WEEKDAY([.A23])" office:value-type="date" office:date-value="1900-01-05" calcext:value-type="date">
            <text:p>Fr</text:p>
          </table:table-cell>
          <table:table-cell table:style-name="ce209"/>
          <table:table-cell table:style-name="ce210" table:number-columns-repeated="3"/>
          <table:table-cell table:style-name="ce211" table:formula="of:=([.D23]-[.C23])-[.E23]+[.F23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23]+1" office:value-type="date" office:date-value="2019-12-21" calcext:value-type="date">
            <text:p>21.12.19</text:p>
          </table:table-cell>
          <table:table-cell table:style-name="ce208" table:formula="of:=WEEKDAY([.A24])" office:value-type="date" office:date-value="1900-01-06" calcext:value-type="date">
            <text:p>Sa</text:p>
          </table:table-cell>
          <table:table-cell table:style-name="ce209"/>
          <table:table-cell table:style-name="ce210" table:number-columns-repeated="3"/>
          <table:table-cell table:style-name="ce211" table:formula="of:=([.D24]-[.C24])-[.E24]+[.F24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24]+1" office:value-type="date" office:date-value="2019-12-22" calcext:value-type="date">
            <text:p>22.12.19</text:p>
          </table:table-cell>
          <table:table-cell table:style-name="ce208" table:formula="of:=WEEKDAY([.A25])" office:value-type="date" office:date-value="1899-12-31" calcext:value-type="date">
            <text:p>So</text:p>
          </table:table-cell>
          <table:table-cell table:style-name="ce209"/>
          <table:table-cell table:style-name="ce210" table:number-columns-repeated="3"/>
          <table:table-cell table:style-name="ce211" table:formula="of:=([.D25]-[.C25])-[.E25]+[.F25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25]+1" office:value-type="date" office:date-value="2019-12-23" calcext:value-type="date">
            <text:p>23.12.19</text:p>
          </table:table-cell>
          <table:table-cell table:style-name="ce208" table:formula="of:=WEEKDAY([.A26])" office:value-type="date" office:date-value="1900-01-01" calcext:value-type="date">
            <text:p>Mo</text:p>
          </table:table-cell>
          <table:table-cell table:style-name="ce209"/>
          <table:table-cell table:style-name="ce210" table:number-columns-repeated="3"/>
          <table:table-cell table:style-name="ce211" table:formula="of:=([.D26]-[.C26])-[.E26]+[.F26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1">
          <table:table-cell table:style-name="ce207" table:formula="of:=[.A26]+1" office:value-type="date" office:date-value="2019-12-24" calcext:value-type="date">
            <text:p>24.12.19</text:p>
          </table:table-cell>
          <table:table-cell table:style-name="ce208" table:formula="of:=WEEKDAY([.A27])" office:value-type="date" office:date-value="1900-01-02" calcext:value-type="date">
            <text:p>Di</text:p>
          </table:table-cell>
          <table:table-cell table:style-name="ce209"/>
          <table:table-cell table:style-name="ce210" table:number-columns-repeated="3"/>
          <table:table-cell table:style-name="ce211" table:formula="of:=([.D27]-[.C27])-[.E27]+[.F27]" office:value-type="time" office:time-value="PT00H00M00S" calcext:value-type="time">
            <text:p>00:00</text:p>
          </table:table-cell>
          <table:table-cell table:style-name="ce213" table:formula="of:=[$Übersicht.$A$42]" office:value-type="string" office:string-value="Heiligabend" calcext:value-type="string">
            <text:p>Heiligabend</text:p>
          </table:table-cell>
          <table:table-cell table:style-name="ce214" table:content-validation-name="val7" office:value-type="string" calcext:value-type="string">
            <text:p>Feiertag</text:p>
          </table:table-cell>
          <table:table-cell table:number-columns-repeated="1015"/>
        </table:table-row>
        <table:table-row table:style-name="ro1">
          <table:table-cell table:style-name="ce207" table:formula="of:=[.A27]+1" office:value-type="date" office:date-value="2019-12-25" calcext:value-type="date">
            <text:p>25.12.19</text:p>
          </table:table-cell>
          <table:table-cell table:style-name="ce208" table:formula="of:=WEEKDAY([.A28])" office:value-type="date" office:date-value="1900-01-03" calcext:value-type="date">
            <text:p>Mi</text:p>
          </table:table-cell>
          <table:table-cell table:style-name="ce209"/>
          <table:table-cell table:style-name="ce210" table:number-columns-repeated="3"/>
          <table:table-cell table:style-name="ce211" table:formula="of:=([.D28]-[.C28])-[.E28]+[.F28]" office:value-type="time" office:time-value="PT00H00M00S" calcext:value-type="time">
            <text:p>00:00</text:p>
          </table:table-cell>
          <table:table-cell table:style-name="ce213" table:formula="of:=[$Übersicht.$A$43]" office:value-type="string" office:string-value="1. Weihanchtsfeiertag" calcext:value-type="string">
            <text:p>1. Weihanchtsfeiertag</text:p>
          </table:table-cell>
          <table:table-cell table:style-name="ce214" table:content-validation-name="val7" office:value-type="string" calcext:value-type="string">
            <text:p>Feiertag</text:p>
          </table:table-cell>
          <table:table-cell table:number-columns-repeated="1015"/>
        </table:table-row>
        <table:table-row table:style-name="ro1">
          <table:table-cell table:style-name="ce207" table:formula="of:=[.A28]+1" office:value-type="date" office:date-value="2019-12-26" calcext:value-type="date">
            <text:p>26.12.19</text:p>
          </table:table-cell>
          <table:table-cell table:style-name="ce208" table:formula="of:=WEEKDAY([.A29])" office:value-type="date" office:date-value="1900-01-04" calcext:value-type="date">
            <text:p>Do</text:p>
          </table:table-cell>
          <table:table-cell table:style-name="ce209"/>
          <table:table-cell table:style-name="ce210" table:number-columns-repeated="3"/>
          <table:table-cell table:style-name="ce211" table:formula="of:=([.D29]-[.C29])-[.E29]+[.F29]" office:value-type="time" office:time-value="PT00H00M00S" calcext:value-type="time">
            <text:p>00:00</text:p>
          </table:table-cell>
          <table:table-cell table:style-name="ce213" table:formula="of:=[$Übersicht.$A$44]" office:value-type="string" office:string-value="2. Weihnachstfeiertag" calcext:value-type="string">
            <text:p>2. Weihnachstfeiertag</text:p>
          </table:table-cell>
          <table:table-cell table:style-name="ce214" table:content-validation-name="val7" office:value-type="string" calcext:value-type="string">
            <text:p>Feiertag</text:p>
          </table:table-cell>
          <table:table-cell table:number-columns-repeated="1015"/>
        </table:table-row>
        <table:table-row table:style-name="ro4">
          <table:table-cell table:style-name="ce207" table:formula="of:=[.A29]+1" office:value-type="date" office:date-value="2019-12-27" calcext:value-type="date">
            <text:p>27.12.19</text:p>
          </table:table-cell>
          <table:table-cell table:style-name="ce208" table:formula="of:=WEEKDAY([.A30])" office:value-type="date" office:date-value="1900-01-05" calcext:value-type="date">
            <text:p>Fr</text:p>
          </table:table-cell>
          <table:table-cell table:style-name="ce209"/>
          <table:table-cell table:style-name="ce210" table:number-columns-repeated="3"/>
          <table:table-cell table:style-name="ce211" table:formula="of:=([.D30]-[.C30])-[.E30]+[.F30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30]+1" office:value-type="date" office:date-value="2019-12-28" calcext:value-type="date">
            <text:p>28.12.19</text:p>
          </table:table-cell>
          <table:table-cell table:style-name="ce208" table:formula="of:=WEEKDAY([.A31])" office:value-type="date" office:date-value="1900-01-06" calcext:value-type="date">
            <text:p>Sa</text:p>
          </table:table-cell>
          <table:table-cell table:style-name="ce209"/>
          <table:table-cell table:style-name="ce210" table:number-columns-repeated="3"/>
          <table:table-cell table:style-name="ce211" table:formula="of:=([.D31]-[.C31])-[.E31]+[.F31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31]+1" office:value-type="date" office:date-value="2019-12-29" calcext:value-type="date">
            <text:p>29.12.19</text:p>
          </table:table-cell>
          <table:table-cell table:style-name="ce208" table:formula="of:=WEEKDAY([.A32])" office:value-type="date" office:date-value="1899-12-31" calcext:value-type="date">
            <text:p>So</text:p>
          </table:table-cell>
          <table:table-cell table:style-name="ce209"/>
          <table:table-cell table:style-name="ce210" table:number-columns-repeated="3"/>
          <table:table-cell table:style-name="ce211" table:formula="of:=([.D32]-[.C32])-[.E32]+[.F32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4">
          <table:table-cell table:style-name="ce207" table:formula="of:=[.A32]+1" office:value-type="date" office:date-value="2019-12-30" calcext:value-type="date">
            <text:p>30.12.19</text:p>
          </table:table-cell>
          <table:table-cell table:style-name="ce208" table:formula="of:=WEEKDAY([.A33])" office:value-type="date" office:date-value="1900-01-01" calcext:value-type="date">
            <text:p>Mo</text:p>
          </table:table-cell>
          <table:table-cell table:style-name="ce209"/>
          <table:table-cell table:style-name="ce210" table:number-columns-repeated="3"/>
          <table:table-cell table:style-name="ce211" table:formula="of:=([.D33]-[.C33])-[.E33]+[.F33]" office:value-type="time" office:time-value="PT00H00M00S" calcext:value-type="time">
            <text:p>00:00</text:p>
          </table:table-cell>
          <table:table-cell table:style-name="ce212"/>
          <table:table-cell table:style-name="ce214" table:content-validation-name="val7"/>
          <table:table-cell table:number-columns-repeated="1015"/>
        </table:table-row>
        <table:table-row table:style-name="ro1">
          <table:table-cell table:style-name="ce207" table:formula="of:=[.A33]+1" office:value-type="date" office:date-value="2019-12-31" calcext:value-type="date">
            <text:p>31.12.19</text:p>
          </table:table-cell>
          <table:table-cell table:style-name="ce208" table:formula="of:=WEEKDAY([.A34])" office:value-type="date" office:date-value="1900-01-02" calcext:value-type="date">
            <text:p>Di</text:p>
          </table:table-cell>
          <table:table-cell table:style-name="ce209"/>
          <table:table-cell table:style-name="ce210" table:number-columns-repeated="3"/>
          <table:table-cell table:style-name="ce211" table:formula="of:=([.D34]-[.C34])-[.E34]+[.F34]" office:value-type="time" office:time-value="PT00H00M00S" calcext:value-type="time">
            <text:p>00:00</text:p>
          </table:table-cell>
          <table:table-cell table:style-name="ce213" table:formula="of:=[$Übersicht.$A$45]" office:value-type="string" office:string-value="Sylvester" calcext:value-type="string">
            <text:p>Sylvester</text:p>
          </table:table-cell>
          <table:table-cell table:style-name="ce214" table:content-validation-name="val7" office:value-type="string" calcext:value-type="string">
            <text:p>Feiertag</text:p>
          </table:table-cell>
          <table:table-cell table:number-columns-repeated="1015"/>
        </table:table-row>
        <table:table-row table:style-name="ro8">
          <table:table-cell table:style-name="ce103" table:number-columns-repeated="6"/>
          <table:table-cell table:style-name="ce51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53" table:formula="of:=[November.G42]" office:value-type="time" office:time-value="-PT1840H00M00S" calcext:value-type="time">
            <text:p>-184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53" table:formula="of:=SUM([.G36:.G37])" office:value-type="time" office:time-value="-PT1840H00M00S" calcext:value-type="time">
            <text:p>-1840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4]" office:value-type="time" office:time-value="PT144H00M00S" calcext:value-type="time">
            <text:p>144:00</text:p>
          </table:table-cell>
          <table:table-cell table:style-name="ce103"/>
          <table:table-cell table:number-columns-repeated="1016"/>
        </table:table-row>
        <table:table-row table:style-name="ro8">
          <table:table-cell table:style-name="ce39"/>
          <table:table-cell table:style-name="ce103" table:number-columns-repeated="5"/>
          <table:table-cell table:style-name="ce54"/>
          <table:table-cell table:style-name="ce103"/>
          <table:table-cell table:number-columns-repeated="1016"/>
        </table:table-row>
        <table:table-row table:style-name="ro8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55" table:formula="of:=[.G39]-[.G40]" office:value-type="time" office:time-value="-PT1984H00M00S" calcext:value-type="time">
            <text:p>-1984:00</text:p>
          </table:table-cell>
          <table:table-cell table:style-name="ce103"/>
          <table:table-cell table:number-columns-repeated="1016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rbeitstage</text:p>
          </table:table-cell>
          <table:table-cell table:style-name="ce43" table:formula="of:=[$Übersicht.$C$24]" office:value-type="float" office:value="18" calcext:value-type="float">
            <text:p>18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Urlaub</text:p>
          </table:table-cell>
          <table:table-cell table:style-name="ce44" table:formula="of:=[$Übersicht.$D$24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Krankheit</text:p>
          </table:table-cell>
          <table:table-cell table:style-name="ce43" table:formula="of:=[$Übersicht.$E$24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Tage gearbeitet</text:p>
          </table:table-cell>
          <table:table-cell table:style-name="ce45" table:formula="of:=[$Übersicht.$G$24]" office:value-type="float" office:value="18" calcext:value-type="float">
            <text:p>18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Dezember.A4:Dezember.I34">
            <calcext:condition calcext:apply-style-name="Weekend" calcext:value="formula-is(OR([.$B4]=1; [.$B4]=7; [.$I4]=[$Übersicht.$D$47]))" calcext:base-cell-address="Dezember.A4"/>
            <calcext:condition calcext:apply-style-name="Free" calcext:value="formula-is(NOT(ISNA(MATCH([.$I4];[$Übersicht.$E$47:.$Z$47];0))))" calcext:base-cell-address="Dezember.A4"/>
            <calcext:condition calcext:apply-style-name="Overtime" calcext:value="formula-is([.$I4]=[$Übersicht.$B$47])" calcext:base-cell-address="Dezember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 number:style="long"/>
      <number:text>:</number:text>
      <number:minutes number:style="long"/>
    </number:tim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date-style style:name="N115">
      <number:day-of-week/>
    </number:date-style>
    <number:date-style style:name="N116">
      <number:month number:style="long" number:textual="true"/>
      <number:text> </number:text>
      <number:year number:style="long"/>
    </number:date-style>
    <number:number-style style:name="N117">
      <number:number number:decimal-places="1" loext:min-decimal-places="1" number:min-integer-digits="1"/>
    </number:number-style>
    <number:date-style style:name="N118">
      <number:day number:style="long"/>
    </number:date-style>
    <number:date-style style:name="N119">
      <number:year number:style="long"/>
    </number:date-style>
    <number:date-style style:name="N120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0107" number:language="de" number:country="DE">
      <number:month number:style="long" number:textual="true"/>
      <number:text> </number:text>
      <number:year number:style="long"/>
    </number:date-style>
    <number:date-style style:name="N10108" number:language="de" number:country="DE">
      <number:day-of-week/>
    </number:date-style>
    <number:date-style style:name="N10109" number:language="de" number:country="DE">
      <number:day-of-week/>
      <number:text>, </number:text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-of-week/>
      <number:text>, </number:text>
      <number:day number:style="long"/>
      <number:text>. </number:text>
      <number:month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ree" style:family="table-cell" style:parent-style-name="Default">
      <style:table-cell-properties fo:background-color="#ffffcc"/>
    </style:style>
    <style:style style:name="Weekend" style:family="table-cell" style:parent-style-name="Default">
      <style:table-cell-properties fo:background-color="#b3b3b3"/>
    </style:style>
    <style:style style:name="Overtime" style:family="table-cell" style:parent-style-name="Default">
      <style:table-cell-properties fo:background-color="#bddd8d"/>
    </style:style>
    <style:style style:name="Alter" style:family="table-cell" style:parent-style-name="Default">
      <style:table-cell-properties fo:background-color="#ff420e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7:48:52.557649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Sundermeyer</meta:initial-creator>
    <meta:creation-date>2011-01-05T08:14:34</meta:creation-date>
    <dc:date>2018-12-06T17:55:29.065547047</dc:date>
    <meta:editing-duration>P5DT14H5M48S</meta:editing-duration>
    <meta:editing-cycles>78</meta:editing-cycles>
    <meta:generator>LibreOffice/6.1.3.2$Linux_X86_64 LibreOffice_project/10$Build-2</meta:generator>
    <meta:print-date>2011-12-13T12:17:56</meta:print-date>
    <meta:printed-by>Julian Zwickl</meta:printed-by>
    <meta:document-statistic meta:table-count="13" meta:cell-count="1720" meta:object-count="0"/>
  </office:meta>
</office:document-meta>
</file>